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16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652cm"/>
    </style:style>
    <style:style style:name="co18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2.709cm"/>
    </style:style>
    <style:style style:name="co19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6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2cm"/>
    </style:style>
    <style:style style:name="co10" style:family="table-column">
      <style:table-column-properties fo:break-before="auto" style:column-width="1.842cm"/>
    </style:style>
    <style:style style:name="co11" style:family="table-column">
      <style:table-column-properties fo:break-before="auto" style:column-width="1.545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291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0.91cm"/>
    </style:style>
    <style:style style:name="co24" style:family="table-column">
      <style:table-column-properties fo:break-before="auto" style:column-width="2.307cm"/>
    </style:style>
    <style:style style:name="co25" style:family="table-column">
      <style:table-column-properties fo:break-before="auto" style:column-width="2.096cm"/>
    </style:style>
    <style:style style:name="co26" style:family="table-column">
      <style:table-column-properties fo:break-before="auto" style:column-width="1.33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08cm"/>
    </style:style>
    <style:style style:name="co29" style:family="table-column">
      <style:table-column-properties fo:break-before="auto" style:column-width="1.616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4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9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1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15" style:family="table-cell" style:parent-style-name="Default" style:data-style-name="N0">
      <style:table-cell-properties fo:background-color="#81d41a"/>
    </style:style>
    <style:style style:name="ce31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sformed_by_Data_Page" table:style-name="ta3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5"/>
        <table:table-column table:style-name="co12" table:default-cell-style-name="ce18"/>
        <table:table-column table:style-name="co13" table:number-columns-repeated="2" table:default-cell-style-name="ce18"/>
        <table:table-column table:style-name="co14" table:default-cell-style-name="ce18"/>
        <table:table-column table:style-name="co15" table:default-cell-style-name="ce15"/>
        <table:table-column table:style-name="co16" table:default-cell-style-name="ce18"/>
        <table:table-column table:style-name="co17" table:number-columns-repeated="3" table:default-cell-style-name="ce18"/>
        <table:table-column table:style-name="co24" table:default-cell-style-name="ce15"/>
        <table:table-column table:style-name="co14" table:number-columns-repeated="3" table:default-cell-style-name="ce18"/>
        <table:table-column table:style-name="co17" table:default-cell-style-name="ce18"/>
        <table:table-column table:style-name="co25" table:default-cell-style-name="ce15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8"/>
        <table:table-column table:style-name="co18" table:number-columns-repeated="997" table:default-cell-style-name="ce18"/>
        <table:table-column table:style-name="co19" table:number-columns-repeated="15361" table:default-cell-style-name="ce18"/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3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16359"/>
        </table:table-row>
        <table:table-row table:style-name="ro4">
          <table:table-cell table:style-name="ce2" office:value-type="string" calcext:value-type="string">
            <text:p>orde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1635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3]=&quot;hybrid&quot;;0;IF([.T3]=&quot;LNG&quot;;0.5;IF([.T3]=&quot;Fuel &amp; LNG&quot;;1;IF([.T3]=&quot;Heavy Fuel Oil&quot;;3;IF([.T3]=&quot;Sail&quot;;0;2)))))" office:value-type="float" office:value="2" calcext:value-type="float">
            <text:p>2</text:p>
          </table:table-cell>
          <table:table-cell table:formula="of:=IF([.O3]=0;2;INT([.O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J3]/10000)" office:value-type="float" office:value="22" calcext:value-type="float">
            <text:p>22</text:p>
          </table:table-cell>
          <table:table-cell table:formula="of:=[.U3]*[.V3]+[.W3]+[.X3]" office:value-type="float" office:value="38" calcext:value-type="float">
            <text:p>38</text:p>
          </table:table-cell>
          <table:table-cell table:formula="of:=INT([.Y3]*5/[.Y$3]+0.5)" office:value-type="float" office:value="5" calcext:value-type="float">
            <text:p>5</text:p>
          </table:table-cell>
          <table:table-cell table:number-columns-repeated="1635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NORWEGIAN EPIC</text:p>
          </table:table-cell>
          <table:table-cell table:style-name="ce21" office:value-type="string" calcext:value-type="string">
            <text:p>3110185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100" calcext:value-type="float">
            <text:p>4100</text:p>
          </table:table-cell>
          <table:table-cell table:style-name="ce21" office:value-type="float" office:value="329" calcext:value-type="float">
            <text:p>329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155873" calcext:value-type="float">
            <text:p>155873</text:p>
          </table:table-cell>
          <table:table-cell table:style-name="ce21" office:value-type="float" office:value="146495" calcext:value-type="float">
            <text:p>146495</text:p>
          </table:table-cell>
          <table:table-cell table:number-columns-repeated="2"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80400" calcext:value-type="float">
            <text:p>804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10850" calcext:value-type="float">
            <text:p>1085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4]=&quot;hybrid&quot;;0;IF([.T4]=&quot;LNG&quot;;0.5;IF([.T4]=&quot;Fuel &amp; LNG&quot;;1;IF([.T4]=&quot;Heavy Fuel Oil&quot;;3;IF([.T4]=&quot;Sail&quot;;0;2)))))" office:value-type="float" office:value="2" calcext:value-type="float">
            <text:p>2</text:p>
          </table:table-cell>
          <table:table-cell table:formula="of:=IF([.O4]=0;2;INT([.O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J4]/10000)" office:value-type="float" office:value="15" calcext:value-type="float">
            <text:p>15</text:p>
          </table:table-cell>
          <table:table-cell table:formula="of:=[.U4]*[.V4]+[.W4]+[.X4]" office:value-type="float" office:value="35" calcext:value-type="float">
            <text:p>35</text:p>
          </table:table-cell>
          <table:table-cell table:formula="of:=INT([.Y4]*5/[.Y$3]+0.5)" office:value-type="float" office:value="5" calcext:value-type="float">
            <text:p>5</text:p>
          </table:table-cell>
          <table:table-cell table:number-columns-repeated="1635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]=&quot;hybrid&quot;;0;IF([.T5]=&quot;LNG&quot;;0.5;IF([.T5]=&quot;Fuel &amp; LNG&quot;;1;IF([.T5]=&quot;Heavy Fuel Oil&quot;;3;IF([.T5]=&quot;Sail&quot;;0;2)))))" office:value-type="float" office:value="2" calcext:value-type="float">
            <text:p>2</text:p>
          </table:table-cell>
          <table:table-cell table:formula="of:=IF([.O5]=0;2;INT([.O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J5]/10000)" office:value-type="float" office:value="18" calcext:value-type="float">
            <text:p>18</text:p>
          </table:table-cell>
          <table:table-cell table:formula="of:=[.U5]*[.V5]+[.W5]+[.X5]" office:value-type="float" office:value="34" calcext:value-type="float">
            <text:p>34</text:p>
          </table:table-cell>
          <table:table-cell table:formula="of:=INT([.Y5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]=&quot;hybrid&quot;;0;IF([.T6]=&quot;LNG&quot;;0.5;IF([.T6]=&quot;Fuel &amp; LNG&quot;;1;IF([.T6]=&quot;Heavy Fuel Oil&quot;;3;IF([.T6]=&quot;Sail&quot;;0;2)))))" office:value-type="float" office:value="2" calcext:value-type="float">
            <text:p>2</text:p>
          </table:table-cell>
          <table:table-cell table:formula="of:=IF([.O6]=0;2;INT([.O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J6]/10000)" office:value-type="float" office:value="16" calcext:value-type="float">
            <text:p>16</text:p>
          </table:table-cell>
          <table:table-cell table:formula="of:=[.U6]*[.V6]+[.W6]+[.X6]" office:value-type="float" office:value="32" calcext:value-type="float">
            <text:p>32</text:p>
          </table:table-cell>
          <table:table-cell table:formula="of:=INT([.Y6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MSC SEAVIEW</text:p>
          </table:table-cell>
          <table:table-cell table:style-name="ce21" office:value-type="string" calcext:value-type="string">
            <text:p>248717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134" calcext:value-type="float">
            <text:p>4134</text:p>
          </table:table-cell>
          <table:table-cell table:style-name="ce21" office:value-type="float" office:value="323" calcext:value-type="float">
            <text:p>323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018" calcext:value-type="float">
            <text:p>2018</text:p>
          </table:table-cell>
          <table:table-cell/>
          <table:table-cell table:style-name="ce31" office:value-type="float" office:value="153516" calcext:value-type="float">
            <text:p>153516</text:p>
          </table:table-cell>
          <table:table-cell table:style-name="ce21" office:value-type="float" office:value="149345" calcext:value-type="float">
            <text:p>14934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62400" calcext:value-type="float">
            <text:p>62400</text:p>
          </table:table-cell>
          <table:table-cell table:style-name="ce21" office:value-type="float" office:value="133" calcext:value-type="float">
            <text:p>133</text:p>
          </table:table-cell>
          <table:table-cell/>
          <table:table-cell table:style-name="ce21" office:value-type="float" office:value="11385" calcext:value-type="float">
            <text:p>11385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7]=&quot;hybrid&quot;;0;IF([.T7]=&quot;LNG&quot;;0.5;IF([.T7]=&quot;Fuel &amp; LNG&quot;;1;IF([.T7]=&quot;Heavy Fuel Oil&quot;;3;IF([.T7]=&quot;Sail&quot;;0;2)))))" office:value-type="float" office:value="2" calcext:value-type="float">
            <text:p>2</text:p>
          </table:table-cell>
          <table:table-cell table:formula="of:=IF([.O7]=0;2;INT([.O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J7]/10000)" office:value-type="float" office:value="15" calcext:value-type="float">
            <text:p>15</text:p>
          </table:table-cell>
          <table:table-cell table:formula="of:=[.U7]*[.V7]+[.W7]+[.X7]" office:value-type="float" office:value="31" calcext:value-type="float">
            <text:p>31</text:p>
          </table:table-cell>
          <table:table-cell table:formula="of:=INT([.Y7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T8]=&quot;hybrid&quot;;0;IF([.T8]=&quot;LNG&quot;;0.5;IF([.T8]=&quot;Fuel &amp; LNG&quot;;1;IF([.T8]=&quot;Heavy Fuel Oil&quot;;3;IF([.T8]=&quot;Sail&quot;;0;2)))))" office:value-type="float" office:value="1" calcext:value-type="float">
            <text:p>1</text:p>
          </table:table-cell>
          <table:table-cell table:formula="of:=IF([.O8]=0;2;INT([.O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J8]/10000)" office:value-type="float" office:value="18" calcext:value-type="float">
            <text:p>18</text:p>
          </table:table-cell>
          <table:table-cell table:formula="of:=[.U8]*[.V8]+[.W8]+[.X8]" office:value-type="float" office:value="29" calcext:value-type="float">
            <text:p>29</text:p>
          </table:table-cell>
          <table:table-cell table:formula="of:=INT([.Y8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.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9]=&quot;hybrid&quot;;0;IF([.T9]=&quot;LNG&quot;;0.5;IF([.T9]=&quot;Fuel &amp; LNG&quot;;1;IF([.T9]=&quot;Heavy Fuel Oil&quot;;3;IF([.T9]=&quot;Sail&quot;;0;2)))))" office:value-type="float" office:value="2" calcext:value-type="float">
            <text:p>2</text:p>
          </table:table-cell>
          <table:table-cell table:formula="of:=IF([.O9]=0;2;INT([.O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J9]/10000)" office:value-type="float" office:value="14" calcext:value-type="float">
            <text:p>14</text:p>
          </table:table-cell>
          <table:table-cell table:formula="of:=[.U9]*[.V9]+[.W9]+[.X9]" office:value-type="float" office:value="29" calcext:value-type="float">
            <text:p>29</text:p>
          </table:table-cell>
          <table:table-cell table:formula="of:=INT([.Y9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0]=&quot;hybrid&quot;;0;IF([.T10]=&quot;LNG&quot;;0.5;IF([.T10]=&quot;Fuel &amp; LNG&quot;;1;IF([.T10]=&quot;Heavy Fuel Oil&quot;;3;IF([.T10]=&quot;Sail&quot;;0;2)))))" office:value-type="float" office:value="2" calcext:value-type="float">
            <text:p>2</text:p>
          </table:table-cell>
          <table:table-cell table:formula="of:=IF([.O10]=0;2;INT([.O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J10]/10000)" office:value-type="float" office:value="14" calcext:value-type="float">
            <text:p>14</text:p>
          </table:table-cell>
          <table:table-cell table:formula="of:=[.U10]*[.V10]+[.W10]+[.X10]" office:value-type="float" office:value="29" calcext:value-type="float">
            <text:p>29</text:p>
          </table:table-cell>
          <table:table-cell table:formula="of:=INT([.Y10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.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11]=&quot;hybrid&quot;;0;IF([.T11]=&quot;LNG&quot;;0.5;IF([.T11]=&quot;Fuel &amp; LNG&quot;;1;IF([.T11]=&quot;Heavy Fuel Oil&quot;;3;IF([.T11]=&quot;Sail&quot;;0;2)))))" office:value-type="float" office:value="2" calcext:value-type="float">
            <text:p>2</text:p>
          </table:table-cell>
          <table:table-cell table:formula="of:=IF([.O11]=0;2;INT([.O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J11]/10000)" office:value-type="float" office:value="13" calcext:value-type="float">
            <text:p>13</text:p>
          </table:table-cell>
          <table:table-cell table:formula="of:=[.U11]*[.V11]+[.W11]+[.X11]" office:value-type="float" office:value="29" calcext:value-type="float">
            <text:p>29</text:p>
          </table:table-cell>
          <table:table-cell table:formula="of:=INT([.Y11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.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2]=&quot;hybrid&quot;;0;IF([.T12]=&quot;LNG&quot;;0.5;IF([.T12]=&quot;Fuel &amp; LNG&quot;;1;IF([.T12]=&quot;Heavy Fuel Oil&quot;;3;IF([.T12]=&quot;Sail&quot;;0;2)))))" office:value-type="float" office:value="2" calcext:value-type="float">
            <text:p>2</text:p>
          </table:table-cell>
          <table:table-cell table:formula="of:=IF([.O12]=0;2;INT([.O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J12]/10000)" office:value-type="float" office:value="12" calcext:value-type="float">
            <text:p>12</text:p>
          </table:table-cell>
          <table:table-cell table:formula="of:=[.U12]*[.V12]+[.W12]+[.X12]" office:value-type="float" office:value="28" calcext:value-type="float">
            <text:p>28</text:p>
          </table:table-cell>
          <table:table-cell table:formula="of:=INT([.Y12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COSTA SMERALDA</text:p>
          </table:table-cell>
          <table:table-cell table:style-name="ce21" office:value-type="string" calcext:value-type="string">
            <text:p>2473919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224" calcext:value-type="float">
            <text:p>5224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183900" calcext:value-type="float">
            <text:p>183900</text:p>
          </table:table-cell>
          <table:table-cell table:number-columns-repeated="4"/>
          <table:table-cell table:style-name="ce31" office:value-type="float" office:value="57200" calcext:value-type="float">
            <text:p>57200</text:p>
          </table:table-cell>
          <table:table-cell table:number-columns-repeated="2"/>
          <table:table-cell table:style-name="ce21" office:value-type="float" office:value="13000" calcext:value-type="float">
            <text:p>13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Fuel &amp; LNG</text:p>
          </table:table-cell>
          <table:table-cell table:formula="of:=IF([.T13]=&quot;hybrid&quot;;0;IF([.T13]=&quot;LNG&quot;;0.5;IF([.T13]=&quot;Fuel &amp; LNG&quot;;1;IF([.T13]=&quot;Heavy Fuel Oil&quot;;3;IF([.T13]=&quot;Sail&quot;;0;2)))))" office:value-type="float" office:value="1" calcext:value-type="float">
            <text:p>1</text:p>
          </table:table-cell>
          <table:table-cell table:formula="of:=IF([.O13]=0;2;INT([.O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J13]/10000)" office:value-type="float" office:value="18" calcext:value-type="float">
            <text:p>18</text:p>
          </table:table-cell>
          <table:table-cell table:formula="of:=[.U13]*[.V13]+[.W13]+[.X13]" office:value-type="float" office:value="28" calcext:value-type="float">
            <text:p>28</text:p>
          </table:table-cell>
          <table:table-cell table:formula="of:=INT([.Y13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14]=&quot;hybrid&quot;;0;IF([.T14]=&quot;LNG&quot;;0.5;IF([.T14]=&quot;Fuel &amp; LNG&quot;;1;IF([.T14]=&quot;Heavy Fuel Oil&quot;;3;IF([.T14]=&quot;Sail&quot;;0;2)))))" office:value-type="float" office:value="0.5" calcext:value-type="float">
            <text:p>0.5</text:p>
          </table:table-cell>
          <table:table-cell table:formula="of:=IF([.O14]=0;2;INT([.O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J14]/10000)" office:value-type="float" office:value="18" calcext:value-type="float">
            <text:p>18</text:p>
          </table:table-cell>
          <table:table-cell table:formula="of:=[.U14]*[.V14]+[.W14]+[.X14]" office:value-type="float" office:value="27" calcext:value-type="float">
            <text:p>27</text:p>
          </table:table-cell>
          <table:table-cell table:formula="of:=INT([.Y14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MSC BELLISSIMA</text:p>
          </table:table-cell>
          <table:table-cell table:style-name="ce21" office:value-type="string" calcext:value-type="string">
            <text:p>24899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4888" calcext:value-type="float">
            <text:p>4888</text:p>
          </table:table-cell>
          <table:table-cell table:style-name="ce21" office:value-type="float" office:value="316" calcext:value-type="float">
            <text:p>316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171598" calcext:value-type="float">
            <text:p>171598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38400" calcext:value-type="float">
            <text:p>38400</text:p>
          </table:table-cell>
          <table:table-cell table:style-name="ce21" office:value-type="float" office:value="600" calcext:value-type="float">
            <text:p>600</text:p>
          </table:table-cell>
          <table:table-cell/>
          <table:table-cell table:style-name="ce21" office:value-type="float" office:value="12200" calcext:value-type="float">
            <text:p>12200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Marine Diesel</text:p>
          </table:table-cell>
          <table:table-cell table:formula="of:=IF([.T15]=&quot;hybrid&quot;;0;IF([.T15]=&quot;LNG&quot;;0.5;IF([.T15]=&quot;Fuel &amp; LNG&quot;;1;IF([.T15]=&quot;Heavy Fuel Oil&quot;;3;IF([.T15]=&quot;Sail&quot;;0;2)))))" office:value-type="float" office:value="2" calcext:value-type="float">
            <text:p>2</text:p>
          </table:table-cell>
          <table:table-cell table:formula="of:=IF([.O15]=0;2;INT([.O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J15]/10000)" office:value-type="float" office:value="17" calcext:value-type="float">
            <text:p>17</text:p>
          </table:table-cell>
          <table:table-cell table:formula="of:=[.U15]*[.V15]+[.W15]+[.X15]" office:value-type="float" office:value="27" calcext:value-type="float">
            <text:p>27</text:p>
          </table:table-cell>
          <table:table-cell table:formula="of:=INT([.Y15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6]=&quot;hybrid&quot;;0;IF([.T16]=&quot;LNG&quot;;0.5;IF([.T16]=&quot;Fuel &amp; LNG&quot;;1;IF([.T16]=&quot;Heavy Fuel Oil&quot;;3;IF([.T16]=&quot;Sail&quot;;0;2)))))" office:value-type="float" office:value="3" calcext:value-type="float">
            <text:p>3</text:p>
          </table:table-cell>
          <table:table-cell table:formula="of:=IF([.O16]=0;2;INT([.O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J16]/10000)" office:value-type="float" office:value="11" calcext:value-type="float">
            <text:p>11</text:p>
          </table:table-cell>
          <table:table-cell table:formula="of:=[.U16]*[.V16]+[.W16]+[.X16]" office:value-type="float" office:value="26" calcext:value-type="float">
            <text:p>26</text:p>
          </table:table-cell>
          <table:table-cell table:formula="of:=INT([.Y1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7]=&quot;hybrid&quot;;0;IF([.T17]=&quot;LNG&quot;;0.5;IF([.T17]=&quot;Fuel &amp; LNG&quot;;1;IF([.T17]=&quot;Heavy Fuel Oil&quot;;3;IF([.T17]=&quot;Sail&quot;;0;2)))))" office:value-type="float" office:value="3" calcext:value-type="float">
            <text:p>3</text:p>
          </table:table-cell>
          <table:table-cell table:formula="of:=IF([.O17]=0;2;INT([.O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J17]/10000)" office:value-type="float" office:value="11" calcext:value-type="float">
            <text:p>11</text:p>
          </table:table-cell>
          <table:table-cell table:formula="of:=[.U17]*[.V17]+[.W17]+[.X17]" office:value-type="float" office:value="26" calcext:value-type="float">
            <text:p>26</text:p>
          </table:table-cell>
          <table:table-cell table:formula="of:=INT([.Y17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3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.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1" office:value-type="string" calcext:value-type="string">
            <text:p>Marine Diesel</text:p>
          </table:table-cell>
          <table:table-cell table:formula="of:=IF([.T18]=&quot;hybrid&quot;;0;IF([.T18]=&quot;LNG&quot;;0.5;IF([.T18]=&quot;Fuel &amp; LNG&quot;;1;IF([.T18]=&quot;Heavy Fuel Oil&quot;;3;IF([.T18]=&quot;Sail&quot;;0;2)))))" office:value-type="float" office:value="2" calcext:value-type="float">
            <text:p>2</text:p>
          </table:table-cell>
          <table:table-cell table:formula="of:=IF([.O18]=0;2;INT([.O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J18]/10000)" office:value-type="float" office:value="13" calcext:value-type="float">
            <text:p>13</text:p>
          </table:table-cell>
          <table:table-cell table:formula="of:=[.U18]*[.V18]+[.W18]+[.X18]" office:value-type="float" office:value="25" calcext:value-type="float">
            <text:p>25</text:p>
          </table:table-cell>
          <table:table-cell table:formula="of:=INT([.Y18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19]=&quot;hybrid&quot;;0;IF([.T19]=&quot;LNG&quot;;0.5;IF([.T19]=&quot;Fuel &amp; LNG&quot;;1;IF([.T19]=&quot;Heavy Fuel Oil&quot;;3;IF([.T19]=&quot;Sail&quot;;0;2)))))" office:value-type="float" office:value="3" calcext:value-type="float">
            <text:p>3</text:p>
          </table:table-cell>
          <table:table-cell table:formula="of:=IF([.O19]=0;2;INT([.O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J19]/10000)" office:value-type="float" office:value="10" calcext:value-type="float">
            <text:p>10</text:p>
          </table:table-cell>
          <table:table-cell table:formula="of:=[.U19]*[.V19]+[.W19]+[.X19]" office:value-type="float" office:value="24" calcext:value-type="float">
            <text:p>24</text:p>
          </table:table-cell>
          <table:table-cell table:formula="of:=INT([.Y19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.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0]=&quot;hybrid&quot;;0;IF([.T20]=&quot;LNG&quot;;0.5;IF([.T20]=&quot;Fuel &amp; LNG&quot;;1;IF([.T20]=&quot;Heavy Fuel Oil&quot;;3;IF([.T20]=&quot;Sail&quot;;0;2)))))" office:value-type="float" office:value="2" calcext:value-type="float">
            <text:p>2</text:p>
          </table:table-cell>
          <table:table-cell table:formula="of:=IF([.O20]=0;2;INT([.O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J20]/10000)" office:value-type="float" office:value="11" calcext:value-type="float">
            <text:p>11</text:p>
          </table:table-cell>
          <table:table-cell table:formula="of:=[.U20]*[.V20]+[.W20]+[.X20]" office:value-type="float" office:value="21" calcext:value-type="float">
            <text:p>21</text:p>
          </table:table-cell>
          <table:table-cell table:formula="of:=INT([.Y20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1]=&quot;hybrid&quot;;0;IF([.T21]=&quot;LNG&quot;;0.5;IF([.T21]=&quot;Fuel &amp; LNG&quot;;1;IF([.T21]=&quot;Heavy Fuel Oil&quot;;3;IF([.T21]=&quot;Sail&quot;;0;2)))))" office:value-type="float" office:value="2" calcext:value-type="float">
            <text:p>2</text:p>
          </table:table-cell>
          <table:table-cell table:formula="of:=IF([.O21]=0;2;INT([.O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J21]/10000)" office:value-type="float" office:value="9" calcext:value-type="float">
            <text:p>9</text:p>
          </table:table-cell>
          <table:table-cell table:formula="of:=[.U21]*[.V21]+[.W21]+[.X21]" office:value-type="float" office:value="21" calcext:value-type="float">
            <text:p>21</text:p>
          </table:table-cell>
          <table:table-cell table:formula="of:=INT([.Y21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.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2]=&quot;hybrid&quot;;0;IF([.T22]=&quot;LNG&quot;;0.5;IF([.T22]=&quot;Fuel &amp; LNG&quot;;1;IF([.T22]=&quot;Heavy Fuel Oil&quot;;3;IF([.T22]=&quot;Sail&quot;;0;2)))))" office:value-type="float" office:value="2" calcext:value-type="float">
            <text:p>2</text:p>
          </table:table-cell>
          <table:table-cell table:formula="of:=IF([.O22]=0;2;INT([.O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J22]/10000)" office:value-type="float" office:value="11" calcext:value-type="float">
            <text:p>11</text:p>
          </table:table-cell>
          <table:table-cell table:formula="of:=[.U22]*[.V22]+[.W22]+[.X22]" office:value-type="float" office:value="20" calcext:value-type="float">
            <text:p>20</text:p>
          </table:table-cell>
          <table:table-cell table:formula="of:=INT([.Y22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3]=&quot;hybrid&quot;;0;IF([.T23]=&quot;LNG&quot;;0.5;IF([.T23]=&quot;Fuel &amp; LNG&quot;;1;IF([.T23]=&quot;Heavy Fuel Oil&quot;;3;IF([.T23]=&quot;Sail&quot;;0;2)))))" office:value-type="float" office:value="2" calcext:value-type="float">
            <text:p>2</text:p>
          </table:table-cell>
          <table:table-cell table:formula="of:=IF([.O23]=0;2;INT([.O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J23]/10000)" office:value-type="float" office:value="10" calcext:value-type="float">
            <text:p>10</text:p>
          </table:table-cell>
          <table:table-cell table:formula="of:=[.U23]*[.V23]+[.W23]+[.X23]" office:value-type="float" office:value="20" calcext:value-type="float">
            <text:p>20</text:p>
          </table:table-cell>
          <table:table-cell table:formula="of:=INT([.Y23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.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4]=&quot;hybrid&quot;;0;IF([.T24]=&quot;LNG&quot;;0.5;IF([.T24]=&quot;Fuel &amp; LNG&quot;;1;IF([.T24]=&quot;Heavy Fuel Oil&quot;;3;IF([.T24]=&quot;Sail&quot;;0;2)))))" office:value-type="float" office:value="2" calcext:value-type="float">
            <text:p>2</text:p>
          </table:table-cell>
          <table:table-cell table:formula="of:=IF([.O24]=0;2;INT([.O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J24]/10000)" office:value-type="float" office:value="9" calcext:value-type="float">
            <text:p>9</text:p>
          </table:table-cell>
          <table:table-cell table:formula="of:=[.U24]*[.V24]+[.W24]+[.X24]" office:value-type="float" office:value="19" calcext:value-type="float">
            <text:p>19</text:p>
          </table:table-cell>
          <table:table-cell table:formula="of:=INT([.Y24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5]=&quot;hybrid&quot;;0;IF([.T25]=&quot;LNG&quot;;0.5;IF([.T25]=&quot;Fuel &amp; LNG&quot;;1;IF([.T25]=&quot;Heavy Fuel Oil&quot;;3;IF([.T25]=&quot;Sail&quot;;0;2)))))" office:value-type="float" office:value="2" calcext:value-type="float">
            <text:p>2</text:p>
          </table:table-cell>
          <table:table-cell table:formula="of:=IF([.O25]=0;2;INT([.O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J25]/10000)" office:value-type="float" office:value="9" calcext:value-type="float">
            <text:p>9</text:p>
          </table:table-cell>
          <table:table-cell table:formula="of:=[.U25]*[.V25]+[.W25]+[.X25]" office:value-type="float" office:value="19" calcext:value-type="float">
            <text:p>19</text:p>
          </table:table-cell>
          <table:table-cell table:formula="of:=INT([.Y25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6]=&quot;hybrid&quot;;0;IF([.T26]=&quot;LNG&quot;;0.5;IF([.T26]=&quot;Fuel &amp; LNG&quot;;1;IF([.T26]=&quot;Heavy Fuel Oil&quot;;3;IF([.T26]=&quot;Sail&quot;;0;2)))))" office:value-type="float" office:value="2" calcext:value-type="float">
            <text:p>2</text:p>
          </table:table-cell>
          <table:table-cell table:formula="of:=IF([.O26]=0;2;INT([.O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J26]/10000)" office:value-type="float" office:value="9" calcext:value-type="float">
            <text:p>9</text:p>
          </table:table-cell>
          <table:table-cell table:formula="of:=[.U26]*[.V26]+[.W26]+[.X26]" office:value-type="float" office:value="19" calcext:value-type="float">
            <text:p>19</text:p>
          </table:table-cell>
          <table:table-cell table:formula="of:=INT([.Y2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.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7]=&quot;hybrid&quot;;0;IF([.T27]=&quot;LNG&quot;;0.5;IF([.T27]=&quot;Fuel &amp; LNG&quot;;1;IF([.T27]=&quot;Heavy Fuel Oil&quot;;3;IF([.T27]=&quot;Sail&quot;;0;2)))))" office:value-type="float" office:value="2" calcext:value-type="float">
            <text:p>2</text:p>
          </table:table-cell>
          <table:table-cell table:formula="of:=IF([.O27]=0;2;INT([.O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J27]/10000)" office:value-type="float" office:value="9" calcext:value-type="float">
            <text:p>9</text:p>
          </table:table-cell>
          <table:table-cell table:formula="of:=[.U27]*[.V27]+[.W27]+[.X27]" office:value-type="float" office:value="19" calcext:value-type="float">
            <text:p>19</text:p>
          </table:table-cell>
          <table:table-cell table:formula="of:=INT([.Y27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28]=&quot;hybrid&quot;;0;IF([.T28]=&quot;LNG&quot;;0.5;IF([.T28]=&quot;Fuel &amp; LNG&quot;;1;IF([.T28]=&quot;Heavy Fuel Oil&quot;;3;IF([.T28]=&quot;Sail&quot;;0;2)))))" office:value-type="float" office:value="2" calcext:value-type="float">
            <text:p>2</text:p>
          </table:table-cell>
          <table:table-cell table:formula="of:=IF([.O28]=0;2;INT([.O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J28]/10000)" office:value-type="float" office:value="7" calcext:value-type="float">
            <text:p>7</text:p>
          </table:table-cell>
          <table:table-cell table:formula="of:=[.U28]*[.V28]+[.W28]+[.X28]" office:value-type="float" office:value="18" calcext:value-type="float">
            <text:p>18</text:p>
          </table:table-cell>
          <table:table-cell table:formula="of:=INT([.Y28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29]=&quot;hybrid&quot;;0;IF([.T29]=&quot;LNG&quot;;0.5;IF([.T29]=&quot;Fuel &amp; LNG&quot;;1;IF([.T29]=&quot;Heavy Fuel Oil&quot;;3;IF([.T29]=&quot;Sail&quot;;0;2)))))" office:value-type="float" office:value="3" calcext:value-type="float">
            <text:p>3</text:p>
          </table:table-cell>
          <table:table-cell table:formula="of:=IF([.O29]=0;2;INT([.O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J29]/10000)" office:value-type="float" office:value="7" calcext:value-type="float">
            <text:p>7</text:p>
          </table:table-cell>
          <table:table-cell table:formula="of:=[.U29]*[.V29]+[.W29]+[.X29]" office:value-type="float" office:value="17" calcext:value-type="float">
            <text:p>17</text:p>
          </table:table-cell>
          <table:table-cell table:formula="of:=INT([.Y29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0]=&quot;hybrid&quot;;0;IF([.T30]=&quot;LNG&quot;;0.5;IF([.T30]=&quot;Fuel &amp; LNG&quot;;1;IF([.T30]=&quot;Heavy Fuel Oil&quot;;3;IF([.T30]=&quot;Sail&quot;;0;2)))))" office:value-type="float" office:value="3" calcext:value-type="float">
            <text:p>3</text:p>
          </table:table-cell>
          <table:table-cell table:formula="of:=IF([.O30]=0;2;INT([.O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J30]/10000)" office:value-type="float" office:value="6" calcext:value-type="float">
            <text:p>6</text:p>
          </table:table-cell>
          <table:table-cell table:formula="of:=[.U30]*[.V30]+[.W30]+[.X30]" office:value-type="float" office:value="16" calcext:value-type="float">
            <text:p>16</text:p>
          </table:table-cell>
          <table:table-cell table:formula="of:=INT([.Y30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.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1]=&quot;hybrid&quot;;0;IF([.T31]=&quot;LNG&quot;;0.5;IF([.T31]=&quot;Fuel &amp; LNG&quot;;1;IF([.T31]=&quot;Heavy Fuel Oil&quot;;3;IF([.T31]=&quot;Sail&quot;;0;2)))))" office:value-type="float" office:value="2" calcext:value-type="float">
            <text:p>2</text:p>
          </table:table-cell>
          <table:table-cell table:formula="of:=IF([.O31]=0;2;INT([.O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J31]/10000)" office:value-type="float" office:value="9" calcext:value-type="float">
            <text:p>9</text:p>
          </table:table-cell>
          <table:table-cell table:formula="of:=[.U31]*[.V31]+[.W31]+[.X31]" office:value-type="float" office:value="15" calcext:value-type="float">
            <text:p>15</text:p>
          </table:table-cell>
          <table:table-cell table:formula="of:=INT([.Y31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2]=&quot;hybrid&quot;;0;IF([.T32]=&quot;LNG&quot;;0.5;IF([.T32]=&quot;Fuel &amp; LNG&quot;;1;IF([.T32]=&quot;Heavy Fuel Oil&quot;;3;IF([.T32]=&quot;Sail&quot;;0;2)))))" office:value-type="float" office:value="2" calcext:value-type="float">
            <text:p>2</text:p>
          </table:table-cell>
          <table:table-cell table:formula="of:=IF([.O32]=0;2;INT([.O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J32]/10000)" office:value-type="float" office:value="9" calcext:value-type="float">
            <text:p>9</text:p>
          </table:table-cell>
          <table:table-cell table:formula="of:=[.U32]*[.V32]+[.W32]+[.X32]" office:value-type="float" office:value="15" calcext:value-type="float">
            <text:p>15</text:p>
          </table:table-cell>
          <table:table-cell table:formula="of:=INT([.Y32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.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3]=&quot;hybrid&quot;;0;IF([.T33]=&quot;LNG&quot;;0.5;IF([.T33]=&quot;Fuel &amp; LNG&quot;;1;IF([.T33]=&quot;Heavy Fuel Oil&quot;;3;IF([.T33]=&quot;Sail&quot;;0;2)))))" office:value-type="float" office:value="2" calcext:value-type="float">
            <text:p>2</text:p>
          </table:table-cell>
          <table:table-cell table:formula="of:=IF([.O33]=0;2;INT([.O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J33]/10000)" office:value-type="float" office:value="9" calcext:value-type="float">
            <text:p>9</text:p>
          </table:table-cell>
          <table:table-cell table:formula="of:=[.U33]*[.V33]+[.W33]+[.X33]" office:value-type="float" office:value="15" calcext:value-type="float">
            <text:p>15</text:p>
          </table:table-cell>
          <table:table-cell table:formula="of:=INT([.Y33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4]=&quot;hybrid&quot;;0;IF([.T34]=&quot;LNG&quot;;0.5;IF([.T34]=&quot;Fuel &amp; LNG&quot;;1;IF([.T34]=&quot;Heavy Fuel Oil&quot;;3;IF([.T34]=&quot;Sail&quot;;0;2)))))" office:value-type="float" office:value="2" calcext:value-type="float">
            <text:p>2</text:p>
          </table:table-cell>
          <table:table-cell table:formula="of:=IF([.O34]=0;2;INT([.O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J34]/10000)" office:value-type="float" office:value="9" calcext:value-type="float">
            <text:p>9</text:p>
          </table:table-cell>
          <table:table-cell table:formula="of:=[.U34]*[.V34]+[.W34]+[.X34]" office:value-type="float" office:value="15" calcext:value-type="float">
            <text:p>15</text:p>
          </table:table-cell>
          <table:table-cell table:formula="of:=INT([.Y34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.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5]=&quot;hybrid&quot;;0;IF([.T35]=&quot;LNG&quot;;0.5;IF([.T35]=&quot;Fuel &amp; LNG&quot;;1;IF([.T35]=&quot;Heavy Fuel Oil&quot;;3;IF([.T35]=&quot;Sail&quot;;0;2)))))" office:value-type="float" office:value="2" calcext:value-type="float">
            <text:p>2</text:p>
          </table:table-cell>
          <table:table-cell table:formula="of:=IF([.O35]=0;2;INT([.O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J35]/10000)" office:value-type="float" office:value="8" calcext:value-type="float">
            <text:p>8</text:p>
          </table:table-cell>
          <table:table-cell table:formula="of:=[.U35]*[.V35]+[.W35]+[.X35]" office:value-type="float" office:value="15" calcext:value-type="float">
            <text:p>15</text:p>
          </table:table-cell>
          <table:table-cell table:formula="of:=INT([.Y35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4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T36]=&quot;hybrid&quot;;0;IF([.T36]=&quot;LNG&quot;;0.5;IF([.T36]=&quot;Fuel &amp; LNG&quot;;1;IF([.T36]=&quot;Heavy Fuel Oil&quot;;3;IF([.T36]=&quot;Sail&quot;;0;2)))))" office:value-type="float" office:value="3" calcext:value-type="float">
            <text:p>3</text:p>
          </table:table-cell>
          <table:table-cell table:formula="of:=IF([.O36]=0;2;INT([.O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J36]/10000)" office:value-type="float" office:value="5" calcext:value-type="float">
            <text:p>5</text:p>
          </table:table-cell>
          <table:table-cell table:formula="of:=[.U36]*[.V36]+[.W36]+[.X36]" office:value-type="float" office:value="15" calcext:value-type="float">
            <text:p>15</text:p>
          </table:table-cell>
          <table:table-cell table:formula="of:=INT([.Y36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AIDABLU</text:p>
          </table:table-cell>
          <table:table-cell table:style-name="ce21" office:value-type="string" calcext:value-type="string">
            <text:p>2472825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174" calcext:value-type="float">
            <text:p>2174</text:p>
          </table:table-cell>
          <table:table-cell table:style-name="ce21" office:value-type="float" office:value="253" calcext:value-type="float">
            <text:p>253</text:p>
          </table:table-cell>
          <table:table-cell table:style-name="ce21" office:value-type="float" office:value="37.6" calcext:value-type="float">
            <text:p>37.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71304" calcext:value-type="float">
            <text:p>71304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5000" calcext:value-type="float">
            <text:p>250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7889" calcext:value-type="float">
            <text:p>7889</text:p>
          </table:table-cell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Marine Diesel</text:p>
          </table:table-cell>
          <table:table-cell table:formula="of:=IF([.T37]=&quot;hybrid&quot;;0;IF([.T37]=&quot;LNG&quot;;0.5;IF([.T37]=&quot;Fuel &amp; LNG&quot;;1;IF([.T37]=&quot;Heavy Fuel Oil&quot;;3;IF([.T37]=&quot;Sail&quot;;0;2)))))" office:value-type="float" office:value="2" calcext:value-type="float">
            <text:p>2</text:p>
          </table:table-cell>
          <table:table-cell table:formula="of:=IF([.O37]=0;2;INT([.O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J37]/10000)" office:value-type="float" office:value="7" calcext:value-type="float">
            <text:p>7</text:p>
          </table:table-cell>
          <table:table-cell table:formula="of:=[.U37]*[.V37]+[.W37]+[.X37]" office:value-type="float" office:value="13" calcext:value-type="float">
            <text:p>13</text:p>
          </table:table-cell>
          <table:table-cell table:formula="of:=INT([.Y37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1" office:value-type="string" calcext:value-type="string">
            <text:p>AIDASTELLA</text:p>
          </table:table-cell>
          <table:table-cell table:style-name="ce21" office:value-type="string" calcext:value-type="string">
            <text:p>2473228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174" calcext:value-type="float">
            <text:p>2174</text:p>
          </table:table-cell>
          <table:table-cell table:style-name="ce21" office:value-type="float" office:value="253" calcext:value-type="float">
            <text:p>253</text:p>
          </table:table-cell>
          <table:table-cell table:style-name="ce21" office:value-type="float" office:value="38.19" calcext:value-type="float">
            <text:p>38.19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37374" calcext:value-type="float">
            <text:p>37374</text:p>
          </table:table-cell>
          <table:table-cell table:style-name="ce31" office:value-type="float" office:value="71304" calcext:value-type="float">
            <text:p>71304</text:p>
          </table:table-cell>
          <table:table-cell table:style-name="ce21" office:value-type="float" office:value="45266" calcext:value-type="float">
            <text:p>4526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5000" calcext:value-type="float">
            <text:p>2500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7833" calcext:value-type="float">
            <text:p>7833</text:p>
          </table:table-cell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Marine Diesel</text:p>
          </table:table-cell>
          <table:table-cell table:formula="of:=IF([.T38]=&quot;hybrid&quot;;0;IF([.T38]=&quot;LNG&quot;;0.5;IF([.T38]=&quot;Fuel &amp; LNG&quot;;1;IF([.T38]=&quot;Heavy Fuel Oil&quot;;3;IF([.T38]=&quot;Sail&quot;;0;2)))))" office:value-type="float" office:value="2" calcext:value-type="float">
            <text:p>2</text:p>
          </table:table-cell>
          <table:table-cell table:formula="of:=IF([.O38]=0;2;INT([.O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J38]/10000)" office:value-type="float" office:value="7" calcext:value-type="float">
            <text:p>7</text:p>
          </table:table-cell>
          <table:table-cell table:formula="of:=[.U38]*[.V38]+[.W38]+[.X38]" office:value-type="float" office:value="13" calcext:value-type="float">
            <text:p>13</text:p>
          </table:table-cell>
          <table:table-cell table:formula="of:=INT([.Y38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39]=&quot;hybrid&quot;;0;IF([.T39]=&quot;LNG&quot;;0.5;IF([.T39]=&quot;Fuel &amp; LNG&quot;;1;IF([.T39]=&quot;Heavy Fuel Oil&quot;;3;IF([.T39]=&quot;Sail&quot;;0;2)))))" office:value-type="float" office:value="2" calcext:value-type="float">
            <text:p>2</text:p>
          </table:table-cell>
          <table:table-cell table:formula="of:=IF([.O39]=0;2;INT([.O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J39]/10000)" office:value-type="float" office:value="7" calcext:value-type="float">
            <text:p>7</text:p>
          </table:table-cell>
          <table:table-cell table:formula="of:=[.U39]*[.V39]+[.W39]+[.X39]" office:value-type="float" office:value="12" calcext:value-type="float">
            <text:p>12</text:p>
          </table:table-cell>
          <table:table-cell table:formula="of:=INT([.Y39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.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0]=&quot;hybrid&quot;;0;IF([.T40]=&quot;LNG&quot;;0.5;IF([.T40]=&quot;Fuel &amp; LNG&quot;;1;IF([.T40]=&quot;Heavy Fuel Oil&quot;;3;IF([.T40]=&quot;Sail&quot;;0;2)))))" office:value-type="float" office:value="2" calcext:value-type="float">
            <text:p>2</text:p>
          </table:table-cell>
          <table:table-cell table:formula="of:=IF([.O40]=0;2;INT([.O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J40]/10000)" office:value-type="float" office:value="7" calcext:value-type="float">
            <text:p>7</text:p>
          </table:table-cell>
          <table:table-cell table:formula="of:=[.U40]*[.V40]+[.W40]+[.X40]" office:value-type="float" office:value="12" calcext:value-type="float">
            <text:p>12</text:p>
          </table:table-cell>
          <table:table-cell table:formula="of:=INT([.Y40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1]=&quot;hybrid&quot;;0;IF([.T41]=&quot;LNG&quot;;0.5;IF([.T41]=&quot;Fuel &amp; LNG&quot;;1;IF([.T41]=&quot;Heavy Fuel Oil&quot;;3;IF([.T41]=&quot;Sail&quot;;0;2)))))" office:value-type="float" office:value="2" calcext:value-type="float">
            <text:p>2</text:p>
          </table:table-cell>
          <table:table-cell table:formula="of:=IF([.O41]=0;2;INT([.O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J41]/10000)" office:value-type="float" office:value="6" calcext:value-type="float">
            <text:p>6</text:p>
          </table:table-cell>
          <table:table-cell table:formula="of:=[.U41]*[.V41]+[.W41]+[.X41]" office:value-type="float" office:value="11" calcext:value-type="float">
            <text:p>11</text:p>
          </table:table-cell>
          <table:table-cell table:formula="of:=INT([.Y4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2]=&quot;hybrid&quot;;0;IF([.T42]=&quot;LNG&quot;;0.5;IF([.T42]=&quot;Fuel &amp; LNG&quot;;1;IF([.T42]=&quot;Heavy Fuel Oil&quot;;3;IF([.T42]=&quot;Sail&quot;;0;2)))))" office:value-type="float" office:value="2" calcext:value-type="float">
            <text:p>2</text:p>
          </table:table-cell>
          <table:table-cell table:formula="of:=IF([.O42]=0;2;INT([.O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J42]/10000)" office:value-type="float" office:value="6" calcext:value-type="float">
            <text:p>6</text:p>
          </table:table-cell>
          <table:table-cell table:formula="of:=[.U42]*[.V42]+[.W42]+[.X42]" office:value-type="float" office:value="11" calcext:value-type="float">
            <text:p>11</text:p>
          </table:table-cell>
          <table:table-cell table:formula="of:=INT([.Y4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.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3]=&quot;hybrid&quot;;0;IF([.T43]=&quot;LNG&quot;;0.5;IF([.T43]=&quot;Fuel &amp; LNG&quot;;1;IF([.T43]=&quot;Heavy Fuel Oil&quot;;3;IF([.T43]=&quot;Sail&quot;;0;2)))))" office:value-type="float" office:value="2" calcext:value-type="float">
            <text:p>2</text:p>
          </table:table-cell>
          <table:table-cell table:formula="of:=IF([.O43]=0;2;INT([.O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J43]/10000)" office:value-type="float" office:value="6" calcext:value-type="float">
            <text:p>6</text:p>
          </table:table-cell>
          <table:table-cell table:formula="of:=[.U43]*[.V43]+[.W43]+[.X43]" office:value-type="float" office:value="11" calcext:value-type="float">
            <text:p>11</text:p>
          </table:table-cell>
          <table:table-cell table:formula="of:=INT([.Y4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4]=&quot;hybrid&quot;;0;IF([.T44]=&quot;LNG&quot;;0.5;IF([.T44]=&quot;Fuel &amp; LNG&quot;;1;IF([.T44]=&quot;Heavy Fuel Oil&quot;;3;IF([.T44]=&quot;Sail&quot;;0;2)))))" office:value-type="float" office:value="2" calcext:value-type="float">
            <text:p>2</text:p>
          </table:table-cell>
          <table:table-cell table:formula="of:=IF([.O44]=0;2;INT([.O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J44]/10000)" office:value-type="float" office:value="4" calcext:value-type="float">
            <text:p>4</text:p>
          </table:table-cell>
          <table:table-cell table:formula="of:=[.U44]*[.V44]+[.W44]+[.X44]" office:value-type="float" office:value="10" calcext:value-type="float">
            <text:p>10</text:p>
          </table:table-cell>
          <table:table-cell table:formula="of:=INT([.Y4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5]=&quot;hybrid&quot;;0;IF([.T45]=&quot;LNG&quot;;0.5;IF([.T45]=&quot;Fuel &amp; LNG&quot;;1;IF([.T45]=&quot;Heavy Fuel Oil&quot;;3;IF([.T45]=&quot;Sail&quot;;0;2)))))" office:value-type="float" office:value="2" calcext:value-type="float">
            <text:p>2</text:p>
          </table:table-cell>
          <table:table-cell table:formula="of:=IF([.O45]=0;2;INT([.O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J45]/10000)" office:value-type="float" office:value="5" calcext:value-type="float">
            <text:p>5</text:p>
          </table:table-cell>
          <table:table-cell table:formula="of:=[.U45]*[.V45]+[.W45]+[.X45]" office:value-type="float" office:value="9" calcext:value-type="float">
            <text:p>9</text:p>
          </table:table-cell>
          <table:table-cell table:formula="of:=INT([.Y4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46]=&quot;hybrid&quot;;0;IF([.T46]=&quot;LNG&quot;;0.5;IF([.T46]=&quot;Fuel &amp; LNG&quot;;1;IF([.T46]=&quot;Heavy Fuel Oil&quot;;3;IF([.T46]=&quot;Sail&quot;;0;2)))))" office:value-type="float" office:value="2" calcext:value-type="float">
            <text:p>2</text:p>
          </table:table-cell>
          <table:table-cell table:formula="of:=IF([.O46]=0;2;INT([.O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J46]/10000)" office:value-type="float" office:value="5" calcext:value-type="float">
            <text:p>5</text:p>
          </table:table-cell>
          <table:table-cell table:formula="of:=[.U46]*[.V46]+[.W46]+[.X46]" office:value-type="float" office:value="9" calcext:value-type="float">
            <text:p>9</text:p>
          </table:table-cell>
          <table:table-cell table:formula="of:=INT([.Y4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1" office:value-type="string" calcext:value-type="string">
            <text:p>CIUDAD DE BARCELONA</text:p>
          </table:table-cell>
          <table:table-cell table:style-name="ce21" office:value-type="string" calcext:value-type="string">
            <text:p>225416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450" calcext:value-type="float">
            <text:p>145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26.4" calcext:value-type="float">
            <text:p>26.4</text:p>
          </table:table-cell>
          <table:table-cell table:style-name="ce21" office:value-type="float" office:value="2011" calcext:value-type="float">
            <text:p>2011</text:p>
          </table:table-cell>
          <table:table-cell/>
          <table:table-cell table:style-name="ce31" office:value-type="float" office:value="29514" calcext:value-type="float">
            <text:p>2951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31" office:value-type="float" office:value="33600" calcext:value-type="float">
            <text:p>33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11980" calcext:value-type="float">
            <text:p>1198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47]=&quot;hybrid&quot;;0;IF([.T47]=&quot;LNG&quot;;0.5;IF([.T47]=&quot;Fuel &amp; LNG&quot;;1;IF([.T47]=&quot;Heavy Fuel Oil&quot;;3;IF([.T47]=&quot;Sail&quot;;0;2)))))" office:value-type="float" office:value="2" calcext:value-type="float">
            <text:p>2</text:p>
          </table:table-cell>
          <table:table-cell table:formula="of:=IF([.O47]=0;2;INT([.O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J47]/10000)" office:value-type="float" office:value="2" calcext:value-type="float">
            <text:p>2</text:p>
          </table:table-cell>
          <table:table-cell table:formula="of:=[.U47]*[.V47]+[.W47]+[.X47]" office:value-type="float" office:value="9" calcext:value-type="float">
            <text:p>9</text:p>
          </table:table-cell>
          <table:table-cell table:formula="of:=INT([.Y4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8]=&quot;hybrid&quot;;0;IF([.T48]=&quot;LNG&quot;;0.5;IF([.T48]=&quot;Fuel &amp; LNG&quot;;1;IF([.T48]=&quot;Heavy Fuel Oil&quot;;3;IF([.T48]=&quot;Sail&quot;;0;2)))))" office:value-type="float" office:value="0.5" calcext:value-type="float">
            <text:p>0.5</text:p>
          </table:table-cell>
          <table:table-cell table:formula="of:=IF([.O48]=0;2;INT([.O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J48]/10000)" office:value-type="float" office:value="6" calcext:value-type="float">
            <text:p>6</text:p>
          </table:table-cell>
          <table:table-cell table:formula="of:=[.U48]*[.V48]+[.W48]+[.X48]" office:value-type="float" office:value="8.5" calcext:value-type="float">
            <text:p>8.5</text:p>
          </table:table-cell>
          <table:table-cell table:formula="of:=INT([.Y4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49]=&quot;hybrid&quot;;0;IF([.T49]=&quot;LNG&quot;;0.5;IF([.T49]=&quot;Fuel &amp; LNG&quot;;1;IF([.T49]=&quot;Heavy Fuel Oil&quot;;3;IF([.T49]=&quot;Sail&quot;;0;2)))))" office:value-type="float" office:value="0.5" calcext:value-type="float">
            <text:p>0.5</text:p>
          </table:table-cell>
          <table:table-cell table:formula="of:=IF([.O49]=0;2;INT([.O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J49]/10000)" office:value-type="float" office:value="6" calcext:value-type="float">
            <text:p>6</text:p>
          </table:table-cell>
          <table:table-cell table:formula="of:=[.U49]*[.V49]+[.W49]+[.X49]" office:value-type="float" office:value="8.5" calcext:value-type="float">
            <text:p>8.5</text:p>
          </table:table-cell>
          <table:table-cell table:formula="of:=INT([.Y4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0]=&quot;hybrid&quot;;0;IF([.T50]=&quot;LNG&quot;;0.5;IF([.T50]=&quot;Fuel &amp; LNG&quot;;1;IF([.T50]=&quot;Heavy Fuel Oil&quot;;3;IF([.T50]=&quot;Sail&quot;;0;2)))))" office:value-type="float" office:value="2" calcext:value-type="float">
            <text:p>2</text:p>
          </table:table-cell>
          <table:table-cell table:formula="of:=IF([.O50]=0;2;INT([.O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J50]/10000)" office:value-type="float" office:value="4" calcext:value-type="float">
            <text:p>4</text:p>
          </table:table-cell>
          <table:table-cell table:formula="of:=[.U50]*[.V50]+[.W50]+[.X50]" office:value-type="float" office:value="8" calcext:value-type="float">
            <text:p>8</text:p>
          </table:table-cell>
          <table:table-cell table:formula="of:=INT([.Y5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1" office:value-type="string" calcext:value-type="string">
            <text:p>SILVER DAWN</text:p>
          </table:table-cell>
          <table:table-cell table:style-name="ce21" office:value-type="string" calcext:value-type="string">
            <text:p>311001044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96" calcext:value-type="float">
            <text:p>596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21" calcext:value-type="float">
            <text:p>2021</text:p>
          </table:table-cell>
          <table:table-cell/>
          <table:table-cell table:style-name="ce31" office:value-type="float" office:value="40844" calcext:value-type="float">
            <text:p>40844</text:p>
          </table:table-cell>
          <table:table-cell table:style-name="ce21" office:value-type="float" office:value="14174" calcext:value-type="float">
            <text:p>1417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31" office:value-type="float" office:value="25200" calcext:value-type="float">
            <text:p>25200</text:p>
          </table:table-cell>
          <table:table-cell table:style-name="ce21" office:value-type="float" office:value="149" calcext:value-type="float">
            <text:p>149</text:p>
          </table:table-cell>
          <table:table-cell/>
          <table:table-cell table:style-name="ce21" office:value-type="float" office:value="3390" calcext:value-type="float">
            <text:p>339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51]=&quot;hybrid&quot;;0;IF([.T51]=&quot;LNG&quot;;0.5;IF([.T51]=&quot;Fuel &amp; LNG&quot;;1;IF([.T51]=&quot;Heavy Fuel Oil&quot;;3;IF([.T51]=&quot;Sail&quot;;0;2)))))" office:value-type="float" office:value="2" calcext:value-type="float">
            <text:p>2</text:p>
          </table:table-cell>
          <table:table-cell table:formula="of:=IF([.O51]=0;2;INT([.O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J51]/10000)" office:value-type="float" office:value="4" calcext:value-type="float">
            <text:p>4</text:p>
          </table:table-cell>
          <table:table-cell table:formula="of:=[.U51]*[.V51]+[.W51]+[.X51]" office:value-type="float" office:value="8" calcext:value-type="float">
            <text:p>8</text:p>
          </table:table-cell>
          <table:table-cell table:formula="of:=INT([.Y5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T52]=&quot;hybrid&quot;;0;IF([.T52]=&quot;LNG&quot;;0.5;IF([.T52]=&quot;Fuel &amp; LNG&quot;;1;IF([.T52]=&quot;Heavy Fuel Oil&quot;;3;IF([.T52]=&quot;Sail&quot;;0;2)))))" office:value-type="float" office:value="0.5" calcext:value-type="float">
            <text:p>0.5</text:p>
          </table:table-cell>
          <table:table-cell table:formula="of:=IF([.O52]=0;2;INT([.O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J52]/10000)" office:value-type="float" office:value="6" calcext:value-type="float">
            <text:p>6</text:p>
          </table:table-cell>
          <table:table-cell table:formula="of:=[.U52]*[.V52]+[.W52]+[.X52]" office:value-type="float" office:value="7" calcext:value-type="float">
            <text:p>7</text:p>
          </table:table-cell>
          <table:table-cell table:formula="of:=INT([.Y5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3]=&quot;hybrid&quot;;0;IF([.T53]=&quot;LNG&quot;;0.5;IF([.T53]=&quot;Fuel &amp; LNG&quot;;1;IF([.T53]=&quot;Heavy Fuel Oil&quot;;3;IF([.T53]=&quot;Sail&quot;;0;2)))))" office:value-type="float" office:value="2" calcext:value-type="float">
            <text:p>2</text:p>
          </table:table-cell>
          <table:table-cell table:formula="of:=IF([.O53]=0;2;INT([.O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J53]/10000)" office:value-type="float" office:value="3" calcext:value-type="float">
            <text:p>3</text:p>
          </table:table-cell>
          <table:table-cell table:formula="of:=[.U53]*[.V53]+[.W53]+[.X53]" office:value-type="float" office:value="7" calcext:value-type="float">
            <text:p>7</text:p>
          </table:table-cell>
          <table:table-cell table:formula="of:=INT([.Y5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4]=&quot;hybrid&quot;;0;IF([.T54]=&quot;LNG&quot;;0.5;IF([.T54]=&quot;Fuel &amp; LNG&quot;;1;IF([.T54]=&quot;Heavy Fuel Oil&quot;;3;IF([.T54]=&quot;Sail&quot;;0;2)))))" office:value-type="float" office:value="2" calcext:value-type="float">
            <text:p>2</text:p>
          </table:table-cell>
          <table:table-cell table:formula="of:=IF([.O54]=0;2;INT([.O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J54]/10000)" office:value-type="float" office:value="3" calcext:value-type="float">
            <text:p>3</text:p>
          </table:table-cell>
          <table:table-cell table:formula="of:=[.U54]*[.V54]+[.W54]+[.X54]" office:value-type="float" office:value="7" calcext:value-type="float">
            <text:p>7</text:p>
          </table:table-cell>
          <table:table-cell table:formula="of:=INT([.Y5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CIUDAD DE ALCUDIA</text:p>
          </table:table-cell>
          <table:table-cell table:style-name="ce21" office:value-type="string" calcext:value-type="string">
            <text:p>224509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36" calcext:value-type="float">
            <text:p>136</text:p>
          </table:table-cell>
          <table:table-cell table:style-name="ce21" office:value-type="float" office:value="183" calcext:value-type="float">
            <text:p>183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office:value-type="float" office:value="26464" calcext:value-type="float">
            <text:p>26464</text:p>
          </table:table-cell>
          <table:table-cell table:style-name="ce31" office:value-type="float" office:value="33588" calcext:value-type="float">
            <text:p>33588</text:p>
          </table:table-cell>
          <table:table-cell table:style-name="ce21" office:value-type="float" office:value="10076" calcext:value-type="float">
            <text:p>1007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float" office:value="23040" calcext:value-type="float">
            <text:p>23040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10700" calcext:value-type="float">
            <text:p>107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55]=&quot;hybrid&quot;;0;IF([.T55]=&quot;LNG&quot;;0.5;IF([.T55]=&quot;Fuel &amp; LNG&quot;;1;IF([.T55]=&quot;Heavy Fuel Oil&quot;;3;IF([.T55]=&quot;Sail&quot;;0;2)))))" office:value-type="float" office:value="2" calcext:value-type="float">
            <text:p>2</text:p>
          </table:table-cell>
          <table:table-cell table:formula="of:=IF([.O55]=0;2;INT([.O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J55]/10000)" office:value-type="float" office:value="3" calcext:value-type="float">
            <text:p>3</text:p>
          </table:table-cell>
          <table:table-cell table:formula="of:=[.U55]*[.V55]+[.W55]+[.X55]" office:value-type="float" office:value="7" calcext:value-type="float">
            <text:p>7</text:p>
          </table:table-cell>
          <table:table-cell table:formula="of:=INT([.Y5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1" office:value-type="string" calcext:value-type="string">
            <text:p>ECO ADRIATICA</text:p>
          </table:table-cell>
          <table:table-cell table:style-name="ce21" office:value-type="string" calcext:value-type="string">
            <text:p>247384100</text:p>
          </table:table-cell>
          <table:table-cell table:style-name="ce21" office:value-type="string" calcext:value-type="string">
            <text:p>cargo</text:p>
          </table:table-cell>
          <table:table-cell table:style-name="ce31" office:value-type="float" office:value="0" calcext:value-type="float">
            <text:p>0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1" office:value-type="float" office:value="18121" calcext:value-type="float">
            <text:p>18121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hybrid</text:p>
          </table:table-cell>
          <table:table-cell table:formula="of:=IF([.T56]=&quot;hybrid&quot;;0;IF([.T56]=&quot;LNG&quot;;0.5;IF([.T56]=&quot;Fuel &amp; LNG&quot;;1;IF([.T56]=&quot;Heavy Fuel Oil&quot;;3;IF([.T56]=&quot;Sail&quot;;0;2)))))" office:value-type="float" office:value="0" calcext:value-type="float">
            <text:p>0</text:p>
          </table:table-cell>
          <table:table-cell table:formula="of:=IF([.O56]=0;2;INT([.O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J56]/10000)" office:value-type="float" office:value="6" calcext:value-type="float">
            <text:p>6</text:p>
          </table:table-cell>
          <table:table-cell table:formula="of:=[.U56]*[.V56]+[.W56]+[.X56]" office:value-type="float" office:value="6" calcext:value-type="float">
            <text:p>6</text:p>
          </table:table-cell>
          <table:table-cell table:formula="of:=INT([.Y5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1" office:value-type="string" calcext:value-type="string">
            <text:p>ECO MEDITERRANEA</text:p>
          </table:table-cell>
          <table:table-cell table:style-name="ce21" office:value-type="string" calcext:value-type="string">
            <text:p>2473839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238" calcext:value-type="float">
            <text:p>238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64575" calcext:value-type="float">
            <text:p>64575</text:p>
          </table:table-cell>
          <table:table-cell table:style-name="ce21" office:value-type="float" office:value="41147" calcext:value-type="float">
            <text:p>4114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1" office:value-type="float" office:value="117" calcext:value-type="float">
            <text:p>117</text:p>
          </table:table-cell>
          <table:table-cell/>
          <table:table-cell table:style-name="ce21" office:value-type="float" office:value="64575" calcext:value-type="float">
            <text:p>64575</text:p>
          </table:table-cell>
          <table:table-cell table:style-name="ce21" office:value-type="string" calcext:value-type="string">
            <text:p>azipod</text:p>
          </table:table-cell>
          <table:table-cell table:style-name="ce31" office:value-type="string" calcext:value-type="string">
            <text:p>hybrid</text:p>
          </table:table-cell>
          <table:table-cell table:formula="of:=IF([.T57]=&quot;hybrid&quot;;0;IF([.T57]=&quot;LNG&quot;;0.5;IF([.T57]=&quot;Fuel &amp; LNG&quot;;1;IF([.T57]=&quot;Heavy Fuel Oil&quot;;3;IF([.T57]=&quot;Sail&quot;;0;2)))))" office:value-type="float" office:value="0" calcext:value-type="float">
            <text:p>0</text:p>
          </table:table-cell>
          <table:table-cell table:formula="of:=IF([.O57]=0;2;INT([.O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J57]/10000)" office:value-type="float" office:value="6" calcext:value-type="float">
            <text:p>6</text:p>
          </table:table-cell>
          <table:table-cell table:formula="of:=[.U57]*[.V57]+[.W57]+[.X57]" office:value-type="float" office:value="6" calcext:value-type="float">
            <text:p>6</text:p>
          </table:table-cell>
          <table:table-cell table:formula="of:=INT([.Y5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58]=&quot;hybrid&quot;;0;IF([.T58]=&quot;LNG&quot;;0.5;IF([.T58]=&quot;Fuel &amp; LNG&quot;;1;IF([.T58]=&quot;Heavy Fuel Oil&quot;;3;IF([.T58]=&quot;Sail&quot;;0;2)))))" office:value-type="float" office:value="2" calcext:value-type="float">
            <text:p>2</text:p>
          </table:table-cell>
          <table:table-cell table:formula="of:=IF([.O58]=0;2;INT([.O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J58]/10000)" office:value-type="float" office:value="3" calcext:value-type="float">
            <text:p>3</text:p>
          </table:table-cell>
          <table:table-cell table:formula="of:=[.U58]*[.V58]+[.W58]+[.X58]" office:value-type="float" office:value="6" calcext:value-type="float">
            <text:p>6</text:p>
          </table:table-cell>
          <table:table-cell table:formula="of:=INT([.Y5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59]=&quot;hybrid&quot;;0;IF([.T59]=&quot;LNG&quot;;0.5;IF([.T59]=&quot;Fuel &amp; LNG&quot;;1;IF([.T59]=&quot;Heavy Fuel Oil&quot;;3;IF([.T59]=&quot;Sail&quot;;0;2)))))" office:value-type="float" office:value="2" calcext:value-type="float">
            <text:p>2</text:p>
          </table:table-cell>
          <table:table-cell table:formula="of:=IF([.O59]=0;2;INT([.O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J59]/10000)" office:value-type="float" office:value="2" calcext:value-type="float">
            <text:p>2</text:p>
          </table:table-cell>
          <table:table-cell table:formula="of:=[.U59]*[.V59]+[.W59]+[.X59]" office:value-type="float" office:value="6" calcext:value-type="float">
            <text:p>6</text:p>
          </table:table-cell>
          <table:table-cell table:formula="of:=INT([.Y5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T60]=&quot;hybrid&quot;;0;IF([.T60]=&quot;LNG&quot;;0.5;IF([.T60]=&quot;Fuel &amp; LNG&quot;;1;IF([.T60]=&quot;Heavy Fuel Oil&quot;;3;IF([.T60]=&quot;Sail&quot;;0;2)))))" office:value-type="float" office:value="3" calcext:value-type="float">
            <text:p>3</text:p>
          </table:table-cell>
          <table:table-cell table:formula="of:=IF([.O60]=0;2;INT([.O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J60]/10000)" office:value-type="float" office:value="0" calcext:value-type="float">
            <text:p>0</text:p>
          </table:table-cell>
          <table:table-cell table:formula="of:=[.U60]*[.V60]+[.W60]+[.X60]" office:value-type="float" office:value="6" calcext:value-type="float">
            <text:p>6</text:p>
          </table:table-cell>
          <table:table-cell table:formula="of:=INT([.Y6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1" office:value-type="string" calcext:value-type="string">
            <text:p>CIUDAD DE PALMA</text:p>
          </table:table-cell>
          <table:table-cell table:style-name="ce21" office:value-type="string" calcext:value-type="string">
            <text:p>224588000</text:p>
          </table:table-cell>
          <table:table-cell table:style-name="ce21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7" calcext:value-type="float">
            <text:p>2007</text:p>
          </table:table-cell>
          <table:table-cell/>
          <table:table-cell table:style-name="ce31" office:value-type="float" office:value="27105" calcext:value-type="float">
            <text:p>27105</text:p>
          </table:table-cell>
          <table:table-cell table:style-name="ce21" office:value-type="float" office:value="9175" calcext:value-type="float">
            <text:p>917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7000" calcext:value-type="float">
            <text:p>7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1]=&quot;hybrid&quot;;0;IF([.T61]=&quot;LNG&quot;;0.5;IF([.T61]=&quot;Fuel &amp; LNG&quot;;1;IF([.T61]=&quot;Heavy Fuel Oil&quot;;3;IF([.T61]=&quot;Sail&quot;;0;2)))))" office:value-type="float" office:value="2" calcext:value-type="float">
            <text:p>2</text:p>
          </table:table-cell>
          <table:table-cell table:formula="of:=IF([.O61]=0;2;INT([.O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J61]/10000)" office:value-type="float" office:value="2" calcext:value-type="float">
            <text:p>2</text:p>
          </table:table-cell>
          <table:table-cell table:formula="of:=[.U61]*[.V61]+[.W61]+[.X61]" office:value-type="float" office:value="6" calcext:value-type="float">
            <text:p>6</text:p>
          </table:table-cell>
          <table:table-cell table:formula="of:=INT([.Y6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1" office:value-type="string" calcext:value-type="string">
            <text:p>HEDY LAMARR</text:p>
          </table:table-cell>
          <table:table-cell table:style-name="ce21" office:value-type="string" calcext:value-type="string">
            <text:p>209348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560" calcext:value-type="float">
            <text:p>56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26375" calcext:value-type="float">
            <text:p>26375</text:p>
          </table:table-cell>
          <table:table-cell table:style-name="ce21" office:value-type="float" office:value="8994" calcext:value-type="float">
            <text:p>899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8702" calcext:value-type="float">
            <text:p>870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2]=&quot;hybrid&quot;;0;IF([.T62]=&quot;LNG&quot;;0.5;IF([.T62]=&quot;Fuel &amp; LNG&quot;;1;IF([.T62]=&quot;Heavy Fuel Oil&quot;;3;IF([.T62]=&quot;Sail&quot;;0;2)))))" office:value-type="float" office:value="2" calcext:value-type="float">
            <text:p>2</text:p>
          </table:table-cell>
          <table:table-cell table:formula="of:=IF([.O62]=0;2;INT([.O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J62]/10000)" office:value-type="float" office:value="2" calcext:value-type="float">
            <text:p>2</text:p>
          </table:table-cell>
          <table:table-cell table:formula="of:=[.U62]*[.V62]+[.W62]+[.X62]" office:value-type="float" office:value="6" calcext:value-type="float">
            <text:p>6</text:p>
          </table:table-cell>
          <table:table-cell table:formula="of:=INT([.Y6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1" office:value-type="string" calcext:value-type="string">
            <text:p>CIUDAD DE GRANADA</text:p>
          </table:table-cell>
          <table:table-cell table:style-name="ce21" office:value-type="string" calcext:value-type="string">
            <text:p>224600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356" calcext:value-type="float">
            <text:p>356</text:p>
          </table:table-cell>
          <table:table-cell table:style-name="ce21" office:value-type="float" office:value="172" calcext:value-type="float">
            <text:p>172</text:p>
          </table:table-cell>
          <table:table-cell table:style-name="ce21" office:value-type="float" office:value="26.2" calcext:value-type="float">
            <text:p>26.2</text:p>
          </table:table-cell>
          <table:table-cell table:style-name="ce21" office:value-type="float" office:value="2001" calcext:value-type="float">
            <text:p>2001</text:p>
          </table:table-cell>
          <table:table-cell/>
          <table:table-cell table:style-name="ce31" office:value-type="float" office:value="26916" calcext:value-type="float">
            <text:p>26916</text:p>
          </table:table-cell>
          <table:table-cell table:style-name="ce21" office:value-type="float" office:value="14608" calcext:value-type="float">
            <text:p>14608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31" office:value-type="float" office:value="28960" calcext:value-type="float">
            <text:p>2896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5000" calcext:value-type="float">
            <text:p>50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3]=&quot;hybrid&quot;;0;IF([.T63]=&quot;LNG&quot;;0.5;IF([.T63]=&quot;Fuel &amp; LNG&quot;;1;IF([.T63]=&quot;Heavy Fuel Oil&quot;;3;IF([.T63]=&quot;Sail&quot;;0;2)))))" office:value-type="float" office:value="2" calcext:value-type="float">
            <text:p>2</text:p>
          </table:table-cell>
          <table:table-cell table:formula="of:=IF([.O63]=0;2;INT([.O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J63]/10000)" office:value-type="float" office:value="2" calcext:value-type="float">
            <text:p>2</text:p>
          </table:table-cell>
          <table:table-cell table:formula="of:=[.U63]*[.V63]+[.W63]+[.X63]" office:value-type="float" office:value="6" calcext:value-type="float">
            <text:p>6</text:p>
          </table:table-cell>
          <table:table-cell table:formula="of:=INT([.Y6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64]=&quot;hybrid&quot;;0;IF([.T64]=&quot;LNG&quot;;0.5;IF([.T64]=&quot;Fuel &amp; LNG&quot;;1;IF([.T64]=&quot;Heavy Fuel Oil&quot;;3;IF([.T64]=&quot;Sail&quot;;0;2)))))" office:value-type="float" office:value="2" calcext:value-type="float">
            <text:p>2</text:p>
          </table:table-cell>
          <table:table-cell table:formula="of:=IF([.O64]=0;2;INT([.O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J64]/10000)" office:value-type="float" office:value="3" calcext:value-type="float">
            <text:p>3</text:p>
          </table:table-cell>
          <table:table-cell table:formula="of:=[.U64]*[.V64]+[.W64]+[.X64]" office:value-type="float" office:value="5" calcext:value-type="float">
            <text:p>5</text:p>
          </table:table-cell>
          <table:table-cell table:formula="of:=INT([.Y6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GNV SPIRIT</text:p>
          </table:table-cell>
          <table:table-cell table:style-name="ce21" office:value-type="string" calcext:value-type="string">
            <text:p>247438100</text:p>
          </table:table-cell>
          <table:table-cell table:style-name="ce21" office:value-type="string" calcext:value-type="string">
            <text:p>passenger</text:p>
          </table:table-cell>
          <table:table-cell table:style-name="ce14" office:value-type="float" office:value="1608" calcext:value-type="float">
            <text:p>1608</text:p>
          </table:table-cell>
          <table:table-cell table:style-name="ce21" office:value-type="float" office:value="204" calcext:value-type="float">
            <text:p>20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20150" calcext:value-type="float">
            <text:p>20150</text:p>
          </table:table-cell>
          <table:table-cell table:style-name="ce31" office:value-type="float" office:value="32728" calcext:value-type="float">
            <text:p>32728</text:p>
          </table:table-cell>
          <table:table-cell table:style-name="ce21" office:value-type="float" office:value="13081" calcext:value-type="float">
            <text:p>13081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31" office:value-type="float" office:value="46080" calcext:value-type="float">
            <text:p>46080</text:p>
          </table:table-cell>
          <table:table-cell table:style-name="ce21" office:value-type="float" office:value="510" calcext:value-type="float">
            <text:p>510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6515" calcext:value-type="float">
            <text:p>6515</text:p>
          </table:table-cell>
          <table:table-cell table:style-name="ce21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T65]=&quot;hybrid&quot;;0;IF([.T65]=&quot;LNG&quot;;0.5;IF([.T65]=&quot;Fuel &amp; LNG&quot;;1;IF([.T65]=&quot;Heavy Fuel Oil&quot;;3;IF([.T65]=&quot;Sail&quot;;0;2)))))" office:value-type="float" office:value="2" calcext:value-type="float">
            <text:p>2</text:p>
          </table:table-cell>
          <table:table-cell table:formula="of:=IF([.O65]=0;2;INT([.O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J65]/10000)" office:value-type="float" office:value="3" calcext:value-type="float">
            <text:p>3</text:p>
          </table:table-cell>
          <table:table-cell table:formula="of:=[.U65]*[.V65]+[.W65]+[.X65]" office:value-type="float" office:value="12" calcext:value-type="float">
            <text:p>12</text:p>
          </table:table-cell>
          <table:table-cell table:formula="of:=INT([.Y65]*5/[.Y$3]+0.5)" office:value-type="float" office:value="2" calcext:value-type="float">
            <text:p>2</text:p>
          </table:table-cell>
          <table:table-cell table:number-columns-repeated="16358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745" calcext:value-type="float">
            <text:p>14745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6]=&quot;hybrid&quot;;0;IF([.T66]=&quot;LNG&quot;;0.5;IF([.T66]=&quot;Fuel &amp; LNG&quot;;1;IF([.T66]=&quot;Heavy Fuel Oil&quot;;3;IF([.T66]=&quot;Sail&quot;;0;2)))))" office:value-type="float" office:value="2" calcext:value-type="float">
            <text:p>2</text:p>
          </table:table-cell>
          <table:table-cell table:formula="of:=IF([.O66]=0;2;INT([.O66]/10000))" office:value-type="float" office:value="2" calcext:value-type="float">
            <text:p>2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J66]/10000)" office:value-type="float" office:value="1" calcext:value-type="float">
            <text:p>1</text:p>
          </table:table-cell>
          <table:table-cell table:formula="of:=[.U66]*[.V66]+[.W66]+[.X66]" office:value-type="float" office:value="5" calcext:value-type="float">
            <text:p>5</text:p>
          </table:table-cell>
          <table:table-cell table:formula="of:=INT([.Y6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67]=&quot;hybrid&quot;;0;IF([.T67]=&quot;LNG&quot;;0.5;IF([.T67]=&quot;Fuel &amp; LNG&quot;;1;IF([.T67]=&quot;Heavy Fuel Oil&quot;;3;IF([.T67]=&quot;Sail&quot;;0;2)))))" office:value-type="float" office:value="2" calcext:value-type="float">
            <text:p>2</text:p>
          </table:table-cell>
          <table:table-cell table:formula="of:=IF([.O67]=0;2;INT([.O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J67]/10000)" office:value-type="float" office:value="1" calcext:value-type="float">
            <text:p>1</text:p>
          </table:table-cell>
          <table:table-cell table:formula="of:=[.U67]*[.V67]+[.W67]+[.X67]" office:value-type="float" office:value="5" calcext:value-type="float">
            <text:p>5</text:p>
          </table:table-cell>
          <table:table-cell table:formula="of:=INT([.Y6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CIUDAD DE MAHON</text:p>
          </table:table-cell>
          <table:table-cell table:style-name="ce21" office:value-type="string" calcext:value-type="string">
            <text:p>22469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966" calcext:value-type="float">
            <text:p>966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24.2" calcext:value-type="float">
            <text:p>24.2</text:p>
          </table:table-cell>
          <table:table-cell table:style-name="ce21" office:value-type="float" office:value="2008" calcext:value-type="float">
            <text:p>2008</text:p>
          </table:table-cell>
          <table:table-cell/>
          <table:table-cell table:style-name="ce31" office:value-type="float" office:value="10333" calcext:value-type="float">
            <text:p>10333</text:p>
          </table:table-cell>
          <table:table-cell table:style-name="ce21" office:value-type="float" office:value="6051" calcext:value-type="float">
            <text:p>605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31" office:value-type="float" office:value="23400" calcext:value-type="float">
            <text:p>234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460" calcext:value-type="float">
            <text:p>460</text:p>
          </table:table-cell>
          <table:table-cell table:style-name="ce21" office:value-type="float" office:value="3400" calcext:value-type="float">
            <text:p>340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68]=&quot;hybrid&quot;;0;IF([.T68]=&quot;LNG&quot;;0.5;IF([.T68]=&quot;Fuel &amp; LNG&quot;;1;IF([.T68]=&quot;Heavy Fuel Oil&quot;;3;IF([.T68]=&quot;Sail&quot;;0;2)))))" office:value-type="float" office:value="2" calcext:value-type="float">
            <text:p>2</text:p>
          </table:table-cell>
          <table:table-cell table:formula="of:=IF([.O68]=0;2;INT([.O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J68]/10000)" office:value-type="float" office:value="1" calcext:value-type="float">
            <text:p>1</text:p>
          </table:table-cell>
          <table:table-cell table:formula="of:=[.U68]*[.V68]+[.W68]+[.X68]" office:value-type="float" office:value="5" calcext:value-type="float">
            <text:p>5</text:p>
          </table:table-cell>
          <table:table-cell table:formula="of:=INT([.Y6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ELEANOR ROOSEVELT</text:p>
          </table:table-cell>
          <table:table-cell table:style-name="ce21" office:value-type="string" calcext:value-type="string">
            <text:p>210049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196" calcext:value-type="float">
            <text:p>1196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1" office:value-type="float" office:value="3678" calcext:value-type="float">
            <text:p>3678</text:p>
          </table:table-cell>
          <table:table-cell table:number-columns-repeated="2"/>
          <table:table-cell table:style-name="ce21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1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1" office:value-type="string" calcext:value-type="string">
            <text:p>Waterjet</text:p>
          </table:table-cell>
          <table:table-cell table:style-name="ce31" office:value-type="string" calcext:value-type="string">
            <text:p>fuel &amp; LNG</text:p>
          </table:table-cell>
          <table:table-cell table:formula="of:=IF([.T69]=&quot;hybrid&quot;;0;IF([.T69]=&quot;LNG&quot;;0.5;IF([.T69]=&quot;Fuel &amp; LNG&quot;;1;IF([.T69]=&quot;Heavy Fuel Oil&quot;;3;IF([.T69]=&quot;Sail&quot;;0;2)))))" office:value-type="float" office:value="1" calcext:value-type="float">
            <text:p>1</text:p>
          </table:table-cell>
          <table:table-cell table:formula="of:=IF([.O69]=0;2;INT([.O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J69]/10000)" office:value-type="float" office:value="1" calcext:value-type="float">
            <text:p>1</text:p>
          </table:table-cell>
          <table:table-cell table:formula="of:=[.U69]*[.V69]+[.W69]+[.X69]" office:value-type="float" office:value="5" calcext:value-type="float">
            <text:p>5</text:p>
          </table:table-cell>
          <table:table-cell table:formula="of:=INT([.Y6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0]=&quot;hybrid&quot;;0;IF([.T70]=&quot;LNG&quot;;0.5;IF([.T70]=&quot;Fuel &amp; LNG&quot;;1;IF([.T70]=&quot;Heavy Fuel Oil&quot;;3;IF([.T70]=&quot;Sail&quot;;0;2)))))" office:value-type="float" office:value="2" calcext:value-type="float">
            <text:p>2</text:p>
          </table:table-cell>
          <table:table-cell table:formula="of:=IF([.O70]=0;2;INT([.O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J70]/10000)" office:value-type="float" office:value="0" calcext:value-type="float">
            <text:p>0</text:p>
          </table:table-cell>
          <table:table-cell table:formula="of:=[.U70]*[.V70]+[.W70]+[.X70]" office:value-type="float" office:value="4" calcext:value-type="float">
            <text:p>4</text:p>
          </table:table-cell>
          <table:table-cell table:formula="of:=INT([.Y7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1]=&quot;hybrid&quot;;0;IF([.T71]=&quot;LNG&quot;;0.5;IF([.T71]=&quot;Fuel &amp; LNG&quot;;1;IF([.T71]=&quot;Heavy Fuel Oil&quot;;3;IF([.T71]=&quot;Sail&quot;;0;2)))))" office:value-type="float" office:value="2" calcext:value-type="float">
            <text:p>2</text:p>
          </table:table-cell>
          <table:table-cell table:formula="of:=IF([.O71]=0;2;INT([.O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J71]/10000)" office:value-type="float" office:value="0" calcext:value-type="float">
            <text:p>0</text:p>
          </table:table-cell>
          <table:table-cell table:formula="of:=[.U71]*[.V71]+[.W71]+[.X71]" office:value-type="float" office:value="4" calcext:value-type="float">
            <text:p>4</text:p>
          </table:table-cell>
          <table:table-cell table:formula="of:=INT([.Y7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2]=&quot;hybrid&quot;;0;IF([.T72]=&quot;LNG&quot;;0.5;IF([.T72]=&quot;Fuel &amp; LNG&quot;;1;IF([.T72]=&quot;Heavy Fuel Oil&quot;;3;IF([.T72]=&quot;Sail&quot;;0;2)))))" office:value-type="float" office:value="2" calcext:value-type="float">
            <text:p>2</text:p>
          </table:table-cell>
          <table:table-cell table:formula="of:=IF([.O72]=0;2;INT([.O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J72]/10000)" office:value-type="float" office:value="0" calcext:value-type="float">
            <text:p>0</text:p>
          </table:table-cell>
          <table:table-cell table:formula="of:=[.U72]*[.V72]+[.W72]+[.X72]" office:value-type="float" office:value="4" calcext:value-type="float">
            <text:p>4</text:p>
          </table:table-cell>
          <table:table-cell table:formula="of:=INT([.Y7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3]=&quot;hybrid&quot;;0;IF([.T73]=&quot;LNG&quot;;0.5;IF([.T73]=&quot;Fuel &amp; LNG&quot;;1;IF([.T73]=&quot;Heavy Fuel Oil&quot;;3;IF([.T73]=&quot;Sail&quot;;0;2)))))" office:value-type="float" office:value="2" calcext:value-type="float">
            <text:p>2</text:p>
          </table:table-cell>
          <table:table-cell table:formula="of:=IF([.O73]=0;2;INT([.O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J73]/10000)" office:value-type="float" office:value="0" calcext:value-type="float">
            <text:p>0</text:p>
          </table:table-cell>
          <table:table-cell table:formula="of:=[.U73]*[.V73]+[.W73]+[.X73]" office:value-type="float" office:value="4" calcext:value-type="float">
            <text:p>4</text:p>
          </table:table-cell>
          <table:table-cell table:formula="of:=INT([.Y7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2967" calcext:value-type="float">
            <text:p>2967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4]=&quot;hybrid&quot;;0;IF([.T74]=&quot;LNG&quot;;0.5;IF([.T74]=&quot;Fuel &amp; LNG&quot;;1;IF([.T74]=&quot;Heavy Fuel Oil&quot;;3;IF([.T74]=&quot;Sail&quot;;0;2)))))" office:value-type="float" office:value="2" calcext:value-type="float">
            <text:p>2</text:p>
          </table:table-cell>
          <table:table-cell table:formula="of:=IF([.O74]=0;2;INT([.O74]/10000))" office:value-type="float" office:value="2" calcext:value-type="float">
            <text:p>2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J74]/10000)" office:value-type="float" office:value="0" calcext:value-type="float">
            <text:p>0</text:p>
          </table:table-cell>
          <table:table-cell table:formula="of:=[.U74]*[.V74]+[.W74]+[.X74]" office:value-type="float" office:value="4" calcext:value-type="float">
            <text:p>4</text:p>
          </table:table-cell>
          <table:table-cell table:formula="of:=INT([.Y7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T75]=&quot;hybrid&quot;;0;IF([.T75]=&quot;LNG&quot;;0.5;IF([.T75]=&quot;Fuel &amp; LNG&quot;;1;IF([.T75]=&quot;Heavy Fuel Oil&quot;;3;IF([.T75]=&quot;Sail&quot;;0;2)))))" office:value-type="float" office:value="2" calcext:value-type="float">
            <text:p>2</text:p>
          </table:table-cell>
          <table:table-cell table:formula="of:=IF([.O75]=0;2;INT([.O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J75]/10000)" office:value-type="float" office:value="0" calcext:value-type="float">
            <text:p>0</text:p>
          </table:table-cell>
          <table:table-cell table:formula="of:=[.U75]*[.V75]+[.W75]+[.X75]" office:value-type="float" office:value="4" calcext:value-type="float">
            <text:p>4</text:p>
          </table:table-cell>
          <table:table-cell table:formula="of:=INT([.Y7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T76]=&quot;hybrid&quot;;0;IF([.T76]=&quot;LNG&quot;;0.5;IF([.T76]=&quot;Fuel &amp; LNG&quot;;1;IF([.T76]=&quot;Heavy Fuel Oil&quot;;3;IF([.T76]=&quot;Sail&quot;;0;2)))))" office:value-type="float" office:value="2" calcext:value-type="float">
            <text:p>2</text:p>
          </table:table-cell>
          <table:table-cell table:formula="of:=IF([.O76]=0;2;INT([.O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J76]/10000)" office:value-type="float" office:value="0" calcext:value-type="float">
            <text:p>0</text:p>
          </table:table-cell>
          <table:table-cell table:formula="of:=[.U76]*[.V76]+[.W76]+[.X76]" office:value-type="float" office:value="4" calcext:value-type="float">
            <text:p>4</text:p>
          </table:table-cell>
          <table:table-cell table:formula="of:=INT([.Y7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1" office:value-type="string" calcext:value-type="string">
            <text:p>KERRY</text:p>
          </table:table-cell>
          <table:table-cell table:style-name="ce21" office:value-type="string" calcext:value-type="string">
            <text:p>21077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350" calcext:value-type="float">
            <text:p>350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16850" calcext:value-type="float">
            <text:p>16850</text:p>
          </table:table-cell>
          <table:table-cell table:style-name="ce31" office:value-type="float" office:value="24418" calcext:value-type="float">
            <text:p>24418</text:p>
          </table:table-cell>
          <table:table-cell table:style-name="ce21" office:value-type="float" office:value="7868" calcext:value-type="float">
            <text:p>786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18900" calcext:value-type="float">
            <text:p>189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7111" calcext:value-type="float">
            <text:p>7111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77]=&quot;hybrid&quot;;0;IF([.T77]=&quot;LNG&quot;;0.5;IF([.T77]=&quot;Fuel &amp; LNG&quot;;1;IF([.T77]=&quot;Heavy Fuel Oil&quot;;3;IF([.T77]=&quot;Sail&quot;;0;2)))))" office:value-type="float" office:value="2" calcext:value-type="float">
            <text:p>2</text:p>
          </table:table-cell>
          <table:table-cell table:formula="of:=IF([.O77]=0;2;INT([.O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J77]/10000)" office:value-type="float" office:value="2" calcext:value-type="float">
            <text:p>2</text:p>
          </table:table-cell>
          <table:table-cell table:formula="of:=[.U77]*[.V77]+[.W77]+[.X77]" office:value-type="float" office:value="4" calcext:value-type="float">
            <text:p>4</text:p>
          </table:table-cell>
          <table:table-cell table:formula="of:=INT([.Y7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T78]=&quot;hybrid&quot;;0;IF([.T78]=&quot;LNG&quot;;0.5;IF([.T78]=&quot;Fuel &amp; LNG&quot;;1;IF([.T78]=&quot;Heavy Fuel Oil&quot;;3;IF([.T78]=&quot;Sail&quot;;0;2)))))" office:value-type="float" office:value="2" calcext:value-type="float">
            <text:p>2</text:p>
          </table:table-cell>
          <table:table-cell table:formula="of:=IF([.O78]=0;2;INT([.O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J78]/10000)" office:value-type="float" office:value="0" calcext:value-type="float">
            <text:p>0</text:p>
          </table:table-cell>
          <table:table-cell table:formula="of:=[.U78]*[.V78]+[.W78]+[.X78]" office:value-type="float" office:value="4" calcext:value-type="float">
            <text:p>4</text:p>
          </table:table-cell>
          <table:table-cell table:formula="of:=INT([.Y7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79]=&quot;hybrid&quot;;0;IF([.T79]=&quot;LNG&quot;;0.5;IF([.T79]=&quot;Fuel &amp; LNG&quot;;1;IF([.T79]=&quot;Heavy Fuel Oil&quot;;3;IF([.T79]=&quot;Sail&quot;;0;2)))))" office:value-type="float" office:value="2" calcext:value-type="float">
            <text:p>2</text:p>
          </table:table-cell>
          <table:table-cell table:formula="of:=IF([.O79]=0;2;INT([.O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J79]/10000)" office:value-type="float" office:value="0" calcext:value-type="float">
            <text:p>0</text:p>
          </table:table-cell>
          <table:table-cell table:formula="of:=[.U79]*[.V79]+[.W79]+[.X79]" office:value-type="float" office:value="4" calcext:value-type="float">
            <text:p>4</text:p>
          </table:table-cell>
          <table:table-cell table:formula="of:=INT([.Y7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0]=&quot;hybrid&quot;;0;IF([.T80]=&quot;LNG&quot;;0.5;IF([.T80]=&quot;Fuel &amp; LNG&quot;;1;IF([.T80]=&quot;Heavy Fuel Oil&quot;;3;IF([.T80]=&quot;Sail&quot;;0;2)))))" office:value-type="float" office:value="2" calcext:value-type="float">
            <text:p>2</text:p>
          </table:table-cell>
          <table:table-cell table:formula="of:=IF([.O80]=0;2;INT([.O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J80]/10000)" office:value-type="float" office:value="0" calcext:value-type="float">
            <text:p>0</text:p>
          </table:table-cell>
          <table:table-cell table:formula="of:=[.U80]*[.V80]+[.W80]+[.X80]" office:value-type="float" office:value="4" calcext:value-type="float">
            <text:p>4</text:p>
          </table:table-cell>
          <table:table-cell table:formula="of:=INT([.Y8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T81]=&quot;hybrid&quot;;0;IF([.T81]=&quot;LNG&quot;;0.5;IF([.T81]=&quot;Fuel &amp; LNG&quot;;1;IF([.T81]=&quot;Heavy Fuel Oil&quot;;3;IF([.T81]=&quot;Sail&quot;;0;2)))))" office:value-type="float" office:value="2" calcext:value-type="float">
            <text:p>2</text:p>
          </table:table-cell>
          <table:table-cell table:formula="of:=IF([.O81]=0;2;INT([.O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J81]/10000)" office:value-type="float" office:value="0" calcext:value-type="float">
            <text:p>0</text:p>
          </table:table-cell>
          <table:table-cell table:formula="of:=[.U81]*[.V81]+[.W81]+[.X81]" office:value-type="float" office:value="4" calcext:value-type="float">
            <text:p>4</text:p>
          </table:table-cell>
          <table:table-cell table:formula="of:=INT([.Y8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T82]=&quot;hybrid&quot;;0;IF([.T82]=&quot;LNG&quot;;0.5;IF([.T82]=&quot;Fuel &amp; LNG&quot;;1;IF([.T82]=&quot;Heavy Fuel Oil&quot;;3;IF([.T82]=&quot;Sail&quot;;0;2)))))" office:value-type="float" office:value="2" calcext:value-type="float">
            <text:p>2</text:p>
          </table:table-cell>
          <table:table-cell table:formula="of:=IF([.O82]=0;2;INT([.O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J82]/10000)" office:value-type="float" office:value="0" calcext:value-type="float">
            <text:p>0</text:p>
          </table:table-cell>
          <table:table-cell table:formula="of:=[.U82]*[.V82]+[.W82]+[.X82]" office:value-type="float" office:value="4" calcext:value-type="float">
            <text:p>4</text:p>
          </table:table-cell>
          <table:table-cell table:formula="of:=INT([.Y8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3]=&quot;hybrid&quot;;0;IF([.T83]=&quot;LNG&quot;;0.5;IF([.T83]=&quot;Fuel &amp; LNG&quot;;1;IF([.T83]=&quot;Heavy Fuel Oil&quot;;3;IF([.T83]=&quot;Sail&quot;;0;2)))))" office:value-type="float" office:value="2" calcext:value-type="float">
            <text:p>2</text:p>
          </table:table-cell>
          <table:table-cell table:formula="of:=IF([.O83]=0;2;INT([.O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J83]/10000)" office:value-type="float" office:value="0" calcext:value-type="float">
            <text:p>0</text:p>
          </table:table-cell>
          <table:table-cell table:formula="of:=[.U83]*[.V83]+[.W83]+[.X83]" office:value-type="float" office:value="4" calcext:value-type="float">
            <text:p>4</text:p>
          </table:table-cell>
          <table:table-cell table:formula="of:=INT([.Y8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4]=&quot;hybrid&quot;;0;IF([.T84]=&quot;LNG&quot;;0.5;IF([.T84]=&quot;Fuel &amp; LNG&quot;;1;IF([.T84]=&quot;Heavy Fuel Oil&quot;;3;IF([.T84]=&quot;Sail&quot;;0;2)))))" office:value-type="float" office:value="2" calcext:value-type="float">
            <text:p>2</text:p>
          </table:table-cell>
          <table:table-cell table:formula="of:=IF([.O84]=0;2;INT([.O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J84]/10000)" office:value-type="float" office:value="0" calcext:value-type="float">
            <text:p>0</text:p>
          </table:table-cell>
          <table:table-cell table:formula="of:=[.U84]*[.V84]+[.W84]+[.X84]" office:value-type="float" office:value="4" calcext:value-type="float">
            <text:p>4</text:p>
          </table:table-cell>
          <table:table-cell table:formula="of:=INT([.Y8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5]=&quot;hybrid&quot;;0;IF([.T85]=&quot;LNG&quot;;0.5;IF([.T85]=&quot;Fuel &amp; LNG&quot;;1;IF([.T85]=&quot;Heavy Fuel Oil&quot;;3;IF([.T85]=&quot;Sail&quot;;0;2)))))" office:value-type="float" office:value="2" calcext:value-type="float">
            <text:p>2</text:p>
          </table:table-cell>
          <table:table-cell table:formula="of:=IF([.O85]=0;2;INT([.O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J85]/10000)" office:value-type="float" office:value="0" calcext:value-type="float">
            <text:p>0</text:p>
          </table:table-cell>
          <table:table-cell table:formula="of:=[.U85]*[.V85]+[.W85]+[.X85]" office:value-type="float" office:value="4" calcext:value-type="float">
            <text:p>4</text:p>
          </table:table-cell>
          <table:table-cell table:formula="of:=INT([.Y8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T86]=&quot;hybrid&quot;;0;IF([.T86]=&quot;LNG&quot;;0.5;IF([.T86]=&quot;Fuel &amp; LNG&quot;;1;IF([.T86]=&quot;Heavy Fuel Oil&quot;;3;IF([.T86]=&quot;Sail&quot;;0;2)))))" office:value-type="float" office:value="2" calcext:value-type="float">
            <text:p>2</text:p>
          </table:table-cell>
          <table:table-cell table:formula="of:=IF([.O86]=0;2;INT([.O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J86]/10000)" office:value-type="float" office:value="0" calcext:value-type="float">
            <text:p>0</text:p>
          </table:table-cell>
          <table:table-cell table:formula="of:=[.U86]*[.V86]+[.W86]+[.X86]" office:value-type="float" office:value="4" calcext:value-type="float">
            <text:p>4</text:p>
          </table:table-cell>
          <table:table-cell table:formula="of:=INT([.Y8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T87]=&quot;hybrid&quot;;0;IF([.T87]=&quot;LNG&quot;;0.5;IF([.T87]=&quot;Fuel &amp; LNG&quot;;1;IF([.T87]=&quot;Heavy Fuel Oil&quot;;3;IF([.T87]=&quot;Sail&quot;;0;2)))))" office:value-type="float" office:value="2" calcext:value-type="float">
            <text:p>2</text:p>
          </table:table-cell>
          <table:table-cell table:formula="of:=IF([.O87]=0;2;INT([.O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J87]/10000)" office:value-type="float" office:value="0" calcext:value-type="float">
            <text:p>0</text:p>
          </table:table-cell>
          <table:table-cell table:formula="of:=[.U87]*[.V87]+[.W87]+[.X87]" office:value-type="float" office:value="4" calcext:value-type="float">
            <text:p>4</text:p>
          </table:table-cell>
          <table:table-cell table:formula="of:=INT([.Y8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T88]=&quot;hybrid&quot;;0;IF([.T88]=&quot;LNG&quot;;0.5;IF([.T88]=&quot;Fuel &amp; LNG&quot;;1;IF([.T88]=&quot;Heavy Fuel Oil&quot;;3;IF([.T88]=&quot;Sail&quot;;0;2)))))" office:value-type="float" office:value="2" calcext:value-type="float">
            <text:p>2</text:p>
          </table:table-cell>
          <table:table-cell table:formula="of:=IF([.O88]=0;2;INT([.O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J88]/10000)" office:value-type="float" office:value="0" calcext:value-type="float">
            <text:p>0</text:p>
          </table:table-cell>
          <table:table-cell table:formula="of:=[.U88]*[.V88]+[.W88]+[.X88]" office:value-type="float" office:value="4" calcext:value-type="float">
            <text:p>4</text:p>
          </table:table-cell>
          <table:table-cell table:formula="of:=INT([.Y8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T89]=&quot;hybrid&quot;;0;IF([.T89]=&quot;LNG&quot;;0.5;IF([.T89]=&quot;Fuel &amp; LNG&quot;;1;IF([.T89]=&quot;Heavy Fuel Oil&quot;;3;IF([.T89]=&quot;Sail&quot;;0;2)))))" office:value-type="float" office:value="2" calcext:value-type="float">
            <text:p>2</text:p>
          </table:table-cell>
          <table:table-cell table:formula="of:=IF([.O89]=0;2;INT([.O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J89]/10000)" office:value-type="float" office:value="0" calcext:value-type="float">
            <text:p>0</text:p>
          </table:table-cell>
          <table:table-cell table:formula="of:=[.U89]*[.V89]+[.W89]+[.X89]" office:value-type="float" office:value="4" calcext:value-type="float">
            <text:p>4</text:p>
          </table:table-cell>
          <table:table-cell table:formula="of:=INT([.Y8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0]=&quot;hybrid&quot;;0;IF([.T90]=&quot;LNG&quot;;0.5;IF([.T90]=&quot;Fuel &amp; LNG&quot;;1;IF([.T90]=&quot;Heavy Fuel Oil&quot;;3;IF([.T90]=&quot;Sail&quot;;0;2)))))" office:value-type="float" office:value="2" calcext:value-type="float">
            <text:p>2</text:p>
          </table:table-cell>
          <table:table-cell table:formula="of:=IF([.O90]=0;2;INT([.O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J90]/10000)" office:value-type="float" office:value="0" calcext:value-type="float">
            <text:p>0</text:p>
          </table:table-cell>
          <table:table-cell table:formula="of:=[.U90]*[.V90]+[.W90]+[.X90]" office:value-type="float" office:value="4" calcext:value-type="float">
            <text:p>4</text:p>
          </table:table-cell>
          <table:table-cell table:formula="of:=INT([.Y9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T91]=&quot;hybrid&quot;;0;IF([.T91]=&quot;LNG&quot;;0.5;IF([.T91]=&quot;Fuel &amp; LNG&quot;;1;IF([.T91]=&quot;Heavy Fuel Oil&quot;;3;IF([.T91]=&quot;Sail&quot;;0;2)))))" office:value-type="float" office:value="2" calcext:value-type="float">
            <text:p>2</text:p>
          </table:table-cell>
          <table:table-cell table:formula="of:=IF([.O91]=0;2;INT([.O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J91]/10000)" office:value-type="float" office:value="0" calcext:value-type="float">
            <text:p>0</text:p>
          </table:table-cell>
          <table:table-cell table:formula="of:=[.U91]*[.V91]+[.W91]+[.X91]" office:value-type="float" office:value="4" calcext:value-type="float">
            <text:p>4</text:p>
          </table:table-cell>
          <table:table-cell table:formula="of:=INT([.Y9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T92]=&quot;hybrid&quot;;0;IF([.T92]=&quot;LNG&quot;;0.5;IF([.T92]=&quot;Fuel &amp; LNG&quot;;1;IF([.T92]=&quot;Heavy Fuel Oil&quot;;3;IF([.T92]=&quot;Sail&quot;;0;2)))))" office:value-type="float" office:value="2" calcext:value-type="float">
            <text:p>2</text:p>
          </table:table-cell>
          <table:table-cell table:formula="of:=IF([.O92]=0;2;INT([.O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J92]/10000)" office:value-type="float" office:value="0" calcext:value-type="float">
            <text:p>0</text:p>
          </table:table-cell>
          <table:table-cell table:formula="of:=[.U92]*[.V92]+[.W92]+[.X92]" office:value-type="float" office:value="4" calcext:value-type="float">
            <text:p>4</text:p>
          </table:table-cell>
          <table:table-cell table:formula="of:=INT([.Y9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T93]=&quot;hybrid&quot;;0;IF([.T93]=&quot;LNG&quot;;0.5;IF([.T93]=&quot;Fuel &amp; LNG&quot;;1;IF([.T93]=&quot;Heavy Fuel Oil&quot;;3;IF([.T93]=&quot;Sail&quot;;0;2)))))" office:value-type="float" office:value="2" calcext:value-type="float">
            <text:p>2</text:p>
          </table:table-cell>
          <table:table-cell table:formula="of:=IF([.O93]=0;2;INT([.O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J93]/10000)" office:value-type="float" office:value="0" calcext:value-type="float">
            <text:p>0</text:p>
          </table:table-cell>
          <table:table-cell table:formula="of:=[.U93]*[.V93]+[.W93]+[.X93]" office:value-type="float" office:value="4" calcext:value-type="float">
            <text:p>4</text:p>
          </table:table-cell>
          <table:table-cell table:formula="of:=INT([.Y9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T94]=&quot;hybrid&quot;;0;IF([.T94]=&quot;LNG&quot;;0.5;IF([.T94]=&quot;Fuel &amp; LNG&quot;;1;IF([.T94]=&quot;Heavy Fuel Oil&quot;;3;IF([.T94]=&quot;Sail&quot;;0;2)))))" office:value-type="float" office:value="2" calcext:value-type="float">
            <text:p>2</text:p>
          </table:table-cell>
          <table:table-cell table:formula="of:=IF([.O94]=0;2;INT([.O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J94]/10000)" office:value-type="float" office:value="0" calcext:value-type="float">
            <text:p>0</text:p>
          </table:table-cell>
          <table:table-cell table:formula="of:=[.U94]*[.V94]+[.W94]+[.X94]" office:value-type="float" office:value="4" calcext:value-type="float">
            <text:p>4</text:p>
          </table:table-cell>
          <table:table-cell table:formula="of:=INT([.Y9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T95]=&quot;hybrid&quot;;0;IF([.T95]=&quot;LNG&quot;;0.5;IF([.T95]=&quot;Fuel &amp; LNG&quot;;1;IF([.T95]=&quot;Heavy Fuel Oil&quot;;3;IF([.T95]=&quot;Sail&quot;;0;2)))))" office:value-type="float" office:value="2" calcext:value-type="float">
            <text:p>2</text:p>
          </table:table-cell>
          <table:table-cell table:formula="of:=IF([.O95]=0;2;INT([.O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J95]/10000)" office:value-type="float" office:value="0" calcext:value-type="float">
            <text:p>0</text:p>
          </table:table-cell>
          <table:table-cell table:formula="of:=[.U95]*[.V95]+[.W95]+[.X95]" office:value-type="float" office:value="4" calcext:value-type="float">
            <text:p>4</text:p>
          </table:table-cell>
          <table:table-cell table:formula="of:=INT([.Y9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T96]=&quot;hybrid&quot;;0;IF([.T96]=&quot;LNG&quot;;0.5;IF([.T96]=&quot;Fuel &amp; LNG&quot;;1;IF([.T96]=&quot;Heavy Fuel Oil&quot;;3;IF([.T96]=&quot;Sail&quot;;0;2)))))" office:value-type="float" office:value="2" calcext:value-type="float">
            <text:p>2</text:p>
          </table:table-cell>
          <table:table-cell table:formula="of:=IF([.O96]=0;2;INT([.O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J96]/10000)" office:value-type="float" office:value="0" calcext:value-type="float">
            <text:p>0</text:p>
          </table:table-cell>
          <table:table-cell table:formula="of:=[.U96]*[.V96]+[.W96]+[.X96]" office:value-type="float" office:value="4" calcext:value-type="float">
            <text:p>4</text:p>
          </table:table-cell>
          <table:table-cell table:formula="of:=INT([.Y9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T97]=&quot;hybrid&quot;;0;IF([.T97]=&quot;LNG&quot;;0.5;IF([.T97]=&quot;Fuel &amp; LNG&quot;;1;IF([.T97]=&quot;Heavy Fuel Oil&quot;;3;IF([.T97]=&quot;Sail&quot;;0;2)))))" office:value-type="float" office:value="2" calcext:value-type="float">
            <text:p>2</text:p>
          </table:table-cell>
          <table:table-cell table:formula="of:=IF([.O97]=0;2;INT([.O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J97]/10000)" office:value-type="float" office:value="0" calcext:value-type="float">
            <text:p>0</text:p>
          </table:table-cell>
          <table:table-cell table:formula="of:=[.U97]*[.V97]+[.W97]+[.X97]" office:value-type="float" office:value="4" calcext:value-type="float">
            <text:p>4</text:p>
          </table:table-cell>
          <table:table-cell table:formula="of:=INT([.Y9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T98]=&quot;hybrid&quot;;0;IF([.T98]=&quot;LNG&quot;;0.5;IF([.T98]=&quot;Fuel &amp; LNG&quot;;1;IF([.T98]=&quot;Heavy Fuel Oil&quot;;3;IF([.T98]=&quot;Sail&quot;;0;2)))))" office:value-type="float" office:value="2" calcext:value-type="float">
            <text:p>2</text:p>
          </table:table-cell>
          <table:table-cell table:formula="of:=IF([.O98]=0;2;INT([.O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J98]/10000)" office:value-type="float" office:value="0" calcext:value-type="float">
            <text:p>0</text:p>
          </table:table-cell>
          <table:table-cell table:formula="of:=[.U98]*[.V98]+[.W98]+[.X98]" office:value-type="float" office:value="4" calcext:value-type="float">
            <text:p>4</text:p>
          </table:table-cell>
          <table:table-cell table:formula="of:=INT([.Y9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T99]=&quot;hybrid&quot;;0;IF([.T99]=&quot;LNG&quot;;0.5;IF([.T99]=&quot;Fuel &amp; LNG&quot;;1;IF([.T99]=&quot;Heavy Fuel Oil&quot;;3;IF([.T99]=&quot;Sail&quot;;0;2)))))" office:value-type="float" office:value="2" calcext:value-type="float">
            <text:p>2</text:p>
          </table:table-cell>
          <table:table-cell table:formula="of:=IF([.O99]=0;2;INT([.O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J99]/10000)" office:value-type="float" office:value="0" calcext:value-type="float">
            <text:p>0</text:p>
          </table:table-cell>
          <table:table-cell table:formula="of:=[.U99]*[.V99]+[.W99]+[.X99]" office:value-type="float" office:value="4" calcext:value-type="float">
            <text:p>4</text:p>
          </table:table-cell>
          <table:table-cell table:formula="of:=INT([.Y9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T100]=&quot;hybrid&quot;;0;IF([.T100]=&quot;LNG&quot;;0.5;IF([.T100]=&quot;Fuel &amp; LNG&quot;;1;IF([.T100]=&quot;Heavy Fuel Oil&quot;;3;IF([.T100]=&quot;Sail&quot;;0;2)))))" office:value-type="float" office:value="2" calcext:value-type="float">
            <text:p>2</text:p>
          </table:table-cell>
          <table:table-cell table:formula="of:=IF([.O100]=0;2;INT([.O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J100]/10000)" office:value-type="float" office:value="0" calcext:value-type="float">
            <text:p>0</text:p>
          </table:table-cell>
          <table:table-cell table:formula="of:=[.U100]*[.V100]+[.W100]+[.X100]" office:value-type="float" office:value="4" calcext:value-type="float">
            <text:p>4</text:p>
          </table:table-cell>
          <table:table-cell table:formula="of:=INT([.Y10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T101]=&quot;hybrid&quot;;0;IF([.T101]=&quot;LNG&quot;;0.5;IF([.T101]=&quot;Fuel &amp; LNG&quot;;1;IF([.T101]=&quot;Heavy Fuel Oil&quot;;3;IF([.T101]=&quot;Sail&quot;;0;2)))))" office:value-type="float" office:value="2" calcext:value-type="float">
            <text:p>2</text:p>
          </table:table-cell>
          <table:table-cell table:formula="of:=IF([.O101]=0;2;INT([.O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J101]/10000)" office:value-type="float" office:value="0" calcext:value-type="float">
            <text:p>0</text:p>
          </table:table-cell>
          <table:table-cell table:formula="of:=[.U101]*[.V101]+[.W101]+[.X101]" office:value-type="float" office:value="4" calcext:value-type="float">
            <text:p>4</text:p>
          </table:table-cell>
          <table:table-cell table:formula="of:=INT([.Y10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2]=&quot;hybrid&quot;;0;IF([.T102]=&quot;LNG&quot;;0.5;IF([.T102]=&quot;Fuel &amp; LNG&quot;;1;IF([.T102]=&quot;Heavy Fuel Oil&quot;;3;IF([.T102]=&quot;Sail&quot;;0;2)))))" office:value-type="float" office:value="2" calcext:value-type="float">
            <text:p>2</text:p>
          </table:table-cell>
          <table:table-cell table:formula="of:=IF([.O102]=0;2;INT([.O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J102]/10000)" office:value-type="float" office:value="0" calcext:value-type="float">
            <text:p>0</text:p>
          </table:table-cell>
          <table:table-cell table:formula="of:=[.U102]*[.V102]+[.W102]+[.X102]" office:value-type="float" office:value="4" calcext:value-type="float">
            <text:p>4</text:p>
          </table:table-cell>
          <table:table-cell table:formula="of:=INT([.Y10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T103]=&quot;hybrid&quot;;0;IF([.T103]=&quot;LNG&quot;;0.5;IF([.T103]=&quot;Fuel &amp; LNG&quot;;1;IF([.T103]=&quot;Heavy Fuel Oil&quot;;3;IF([.T103]=&quot;Sail&quot;;0;2)))))" office:value-type="float" office:value="2" calcext:value-type="float">
            <text:p>2</text:p>
          </table:table-cell>
          <table:table-cell table:formula="of:=IF([.O103]=0;2;INT([.O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J103]/10000)" office:value-type="float" office:value="0" calcext:value-type="float">
            <text:p>0</text:p>
          </table:table-cell>
          <table:table-cell table:formula="of:=[.U103]*[.V103]+[.W103]+[.X103]" office:value-type="float" office:value="4" calcext:value-type="float">
            <text:p>4</text:p>
          </table:table-cell>
          <table:table-cell table:formula="of:=INT([.Y10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T104]=&quot;hybrid&quot;;0;IF([.T104]=&quot;LNG&quot;;0.5;IF([.T104]=&quot;Fuel &amp; LNG&quot;;1;IF([.T104]=&quot;Heavy Fuel Oil&quot;;3;IF([.T104]=&quot;Sail&quot;;0;2)))))" office:value-type="float" office:value="2" calcext:value-type="float">
            <text:p>2</text:p>
          </table:table-cell>
          <table:table-cell table:formula="of:=IF([.O104]=0;2;INT([.O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J104]/10000)" office:value-type="float" office:value="0" calcext:value-type="float">
            <text:p>0</text:p>
          </table:table-cell>
          <table:table-cell table:formula="of:=[.U104]*[.V104]+[.W104]+[.X104]" office:value-type="float" office:value="4" calcext:value-type="float">
            <text:p>4</text:p>
          </table:table-cell>
          <table:table-cell table:formula="of:=INT([.Y10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T105]=&quot;hybrid&quot;;0;IF([.T105]=&quot;LNG&quot;;0.5;IF([.T105]=&quot;Fuel &amp; LNG&quot;;1;IF([.T105]=&quot;Heavy Fuel Oil&quot;;3;IF([.T105]=&quot;Sail&quot;;0;2)))))" office:value-type="float" office:value="2" calcext:value-type="float">
            <text:p>2</text:p>
          </table:table-cell>
          <table:table-cell table:formula="of:=IF([.O105]=0;2;INT([.O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J105]/10000)" office:value-type="float" office:value="0" calcext:value-type="float">
            <text:p>0</text:p>
          </table:table-cell>
          <table:table-cell table:formula="of:=[.U105]*[.V105]+[.W105]+[.X105]" office:value-type="float" office:value="4" calcext:value-type="float">
            <text:p>4</text:p>
          </table:table-cell>
          <table:table-cell table:formula="of:=INT([.Y10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6]=&quot;hybrid&quot;;0;IF([.T106]=&quot;LNG&quot;;0.5;IF([.T106]=&quot;Fuel &amp; LNG&quot;;1;IF([.T106]=&quot;Heavy Fuel Oil&quot;;3;IF([.T106]=&quot;Sail&quot;;0;2)))))" office:value-type="float" office:value="2" calcext:value-type="float">
            <text:p>2</text:p>
          </table:table-cell>
          <table:table-cell table:formula="of:=IF([.O106]=0;2;INT([.O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J106]/10000)" office:value-type="float" office:value="0" calcext:value-type="float">
            <text:p>0</text:p>
          </table:table-cell>
          <table:table-cell table:formula="of:=[.U106]*[.V106]+[.W106]+[.X106]" office:value-type="float" office:value="4" calcext:value-type="float">
            <text:p>4</text:p>
          </table:table-cell>
          <table:table-cell table:formula="of:=INT([.Y10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7]=&quot;hybrid&quot;;0;IF([.T107]=&quot;LNG&quot;;0.5;IF([.T107]=&quot;Fuel &amp; LNG&quot;;1;IF([.T107]=&quot;Heavy Fuel Oil&quot;;3;IF([.T107]=&quot;Sail&quot;;0;2)))))" office:value-type="float" office:value="2" calcext:value-type="float">
            <text:p>2</text:p>
          </table:table-cell>
          <table:table-cell table:formula="of:=IF([.O107]=0;2;INT([.O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J107]/10000)" office:value-type="float" office:value="0" calcext:value-type="float">
            <text:p>0</text:p>
          </table:table-cell>
          <table:table-cell table:formula="of:=[.U107]*[.V107]+[.W107]+[.X107]" office:value-type="float" office:value="4" calcext:value-type="float">
            <text:p>4</text:p>
          </table:table-cell>
          <table:table-cell table:formula="of:=INT([.Y10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8]=&quot;hybrid&quot;;0;IF([.T108]=&quot;LNG&quot;;0.5;IF([.T108]=&quot;Fuel &amp; LNG&quot;;1;IF([.T108]=&quot;Heavy Fuel Oil&quot;;3;IF([.T108]=&quot;Sail&quot;;0;2)))))" office:value-type="float" office:value="2" calcext:value-type="float">
            <text:p>2</text:p>
          </table:table-cell>
          <table:table-cell table:formula="of:=IF([.O108]=0;2;INT([.O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J108]/10000)" office:value-type="float" office:value="0" calcext:value-type="float">
            <text:p>0</text:p>
          </table:table-cell>
          <table:table-cell table:formula="of:=[.U108]*[.V108]+[.W108]+[.X108]" office:value-type="float" office:value="4" calcext:value-type="float">
            <text:p>4</text:p>
          </table:table-cell>
          <table:table-cell table:formula="of:=INT([.Y10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T109]=&quot;hybrid&quot;;0;IF([.T109]=&quot;LNG&quot;;0.5;IF([.T109]=&quot;Fuel &amp; LNG&quot;;1;IF([.T109]=&quot;Heavy Fuel Oil&quot;;3;IF([.T109]=&quot;Sail&quot;;0;2)))))" office:value-type="float" office:value="2" calcext:value-type="float">
            <text:p>2</text:p>
          </table:table-cell>
          <table:table-cell table:formula="of:=IF([.O109]=0;2;INT([.O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J109]/10000)" office:value-type="float" office:value="0" calcext:value-type="float">
            <text:p>0</text:p>
          </table:table-cell>
          <table:table-cell table:formula="of:=[.U109]*[.V109]+[.W109]+[.X109]" office:value-type="float" office:value="4" calcext:value-type="float">
            <text:p>4</text:p>
          </table:table-cell>
          <table:table-cell table:formula="of:=INT([.Y10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0]=&quot;hybrid&quot;;0;IF([.T110]=&quot;LNG&quot;;0.5;IF([.T110]=&quot;Fuel &amp; LNG&quot;;1;IF([.T110]=&quot;Heavy Fuel Oil&quot;;3;IF([.T110]=&quot;Sail&quot;;0;2)))))" office:value-type="float" office:value="2" calcext:value-type="float">
            <text:p>2</text:p>
          </table:table-cell>
          <table:table-cell table:formula="of:=IF([.O110]=0;2;INT([.O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J110]/10000)" office:value-type="float" office:value="0" calcext:value-type="float">
            <text:p>0</text:p>
          </table:table-cell>
          <table:table-cell table:formula="of:=[.U110]*[.V110]+[.W110]+[.X110]" office:value-type="float" office:value="4" calcext:value-type="float">
            <text:p>4</text:p>
          </table:table-cell>
          <table:table-cell table:formula="of:=INT([.Y11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1]=&quot;hybrid&quot;;0;IF([.T111]=&quot;LNG&quot;;0.5;IF([.T111]=&quot;Fuel &amp; LNG&quot;;1;IF([.T111]=&quot;Heavy Fuel Oil&quot;;3;IF([.T111]=&quot;Sail&quot;;0;2)))))" office:value-type="float" office:value="2" calcext:value-type="float">
            <text:p>2</text:p>
          </table:table-cell>
          <table:table-cell table:formula="of:=IF([.O111]=0;2;INT([.O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J111]/10000)" office:value-type="float" office:value="0" calcext:value-type="float">
            <text:p>0</text:p>
          </table:table-cell>
          <table:table-cell table:formula="of:=[.U111]*[.V111]+[.W111]+[.X111]" office:value-type="float" office:value="4" calcext:value-type="float">
            <text:p>4</text:p>
          </table:table-cell>
          <table:table-cell table:formula="of:=INT([.Y11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T112]=&quot;hybrid&quot;;0;IF([.T112]=&quot;LNG&quot;;0.5;IF([.T112]=&quot;Fuel &amp; LNG&quot;;1;IF([.T112]=&quot;Heavy Fuel Oil&quot;;3;IF([.T112]=&quot;Sail&quot;;0;2)))))" office:value-type="float" office:value="2" calcext:value-type="float">
            <text:p>2</text:p>
          </table:table-cell>
          <table:table-cell table:formula="of:=IF([.O112]=0;2;INT([.O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J112]/10000)" office:value-type="float" office:value="0" calcext:value-type="float">
            <text:p>0</text:p>
          </table:table-cell>
          <table:table-cell table:formula="of:=[.U112]*[.V112]+[.W112]+[.X112]" office:value-type="float" office:value="4" calcext:value-type="float">
            <text:p>4</text:p>
          </table:table-cell>
          <table:table-cell table:formula="of:=INT([.Y11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T113]=&quot;hybrid&quot;;0;IF([.T113]=&quot;LNG&quot;;0.5;IF([.T113]=&quot;Fuel &amp; LNG&quot;;1;IF([.T113]=&quot;Heavy Fuel Oil&quot;;3;IF([.T113]=&quot;Sail&quot;;0;2)))))" office:value-type="float" office:value="2" calcext:value-type="float">
            <text:p>2</text:p>
          </table:table-cell>
          <table:table-cell table:formula="of:=IF([.O113]=0;2;INT([.O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J113]/10000)" office:value-type="float" office:value="0" calcext:value-type="float">
            <text:p>0</text:p>
          </table:table-cell>
          <table:table-cell table:formula="of:=[.U113]*[.V113]+[.W113]+[.X113]" office:value-type="float" office:value="4" calcext:value-type="float">
            <text:p>4</text:p>
          </table:table-cell>
          <table:table-cell table:formula="of:=INT([.Y11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T114]=&quot;hybrid&quot;;0;IF([.T114]=&quot;LNG&quot;;0.5;IF([.T114]=&quot;Fuel &amp; LNG&quot;;1;IF([.T114]=&quot;Heavy Fuel Oil&quot;;3;IF([.T114]=&quot;Sail&quot;;0;2)))))" office:value-type="float" office:value="2" calcext:value-type="float">
            <text:p>2</text:p>
          </table:table-cell>
          <table:table-cell table:formula="of:=IF([.O114]=0;2;INT([.O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J114]/10000)" office:value-type="float" office:value="0" calcext:value-type="float">
            <text:p>0</text:p>
          </table:table-cell>
          <table:table-cell table:formula="of:=[.U114]*[.V114]+[.W114]+[.X114]" office:value-type="float" office:value="4" calcext:value-type="float">
            <text:p>4</text:p>
          </table:table-cell>
          <table:table-cell table:formula="of:=INT([.Y11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5]=&quot;hybrid&quot;;0;IF([.T115]=&quot;LNG&quot;;0.5;IF([.T115]=&quot;Fuel &amp; LNG&quot;;1;IF([.T115]=&quot;Heavy Fuel Oil&quot;;3;IF([.T115]=&quot;Sail&quot;;0;2)))))" office:value-type="float" office:value="2" calcext:value-type="float">
            <text:p>2</text:p>
          </table:table-cell>
          <table:table-cell table:formula="of:=IF([.O115]=0;2;INT([.O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J115]/10000)" office:value-type="float" office:value="0" calcext:value-type="float">
            <text:p>0</text:p>
          </table:table-cell>
          <table:table-cell table:formula="of:=[.U115]*[.V115]+[.W115]+[.X115]" office:value-type="float" office:value="4" calcext:value-type="float">
            <text:p>4</text:p>
          </table:table-cell>
          <table:table-cell table:formula="of:=INT([.Y11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T116]=&quot;hybrid&quot;;0;IF([.T116]=&quot;LNG&quot;;0.5;IF([.T116]=&quot;Fuel &amp; LNG&quot;;1;IF([.T116]=&quot;Heavy Fuel Oil&quot;;3;IF([.T116]=&quot;Sail&quot;;0;2)))))" office:value-type="float" office:value="2" calcext:value-type="float">
            <text:p>2</text:p>
          </table:table-cell>
          <table:table-cell table:formula="of:=IF([.O116]=0;2;INT([.O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J116]/10000)" office:value-type="float" office:value="0" calcext:value-type="float">
            <text:p>0</text:p>
          </table:table-cell>
          <table:table-cell table:formula="of:=[.U116]*[.V116]+[.W116]+[.X116]" office:value-type="float" office:value="4" calcext:value-type="float">
            <text:p>4</text:p>
          </table:table-cell>
          <table:table-cell table:formula="of:=INT([.Y11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7]=&quot;hybrid&quot;;0;IF([.T117]=&quot;LNG&quot;;0.5;IF([.T117]=&quot;Fuel &amp; LNG&quot;;1;IF([.T117]=&quot;Heavy Fuel Oil&quot;;3;IF([.T117]=&quot;Sail&quot;;0;2)))))" office:value-type="float" office:value="2" calcext:value-type="float">
            <text:p>2</text:p>
          </table:table-cell>
          <table:table-cell table:formula="of:=IF([.O117]=0;2;INT([.O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J117]/10000)" office:value-type="float" office:value="0" calcext:value-type="float">
            <text:p>0</text:p>
          </table:table-cell>
          <table:table-cell table:formula="of:=[.U117]*[.V117]+[.W117]+[.X117]" office:value-type="float" office:value="4" calcext:value-type="float">
            <text:p>4</text:p>
          </table:table-cell>
          <table:table-cell table:formula="of:=INT([.Y11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8]=&quot;hybrid&quot;;0;IF([.T118]=&quot;LNG&quot;;0.5;IF([.T118]=&quot;Fuel &amp; LNG&quot;;1;IF([.T118]=&quot;Heavy Fuel Oil&quot;;3;IF([.T118]=&quot;Sail&quot;;0;2)))))" office:value-type="float" office:value="2" calcext:value-type="float">
            <text:p>2</text:p>
          </table:table-cell>
          <table:table-cell table:formula="of:=IF([.O118]=0;2;INT([.O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J118]/10000)" office:value-type="float" office:value="0" calcext:value-type="float">
            <text:p>0</text:p>
          </table:table-cell>
          <table:table-cell table:formula="of:=[.U118]*[.V118]+[.W118]+[.X118]" office:value-type="float" office:value="4" calcext:value-type="float">
            <text:p>4</text:p>
          </table:table-cell>
          <table:table-cell table:formula="of:=INT([.Y11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19]=&quot;hybrid&quot;;0;IF([.T119]=&quot;LNG&quot;;0.5;IF([.T119]=&quot;Fuel &amp; LNG&quot;;1;IF([.T119]=&quot;Heavy Fuel Oil&quot;;3;IF([.T119]=&quot;Sail&quot;;0;2)))))" office:value-type="float" office:value="2" calcext:value-type="float">
            <text:p>2</text:p>
          </table:table-cell>
          <table:table-cell table:formula="of:=IF([.O119]=0;2;INT([.O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J119]/10000)" office:value-type="float" office:value="0" calcext:value-type="float">
            <text:p>0</text:p>
          </table:table-cell>
          <table:table-cell table:formula="of:=[.U119]*[.V119]+[.W119]+[.X119]" office:value-type="float" office:value="4" calcext:value-type="float">
            <text:p>4</text:p>
          </table:table-cell>
          <table:table-cell table:formula="of:=INT([.Y11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0]=&quot;hybrid&quot;;0;IF([.T120]=&quot;LNG&quot;;0.5;IF([.T120]=&quot;Fuel &amp; LNG&quot;;1;IF([.T120]=&quot;Heavy Fuel Oil&quot;;3;IF([.T120]=&quot;Sail&quot;;0;2)))))" office:value-type="float" office:value="2" calcext:value-type="float">
            <text:p>2</text:p>
          </table:table-cell>
          <table:table-cell table:formula="of:=IF([.O120]=0;2;INT([.O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J120]/10000)" office:value-type="float" office:value="0" calcext:value-type="float">
            <text:p>0</text:p>
          </table:table-cell>
          <table:table-cell table:formula="of:=[.U120]*[.V120]+[.W120]+[.X120]" office:value-type="float" office:value="4" calcext:value-type="float">
            <text:p>4</text:p>
          </table:table-cell>
          <table:table-cell table:formula="of:=INT([.Y120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1]=&quot;hybrid&quot;;0;IF([.T121]=&quot;LNG&quot;;0.5;IF([.T121]=&quot;Fuel &amp; LNG&quot;;1;IF([.T121]=&quot;Heavy Fuel Oil&quot;;3;IF([.T121]=&quot;Sail&quot;;0;2)))))" office:value-type="float" office:value="2" calcext:value-type="float">
            <text:p>2</text:p>
          </table:table-cell>
          <table:table-cell table:formula="of:=IF([.O121]=0;2;INT([.O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J121]/10000)" office:value-type="float" office:value="0" calcext:value-type="float">
            <text:p>0</text:p>
          </table:table-cell>
          <table:table-cell table:formula="of:=[.U121]*[.V121]+[.W121]+[.X121]" office:value-type="float" office:value="4" calcext:value-type="float">
            <text:p>4</text:p>
          </table:table-cell>
          <table:table-cell table:formula="of:=INT([.Y121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T122]=&quot;hybrid&quot;;0;IF([.T122]=&quot;LNG&quot;;0.5;IF([.T122]=&quot;Fuel &amp; LNG&quot;;1;IF([.T122]=&quot;Heavy Fuel Oil&quot;;3;IF([.T122]=&quot;Sail&quot;;0;2)))))" office:value-type="float" office:value="2" calcext:value-type="float">
            <text:p>2</text:p>
          </table:table-cell>
          <table:table-cell table:formula="of:=IF([.O122]=0;2;INT([.O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J122]/10000)" office:value-type="float" office:value="0" calcext:value-type="float">
            <text:p>0</text:p>
          </table:table-cell>
          <table:table-cell table:formula="of:=[.U122]*[.V122]+[.W122]+[.X122]" office:value-type="float" office:value="4" calcext:value-type="float">
            <text:p>4</text:p>
          </table:table-cell>
          <table:table-cell table:formula="of:=INT([.Y122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T123]=&quot;hybrid&quot;;0;IF([.T123]=&quot;LNG&quot;;0.5;IF([.T123]=&quot;Fuel &amp; LNG&quot;;1;IF([.T123]=&quot;Heavy Fuel Oil&quot;;3;IF([.T123]=&quot;Sail&quot;;0;2)))))" office:value-type="float" office:value="2" calcext:value-type="float">
            <text:p>2</text:p>
          </table:table-cell>
          <table:table-cell table:formula="of:=IF([.O123]=0;2;INT([.O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J123]/10000)" office:value-type="float" office:value="0" calcext:value-type="float">
            <text:p>0</text:p>
          </table:table-cell>
          <table:table-cell table:formula="of:=[.U123]*[.V123]+[.W123]+[.X123]" office:value-type="float" office:value="4" calcext:value-type="float">
            <text:p>4</text:p>
          </table:table-cell>
          <table:table-cell table:formula="of:=INT([.Y123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4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24]=&quot;hybrid&quot;;0;IF([.T124]=&quot;LNG&quot;;0.5;IF([.T124]=&quot;Fuel &amp; LNG&quot;;1;IF([.T124]=&quot;Heavy Fuel Oil&quot;;3;IF([.T124]=&quot;Sail&quot;;0;2)))))" office:value-type="float" office:value="0" calcext:value-type="float">
            <text:p>0</text:p>
          </table:table-cell>
          <table:table-cell table:formula="of:=IF([.O124]=0;2;INT([.O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J124]/10000)" office:value-type="float" office:value="0" calcext:value-type="float">
            <text:p>0</text:p>
          </table:table-cell>
          <table:table-cell table:formula="of:=[.U124]*[.V124]+[.W124]+[.X124]" office:value-type="float" office:value="0" calcext:value-type="float">
            <text:p>0</text:p>
          </table:table-cell>
          <table:table-cell table:formula="of:=INT([.Y12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T125]=&quot;hybrid&quot;;0;IF([.T125]=&quot;LNG&quot;;0.5;IF([.T125]=&quot;Fuel &amp; LNG&quot;;1;IF([.T125]=&quot;Heavy Fuel Oil&quot;;3;IF([.T125]=&quot;Sail&quot;;0;2)))))" office:value-type="float" office:value="2" calcext:value-type="float">
            <text:p>2</text:p>
          </table:table-cell>
          <table:table-cell table:formula="of:=IF([.O125]=0;2;INT([.O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J125]/10000)" office:value-type="float" office:value="0" calcext:value-type="float">
            <text:p>0</text:p>
          </table:table-cell>
          <table:table-cell table:formula="of:=[.U125]*[.V125]+[.W125]+[.X125]" office:value-type="float" office:value="4" calcext:value-type="float">
            <text:p>4</text:p>
          </table:table-cell>
          <table:table-cell table:formula="of:=INT([.Y12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T126]=&quot;hybrid&quot;;0;IF([.T126]=&quot;LNG&quot;;0.5;IF([.T126]=&quot;Fuel &amp; LNG&quot;;1;IF([.T126]=&quot;Heavy Fuel Oil&quot;;3;IF([.T126]=&quot;Sail&quot;;0;2)))))" office:value-type="float" office:value="2" calcext:value-type="float">
            <text:p>2</text:p>
          </table:table-cell>
          <table:table-cell table:formula="of:=IF([.O126]=0;2;INT([.O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J126]/10000)" office:value-type="float" office:value="0" calcext:value-type="float">
            <text:p>0</text:p>
          </table:table-cell>
          <table:table-cell table:formula="of:=[.U126]*[.V126]+[.W126]+[.X126]" office:value-type="float" office:value="4" calcext:value-type="float">
            <text:p>4</text:p>
          </table:table-cell>
          <table:table-cell table:formula="of:=INT([.Y126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7]=&quot;hybrid&quot;;0;IF([.T127]=&quot;LNG&quot;;0.5;IF([.T127]=&quot;Fuel &amp; LNG&quot;;1;IF([.T127]=&quot;Heavy Fuel Oil&quot;;3;IF([.T127]=&quot;Sail&quot;;0;2)))))" office:value-type="float" office:value="2" calcext:value-type="float">
            <text:p>2</text:p>
          </table:table-cell>
          <table:table-cell table:formula="of:=IF([.O127]=0;2;INT([.O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J127]/10000)" office:value-type="float" office:value="0" calcext:value-type="float">
            <text:p>0</text:p>
          </table:table-cell>
          <table:table-cell table:formula="of:=[.U127]*[.V127]+[.W127]+[.X127]" office:value-type="float" office:value="4" calcext:value-type="float">
            <text:p>4</text:p>
          </table:table-cell>
          <table:table-cell table:formula="of:=INT([.Y12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T128]=&quot;hybrid&quot;;0;IF([.T128]=&quot;LNG&quot;;0.5;IF([.T128]=&quot;Fuel &amp; LNG&quot;;1;IF([.T128]=&quot;Heavy Fuel Oil&quot;;3;IF([.T128]=&quot;Sail&quot;;0;2)))))" office:value-type="float" office:value="2" calcext:value-type="float">
            <text:p>2</text:p>
          </table:table-cell>
          <table:table-cell table:formula="of:=IF([.O128]=0;2;INT([.O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J128]/10000)" office:value-type="float" office:value="0" calcext:value-type="float">
            <text:p>0</text:p>
          </table:table-cell>
          <table:table-cell table:formula="of:=[.U128]*[.V128]+[.W128]+[.X128]" office:value-type="float" office:value="4" calcext:value-type="float">
            <text:p>4</text:p>
          </table:table-cell>
          <table:table-cell table:formula="of:=INT([.Y12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T129]=&quot;hybrid&quot;;0;IF([.T129]=&quot;LNG&quot;;0.5;IF([.T129]=&quot;Fuel &amp; LNG&quot;;1;IF([.T129]=&quot;Heavy Fuel Oil&quot;;3;IF([.T129]=&quot;Sail&quot;;0;2)))))" office:value-type="float" office:value="2" calcext:value-type="float">
            <text:p>2</text:p>
          </table:table-cell>
          <table:table-cell table:formula="of:=IF([.O129]=0;2;INT([.O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J129]/10000)" office:value-type="float" office:value="0" calcext:value-type="float">
            <text:p>0</text:p>
          </table:table-cell>
          <table:table-cell table:formula="of:=[.U129]*[.V129]+[.W129]+[.X129]" office:value-type="float" office:value="4" calcext:value-type="float">
            <text:p>4</text:p>
          </table:table-cell>
          <table:table-cell table:formula="of:=INT([.Y129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1" office:value-type="string" calcext:value-type="string">
            <text:p>HYPATIA DEALEJANDRIA</text:p>
          </table:table-cell>
          <table:table-cell table:style-name="ce21" office:value-type="string" calcext:value-type="string">
            <text:p>20946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00" calcext:value-type="float">
            <text:p>80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28658" calcext:value-type="float">
            <text:p>28658</text:p>
          </table:table-cell>
          <table:table-cell table:style-name="ce21" office:value-type="float" office:value="9726" calcext:value-type="float">
            <text:p>972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718" calcext:value-type="float">
            <text:p>7718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LNG</text:p>
          </table:table-cell>
          <table:table-cell table:formula="of:=IF([.T130]=&quot;hybrid&quot;;0;IF([.T130]=&quot;LNG&quot;;0.5;IF([.T130]=&quot;Fuel &amp; LNG&quot;;1;IF([.T130]=&quot;Heavy Fuel Oil&quot;;3;IF([.T130]=&quot;Sail&quot;;0;2)))))" office:value-type="float" office:value="0.5" calcext:value-type="float">
            <text:p>0.5</text:p>
          </table:table-cell>
          <table:table-cell table:formula="of:=IF([.O130]=0;2;INT([.O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J130]/10000)" office:value-type="float" office:value="2" calcext:value-type="float">
            <text:p>2</text:p>
          </table:table-cell>
          <table:table-cell table:formula="of:=[.U130]*[.V130]+[.W130]+[.X130]" office:value-type="float" office:value="3" calcext:value-type="float">
            <text:p>3</text:p>
          </table:table-cell>
          <table:table-cell table:formula="of:=INT([.Y13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1" office:value-type="string" calcext:value-type="string">
            <text:p>GNV SEALAND</text:p>
          </table:table-cell>
          <table:table-cell table:style-name="ce21" office:value-type="string" calcext:value-type="string">
            <text:p>247265800</text:p>
          </table:table-cell>
          <table:table-cell table:style-name="ce21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.6" calcext:value-type="float">
            <text:p>25.6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7758" calcext:value-type="float">
            <text:p>17758</text:p>
          </table:table-cell>
          <table:table-cell table:style-name="ce31" office:value-type="float" office:value="26904" calcext:value-type="float">
            <text:p>26904</text:p>
          </table:table-cell>
          <table:table-cell table:style-name="ce21" office:value-type="float" office:value="8912" calcext:value-type="float">
            <text:p>891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00" calcext:value-type="float">
            <text:p>600</text:p>
          </table:table-cell>
          <table:table-cell/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LNG</text:p>
          </table:table-cell>
          <table:table-cell table:formula="of:=IF([.T131]=&quot;hybrid&quot;;0;IF([.T131]=&quot;LNG&quot;;0.5;IF([.T131]=&quot;Fuel &amp; LNG&quot;;1;IF([.T131]=&quot;Heavy Fuel Oil&quot;;3;IF([.T131]=&quot;Sail&quot;;0;2)))))" office:value-type="float" office:value="0.5" calcext:value-type="float">
            <text:p>0.5</text:p>
          </table:table-cell>
          <table:table-cell table:formula="of:=IF([.O131]=0;2;INT([.O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J131]/10000)" office:value-type="float" office:value="2" calcext:value-type="float">
            <text:p>2</text:p>
          </table:table-cell>
          <table:table-cell table:formula="of:=[.U131]*[.V131]+[.W131]+[.X131]" office:value-type="float" office:value="3" calcext:value-type="float">
            <text:p>3</text:p>
          </table:table-cell>
          <table:table-cell table:formula="of:=INT([.Y13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1" office:value-type="string" calcext:value-type="string">
            <text:p>20946200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00" calcext:value-type="float">
            <text:p>800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19" calcext:value-type="float">
            <text:p>2019</text:p>
          </table:table-cell>
          <table:table-cell/>
          <table:table-cell table:style-name="ce31" office:value-type="float" office:value="28658" calcext:value-type="float">
            <text:p>28658</text:p>
          </table:table-cell>
          <table:table-cell table:style-name="ce21" office:value-type="float" office:value="9726" calcext:value-type="float">
            <text:p>9726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1600" calcext:value-type="float">
            <text:p>21600</text:p>
          </table:table-cell>
          <table:table-cell table:style-name="ce21" office:value-type="float" office:value="600" calcext:value-type="float">
            <text:p>600</text:p>
          </table:table-cell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7718" calcext:value-type="float">
            <text:p>7718</text:p>
          </table:table-cell>
          <table:table-cell table:style-name="ce21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T132]=&quot;hybrid&quot;;0;IF([.T132]=&quot;LNG&quot;;0.5;IF([.T132]=&quot;Fuel &amp; LNG&quot;;1;IF([.T132]=&quot;Heavy Fuel Oil&quot;;3;IF([.T132]=&quot;Sail&quot;;0;2)))))" office:value-type="float" office:value="0.5" calcext:value-type="float">
            <text:p>0.5</text:p>
          </table:table-cell>
          <table:table-cell table:formula="of:=IF([.O132]=0;2;INT([.O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J132]/10000)" office:value-type="float" office:value="2" calcext:value-type="float">
            <text:p>2</text:p>
          </table:table-cell>
          <table:table-cell table:formula="of:=[.U132]*[.V132]+[.W132]+[.X132]" office:value-type="float" office:value="3" calcext:value-type="float">
            <text:p>3</text:p>
          </table:table-cell>
          <table:table-cell table:formula="of:=INT([.Y13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1" office:value-type="string" calcext:value-type="string">
            <text:p>FENICUSA M</text:p>
          </table:table-cell>
          <table:table-cell table:style-name="ce21" office:value-type="string" calcext:value-type="string">
            <text:p>247432200</text:p>
          </table:table-cell>
          <table:table-cell table:style-name="ce21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31.03" calcext:value-type="float">
            <text:p>31.03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48984" calcext:value-type="float">
            <text:p>48984</text:p>
          </table:table-cell>
          <table:table-cell table:style-name="ce31" office:value-type="float" office:value="25400" calcext:value-type="float">
            <text:p>25400</text:p>
          </table:table-cell>
          <table:table-cell table:style-name="ce21" office:value-type="float" office:value="9932" calcext:value-type="float">
            <text:p>9932</text:p>
          </table:table-cell>
          <table:table-cell/>
          <table:table-cell table:style-name="ce21" office:value-type="float" office:value="500" calcext:value-type="float">
            <text:p>50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8561" calcext:value-type="float">
            <text:p>8561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40037" calcext:value-type="float">
            <text:p>40037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3]=&quot;hybrid&quot;;0;IF([.T133]=&quot;LNG&quot;;0.5;IF([.T133]=&quot;Fuel &amp; LNG&quot;;1;IF([.T133]=&quot;Heavy Fuel Oil&quot;;3;IF([.T133]=&quot;Sail&quot;;0;2)))))" office:value-type="float" office:value="2" calcext:value-type="float">
            <text:p>2</text:p>
          </table:table-cell>
          <table:table-cell table:formula="of:=IF([.O133]=0;2;INT([.O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J133]/10000)" office:value-type="float" office:value="2" calcext:value-type="float">
            <text:p>2</text:p>
          </table:table-cell>
          <table:table-cell table:formula="of:=[.U133]*[.V133]+[.W133]+[.X133]" office:value-type="float" office:value="2" calcext:value-type="float">
            <text:p>2</text:p>
          </table:table-cell>
          <table:table-cell table:formula="of:=INT([.Y13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4]=&quot;hybrid&quot;;0;IF([.T134]=&quot;LNG&quot;;0.5;IF([.T134]=&quot;Fuel &amp; LNG&quot;;1;IF([.T134]=&quot;Heavy Fuel Oil&quot;;3;IF([.T134]=&quot;Sail&quot;;0;2)))))" office:value-type="float" office:value="0.5" calcext:value-type="float">
            <text:p>0.5</text:p>
          </table:table-cell>
          <table:table-cell table:formula="of:=IF([.O134]=0;2;INT([.O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J134]/10000)" office:value-type="float" office:value="0" calcext:value-type="float">
            <text:p>0</text:p>
          </table:table-cell>
          <table:table-cell table:formula="of:=[.U134]*[.V134]+[.W134]+[.X134]" office:value-type="float" office:value="1" calcext:value-type="float">
            <text:p>1</text:p>
          </table:table-cell>
          <table:table-cell table:formula="of:=INT([.Y13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T135]=&quot;hybrid&quot;;0;IF([.T135]=&quot;LNG&quot;;0.5;IF([.T135]=&quot;Fuel &amp; LNG&quot;;1;IF([.T135]=&quot;Heavy Fuel Oil&quot;;3;IF([.T135]=&quot;Sail&quot;;0;2)))))" office:value-type="float" office:value="0.5" calcext:value-type="float">
            <text:p>0.5</text:p>
          </table:table-cell>
          <table:table-cell table:formula="of:=IF([.O135]=0;2;INT([.O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J135]/10000)" office:value-type="float" office:value="0" calcext:value-type="float">
            <text:p>0</text:p>
          </table:table-cell>
          <table:table-cell table:formula="of:=[.U135]*[.V135]+[.W135]+[.X135]" office:value-type="float" office:value="1" calcext:value-type="float">
            <text:p>1</text:p>
          </table:table-cell>
          <table:table-cell table:formula="of:=INT([.Y13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1" office:value-type="string" calcext:value-type="string">
            <text:p>BBC SEBASTOPOL</text:p>
          </table:table-cell>
          <table:table-cell table:style-name="ce21" office:value-type="string" calcext:value-type="string">
            <text:p>304824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47" calcext:value-type="float">
            <text:p>147</text:p>
          </table:table-cell>
          <table:table-cell table:style-name="ce21" office:value-type="float" office:value="23.06" calcext:value-type="float">
            <text:p>23.06</text:p>
          </table:table-cell>
          <table:table-cell table:style-name="ce21" office:value-type="float" office:value="2022" calcext:value-type="float">
            <text:p>2022</text:p>
          </table:table-cell>
          <table:table-cell/>
          <table:table-cell table:style-name="ce31" office:value-type="float" office:value="11324" calcext:value-type="float">
            <text:p>11324</text:p>
          </table:table-cell>
          <table:table-cell table:style-name="ce21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1" office:value-type="float" office:value="12325" calcext:value-type="float">
            <text:p>12325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6]=&quot;hybrid&quot;;0;IF([.T136]=&quot;LNG&quot;;0.5;IF([.T136]=&quot;Fuel &amp; LNG&quot;;1;IF([.T136]=&quot;Heavy Fuel Oil&quot;;3;IF([.T136]=&quot;Sail&quot;;0;2)))))" office:value-type="float" office:value="2" calcext:value-type="float">
            <text:p>2</text:p>
          </table:table-cell>
          <table:table-cell table:formula="of:=IF([.O136]=0;2;INT([.O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J136]/10000)" office:value-type="float" office:value="1" calcext:value-type="float">
            <text:p>1</text:p>
          </table:table-cell>
          <table:table-cell table:formula="of:=[.U136]*[.V136]+[.W136]+[.X136]" office:value-type="float" office:value="1" calcext:value-type="float">
            <text:p>1</text:p>
          </table:table-cell>
          <table:table-cell table:formula="of:=INT([.Y13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1" office:value-type="string" calcext:value-type="string">
            <text:p>TINERFE</text:p>
          </table:table-cell>
          <table:table-cell table:style-name="ce21" office:value-type="string" calcext:value-type="string">
            <text:p>224025000</text:p>
          </table:table-cell>
          <table:table-cell table:style-name="ce21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22.63" calcext:value-type="float">
            <text:p>22.63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3145" calcext:value-type="float">
            <text:p>23145</text:p>
          </table:table-cell>
          <table:table-cell table:style-name="ce31" office:value-type="float" office:value="11290" calcext:value-type="float">
            <text:p>11290</text:p>
          </table:table-cell>
          <table:table-cell table:style-name="ce21" office:value-type="float" office:value="5263" calcext:value-type="float">
            <text:p>5263</text:p>
          </table:table-cell>
          <table:table-cell/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8" calcext:value-type="float">
            <text:p>8</text:p>
          </table:table-cell>
          <table:table-cell table:style-name="ce31" office:value-type="float" office:value="5920" calcext:value-type="float">
            <text:p>5920</text:p>
          </table:table-cell>
          <table:table-cell table:number-columns-repeated="2"/>
          <table:table-cell table:style-name="ce21" office:value-type="float" office:value="17540" calcext:value-type="float">
            <text:p>1754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7]=&quot;hybrid&quot;;0;IF([.T137]=&quot;LNG&quot;;0.5;IF([.T137]=&quot;Fuel &amp; LNG&quot;;1;IF([.T137]=&quot;Heavy Fuel Oil&quot;;3;IF([.T137]=&quot;Sail&quot;;0;2)))))" office:value-type="float" office:value="2" calcext:value-type="float">
            <text:p>2</text:p>
          </table:table-cell>
          <table:table-cell table:formula="of:=IF([.O137]=0;2;INT([.O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J137]/10000)" office:value-type="float" office:value="1" calcext:value-type="float">
            <text:p>1</text:p>
          </table:table-cell>
          <table:table-cell table:formula="of:=[.U137]*[.V137]+[.W137]+[.X137]" office:value-type="float" office:value="1" calcext:value-type="float">
            <text:p>1</text:p>
          </table:table-cell>
          <table:table-cell table:formula="of:=INT([.Y13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1" office:value-type="string" calcext:value-type="string">
            <text:p>IMKE</text:p>
          </table:table-cell>
          <table:table-cell table:style-name="ce21" office:value-type="string" calcext:value-type="string">
            <text:p>304513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23.2" calcext:value-type="float">
            <text:p>23.2</text:p>
          </table:table-cell>
          <table:table-cell table:style-name="ce21" office:value-type="float" office:value="2010" calcext:value-type="float">
            <text:p>2010</text:p>
          </table:table-cell>
          <table:table-cell/>
          <table:table-cell table:style-name="ce31" office:value-type="float" office:value="11473" calcext:value-type="float">
            <text:p>11473</text:p>
          </table:table-cell>
          <table:table-cell table:style-name="ce21" office:value-type="float" office:value="3834" calcext:value-type="float">
            <text:p>3834</text:p>
          </table:table-cell>
          <table:table-cell/>
          <table:table-cell table:style-name="ce21" office:value-type="float" office:value="480" calcext:value-type="float">
            <text:p>48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7200" calcext:value-type="float">
            <text:p>7200</text:p>
          </table:table-cell>
          <table:table-cell table:number-columns-repeated="2"/>
          <table:table-cell table:style-name="ce21" office:value-type="float" office:value="9962" calcext:value-type="float">
            <text:p>996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8]=&quot;hybrid&quot;;0;IF([.T138]=&quot;LNG&quot;;0.5;IF([.T138]=&quot;Fuel &amp; LNG&quot;;1;IF([.T138]=&quot;Heavy Fuel Oil&quot;;3;IF([.T138]=&quot;Sail&quot;;0;2)))))" office:value-type="float" office:value="2" calcext:value-type="float">
            <text:p>2</text:p>
          </table:table-cell>
          <table:table-cell table:formula="of:=IF([.O138]=0;2;INT([.O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J138]/10000)" office:value-type="float" office:value="1" calcext:value-type="float">
            <text:p>1</text:p>
          </table:table-cell>
          <table:table-cell table:formula="of:=[.U138]*[.V138]+[.W138]+[.X138]" office:value-type="float" office:value="1" calcext:value-type="float">
            <text:p>1</text:p>
          </table:table-cell>
          <table:table-cell table:formula="of:=INT([.Y13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1" office:value-type="string" calcext:value-type="string">
            <text:p>GUBAL TRADER</text:p>
          </table:table-cell>
          <table:table-cell table:style-name="ce21" office:value-type="string" calcext:value-type="string">
            <text:p>210117000</text:p>
          </table:table-cell>
          <table:table-cell table:style-name="ce21" office:value-type="string" calcext:value-type="string">
            <text:p>passenger</text:p>
          </table:table-cell>
          <table:table-cell/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16.88" calcext:value-type="float">
            <text:p>16.88</text:p>
          </table:table-cell>
          <table:table-cell table:style-name="ce21" office:value-type="float" office:value="1979" calcext:value-type="float">
            <text:p>1979</text:p>
          </table:table-cell>
          <table:table-cell/>
          <table:table-cell table:style-name="ce31" office:value-type="float" office:value="7616" calcext:value-type="float">
            <text:p>7616</text:p>
          </table:table-cell>
          <table:table-cell table:style-name="ce21" office:value-type="float" office:value="2285" calcext:value-type="float">
            <text:p>2285</text:p>
          </table:table-cell>
          <table:table-cell table:number-columns-repeated="3"/>
          <table:table-cell table:style-name="ce31" office:value-type="float" office:value="4678" calcext:value-type="float">
            <text:p>4678</text:p>
          </table:table-cell>
          <table:table-cell/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2362" calcext:value-type="float">
            <text:p>2362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39]=&quot;hybrid&quot;;0;IF([.T139]=&quot;LNG&quot;;0.5;IF([.T139]=&quot;Fuel &amp; LNG&quot;;1;IF([.T139]=&quot;Heavy Fuel Oil&quot;;3;IF([.T139]=&quot;Sail&quot;;0;2)))))" office:value-type="float" office:value="2" calcext:value-type="float">
            <text:p>2</text:p>
          </table:table-cell>
          <table:table-cell table:formula="of:=IF([.O139]=0;2;INT([.O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J139]/10000)" office:value-type="float" office:value="0" calcext:value-type="float">
            <text:p>0</text:p>
          </table:table-cell>
          <table:table-cell table:formula="of:=[.U139]*[.V139]+[.W139]+[.X139]" office:value-type="float" office:value="0" calcext:value-type="float">
            <text:p>0</text:p>
          </table:table-cell>
          <table:table-cell table:formula="of:=INT([.Y13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1" office:value-type="string" calcext:value-type="string">
            <text:p>HEERENGRACHT</text:p>
          </table:table-cell>
          <table:table-cell table:style-name="ce21" office:value-type="string" calcext:value-type="string">
            <text:p>244014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21.36" calcext:value-type="float">
            <text:p>21.36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7972" calcext:value-type="float">
            <text:p>17972</text:p>
          </table:table-cell>
          <table:table-cell table:style-name="ce31" office:value-type="float" office:value="9611" calcext:value-type="float">
            <text:p>9611</text:p>
          </table:table-cell>
          <table:table-cell table:style-name="ce21" office:value-type="float" office:value="4260" calcext:value-type="float">
            <text:p>4260</text:p>
          </table:table-cell>
          <table:table-cell/>
          <table:table-cell table:style-name="ce21" office:value-type="float" office:value="430" calcext:value-type="float">
            <text:p>43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5400" calcext:value-type="float">
            <text:p>5400</text:p>
          </table:table-cell>
          <table:table-cell table:number-columns-repeated="2"/>
          <table:table-cell table:style-name="ce21" office:value-type="float" office:value="12678" calcext:value-type="float">
            <text:p>12678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0]=&quot;hybrid&quot;;0;IF([.T140]=&quot;LNG&quot;;0.5;IF([.T140]=&quot;Fuel &amp; LNG&quot;;1;IF([.T140]=&quot;Heavy Fuel Oil&quot;;3;IF([.T140]=&quot;Sail&quot;;0;2)))))" office:value-type="float" office:value="2" calcext:value-type="float">
            <text:p>2</text:p>
          </table:table-cell>
          <table:table-cell table:formula="of:=IF([.O140]=0;2;INT([.O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J140]/10000)" office:value-type="float" office:value="0" calcext:value-type="float">
            <text:p>0</text:p>
          </table:table-cell>
          <table:table-cell table:formula="of:=[.U140]*[.V140]+[.W140]+[.X140]" office:value-type="float" office:value="0" calcext:value-type="float">
            <text:p>0</text:p>
          </table:table-cell>
          <table:table-cell table:formula="of:=INT([.Y14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1" office:value-type="string" calcext:value-type="string">
            <text:p>TIMBER NAVIGATOR</text:p>
          </table:table-cell>
          <table:table-cell table:style-name="ce21" office:value-type="string" calcext:value-type="string">
            <text:p>244909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18" calcext:value-type="float">
            <text:p>11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011" calcext:value-type="float">
            <text:p>2011</text:p>
          </table:table-cell>
          <table:table-cell/>
          <table:table-cell table:style-name="ce31" office:value-type="float" office:value="5425" calcext:value-type="float">
            <text:p>5425</text:p>
          </table:table-cell>
          <table:table-cell table:style-name="ce21" office:value-type="float" office:value="2949" calcext:value-type="float">
            <text:p>2949</text:p>
          </table:table-cell>
          <table:table-cell table:number-columns-repeated="2"/>
          <table:table-cell table:style-name="ce21" office:value-type="float" office:value="9" calcext:value-type="float">
            <text:p>9</text:p>
          </table:table-cell>
          <table:table-cell table:style-name="ce31" office:value-type="float" office:value="2970" calcext:value-type="float">
            <text:p>2970</text:p>
          </table:table-cell>
          <table:table-cell/>
          <table:table-cell table:style-name="ce21" office:value-type="float" office:value="255" calcext:value-type="float">
            <text:p>255</text:p>
          </table:table-cell>
          <table:table-cell table:style-name="ce21" office:value-type="float" office:value="8270" calcext:value-type="float">
            <text:p>8270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1]=&quot;hybrid&quot;;0;IF([.T141]=&quot;LNG&quot;;0.5;IF([.T141]=&quot;Fuel &amp; LNG&quot;;1;IF([.T141]=&quot;Heavy Fuel Oil&quot;;3;IF([.T141]=&quot;Sail&quot;;0;2)))))" office:value-type="float" office:value="2" calcext:value-type="float">
            <text:p>2</text:p>
          </table:table-cell>
          <table:table-cell table:formula="of:=IF([.O141]=0;2;INT([.O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J141]/10000)" office:value-type="float" office:value="0" calcext:value-type="float">
            <text:p>0</text:p>
          </table:table-cell>
          <table:table-cell table:formula="of:=[.U141]*[.V141]+[.W141]+[.X141]" office:value-type="float" office:value="0" calcext:value-type="float">
            <text:p>0</text:p>
          </table:table-cell>
          <table:table-cell table:formula="of:=INT([.Y14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T142]=&quot;hybrid&quot;;0;IF([.T142]=&quot;LNG&quot;;0.5;IF([.T142]=&quot;Fuel &amp; LNG&quot;;1;IF([.T142]=&quot;Heavy Fuel Oil&quot;;3;IF([.T142]=&quot;Sail&quot;;0;2)))))" office:value-type="float" office:value="2" calcext:value-type="float">
            <text:p>2</text:p>
          </table:table-cell>
          <table:table-cell table:formula="of:=INT([.O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J142]/10000)" office:value-type="float" office:value="0" calcext:value-type="float">
            <text:p>0</text:p>
          </table:table-cell>
          <table:table-cell table:formula="of:=[.U142]*[.V142]+[.W142]+[.X142]" office:value-type="float" office:value="0" calcext:value-type="float">
            <text:p>0</text:p>
          </table:table-cell>
          <table:table-cell table:formula="of:=INT([.Y14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1" office:value-type="string" calcext:value-type="string">
            <text:p>SIRIOS CEMENT V</text:p>
          </table:table-cell>
          <table:table-cell table:style-name="ce21" office:value-type="string" calcext:value-type="string">
            <text:p>212781000</text:p>
          </table:table-cell>
          <table:table-cell table:style-name="ce21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14.5" calcext:value-type="float">
            <text:p>14.5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office:value-type="float" office:value="4799" calcext:value-type="float">
            <text:p>4799</text:p>
          </table:table-cell>
          <table:table-cell table:style-name="ce31" office:value-type="float" office:value="2453" calcext:value-type="float">
            <text:p>2453</text:p>
          </table:table-cell>
          <table:table-cell table:style-name="ce21" office:value-type="float" office:value="750" calcext:value-type="float">
            <text:p>75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6" calcext:value-type="float">
            <text:p>6</text:p>
          </table:table-cell>
          <table:table-cell table:style-name="ce31" office:value-type="float" office:value="1618" calcext:value-type="float">
            <text:p>1618</text:p>
          </table:table-cell>
          <table:table-cell table:style-name="ce21" office:value-type="float" office:value="310" calcext:value-type="float">
            <text:p>310</text:p>
          </table:table-cell>
          <table:table-cell table:style-name="ce21" office:value-type="float" office:value="620" calcext:value-type="float">
            <text:p>620</text:p>
          </table:table-cell>
          <table:table-cell table:style-name="ce21" office:value-type="float" office:value="3399" calcext:value-type="float">
            <text:p>3399</text:p>
          </table:table-cell>
          <table:table-cell table:style-name="ce21" office:value-type="string" calcext:value-type="string">
            <text:p>pitch</text:p>
          </table:table-cell>
          <table:table-cell table:style-name="ce31" office:value-type="string" calcext:value-type="string">
            <text:p>marine diesel</text:p>
          </table:table-cell>
          <table:table-cell table:formula="of:=IF([.T143]=&quot;hybrid&quot;;0;IF([.T143]=&quot;LNG&quot;;0.5;IF([.T143]=&quot;Fuel &amp; LNG&quot;;1;IF([.T143]=&quot;Heavy Fuel Oil&quot;;3;IF([.T143]=&quot;Sail&quot;;0;2)))))" office:value-type="float" office:value="2" calcext:value-type="float">
            <text:p>2</text:p>
          </table:table-cell>
          <table:table-cell table:formula="of:=INT([.O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J143]/10000)" office:value-type="float" office:value="0" calcext:value-type="float">
            <text:p>0</text:p>
          </table:table-cell>
          <table:table-cell table:formula="of:=[.U143]*[.V143]+[.W143]+[.X143]" office:value-type="float" office:value="0" calcext:value-type="float">
            <text:p>0</text:p>
          </table:table-cell>
          <table:table-cell table:formula="of:=INT([.Y14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T144]=&quot;hybrid&quot;;0;IF([.T144]=&quot;LNG&quot;;0.5;IF([.T144]=&quot;Fuel &amp; LNG&quot;;1;IF([.T144]=&quot;Heavy Fuel Oil&quot;;3;IF([.T144]=&quot;Sail&quot;;0;2)))))" office:value-type="float" office:value="2" calcext:value-type="float">
            <text:p>2</text:p>
          </table:table-cell>
          <table:table-cell table:formula="of:=INT([.O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J144]/10000)" office:value-type="float" office:value="0" calcext:value-type="float">
            <text:p>0</text:p>
          </table:table-cell>
          <table:table-cell table:formula="of:=[.U144]*[.V144]+[.W144]+[.X144]" office:value-type="float" office:value="0" calcext:value-type="float">
            <text:p>0</text:p>
          </table:table-cell>
          <table:table-cell table:formula="of:=INT([.Y14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T145]=&quot;hybrid&quot;;0;IF([.T145]=&quot;LNG&quot;;0.5;IF([.T145]=&quot;Fuel &amp; LNG&quot;;1;IF([.T145]=&quot;Heavy Fuel Oil&quot;;3;IF([.T145]=&quot;Sail&quot;;0;2)))))" office:value-type="float" office:value="2" calcext:value-type="float">
            <text:p>2</text:p>
          </table:table-cell>
          <table:table-cell table:formula="of:=INT([.O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J145]/10000)" office:value-type="float" office:value="0" calcext:value-type="float">
            <text:p>0</text:p>
          </table:table-cell>
          <table:table-cell table:formula="of:=[.U145]*[.V145]+[.W145]+[.X145]" office:value-type="float" office:value="0" calcext:value-type="float">
            <text:p>0</text:p>
          </table:table-cell>
          <table:table-cell table:formula="of:=INT([.Y14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T146]=&quot;hybrid&quot;;0;IF([.T146]=&quot;LNG&quot;;0.5;IF([.T146]=&quot;Fuel &amp; LNG&quot;;1;IF([.T146]=&quot;Heavy Fuel Oil&quot;;3;IF([.T146]=&quot;Sail&quot;;0;2)))))" office:value-type="float" office:value="2" calcext:value-type="float">
            <text:p>2</text:p>
          </table:table-cell>
          <table:table-cell table:formula="of:=INT([.O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J146]/10000)" office:value-type="float" office:value="0" calcext:value-type="float">
            <text:p>0</text:p>
          </table:table-cell>
          <table:table-cell table:formula="of:=[.U146]*[.V146]+[.W146]+[.X146]" office:value-type="float" office:value="0" calcext:value-type="float">
            <text:p>0</text:p>
          </table:table-cell>
          <table:table-cell table:formula="of:=INT([.Y14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T147]=&quot;hybrid&quot;;0;IF([.T147]=&quot;LNG&quot;;0.5;IF([.T147]=&quot;Fuel &amp; LNG&quot;;1;IF([.T147]=&quot;Heavy Fuel Oil&quot;;3;IF([.T147]=&quot;Sail&quot;;0;2)))))" office:value-type="float" office:value="2" calcext:value-type="float">
            <text:p>2</text:p>
          </table:table-cell>
          <table:table-cell table:formula="of:=INT([.O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J147]/10000)" office:value-type="float" office:value="0" calcext:value-type="float">
            <text:p>0</text:p>
          </table:table-cell>
          <table:table-cell table:formula="of:=[.U147]*[.V147]+[.W147]+[.X147]" office:value-type="float" office:value="0" calcext:value-type="float">
            <text:p>0</text:p>
          </table:table-cell>
          <table:table-cell table:formula="of:=INT([.Y14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T148]=&quot;hybrid&quot;;0;IF([.T148]=&quot;LNG&quot;;0.5;IF([.T148]=&quot;Fuel &amp; LNG&quot;;1;IF([.T148]=&quot;Heavy Fuel Oil&quot;;3;IF([.T148]=&quot;Sail&quot;;0;2)))))" office:value-type="float" office:value="2" calcext:value-type="float">
            <text:p>2</text:p>
          </table:table-cell>
          <table:table-cell table:formula="of:=INT([.O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J148]/10000)" office:value-type="float" office:value="0" calcext:value-type="float">
            <text:p>0</text:p>
          </table:table-cell>
          <table:table-cell table:formula="of:=[.U148]*[.V148]+[.W148]+[.X148]" office:value-type="float" office:value="0" calcext:value-type="float">
            <text:p>0</text:p>
          </table:table-cell>
          <table:table-cell table:formula="of:=INT([.Y14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49]=&quot;hybrid&quot;;0;IF([.T149]=&quot;LNG&quot;;0.5;IF([.T149]=&quot;Fuel &amp; LNG&quot;;1;IF([.T149]=&quot;Heavy Fuel Oil&quot;;3;IF([.T149]=&quot;Sail&quot;;0;2)))))" office:value-type="float" office:value="2" calcext:value-type="float">
            <text:p>2</text:p>
          </table:table-cell>
          <table:table-cell table:formula="of:=INT([.O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J149]/10000)" office:value-type="float" office:value="0" calcext:value-type="float">
            <text:p>0</text:p>
          </table:table-cell>
          <table:table-cell table:formula="of:=[.U149]*[.V149]+[.W149]+[.X149]" office:value-type="float" office:value="0" calcext:value-type="float">
            <text:p>0</text:p>
          </table:table-cell>
          <table:table-cell table:formula="of:=INT([.Y14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0]=&quot;hybrid&quot;;0;IF([.T150]=&quot;LNG&quot;;0.5;IF([.T150]=&quot;Fuel &amp; LNG&quot;;1;IF([.T150]=&quot;Heavy Fuel Oil&quot;;3;IF([.T150]=&quot;Sail&quot;;0;2)))))" office:value-type="float" office:value="2" calcext:value-type="float">
            <text:p>2</text:p>
          </table:table-cell>
          <table:table-cell table:formula="of:=INT([.O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J150]/10000)" office:value-type="float" office:value="0" calcext:value-type="float">
            <text:p>0</text:p>
          </table:table-cell>
          <table:table-cell table:formula="of:=[.U150]*[.V150]+[.W150]+[.X150]" office:value-type="float" office:value="0" calcext:value-type="float">
            <text:p>0</text:p>
          </table:table-cell>
          <table:table-cell table:formula="of:=INT([.Y15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1]=&quot;hybrid&quot;;0;IF([.T151]=&quot;LNG&quot;;0.5;IF([.T151]=&quot;Fuel &amp; LNG&quot;;1;IF([.T151]=&quot;Heavy Fuel Oil&quot;;3;IF([.T151]=&quot;Sail&quot;;0;2)))))" office:value-type="float" office:value="2" calcext:value-type="float">
            <text:p>2</text:p>
          </table:table-cell>
          <table:table-cell table:formula="of:=INT([.O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J151]/10000)" office:value-type="float" office:value="0" calcext:value-type="float">
            <text:p>0</text:p>
          </table:table-cell>
          <table:table-cell table:formula="of:=[.U151]*[.V151]+[.W151]+[.X151]" office:value-type="float" office:value="0" calcext:value-type="float">
            <text:p>0</text:p>
          </table:table-cell>
          <table:table-cell table:formula="of:=INT([.Y15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T152]=&quot;hybrid&quot;;0;IF([.T152]=&quot;LNG&quot;;0.5;IF([.T152]=&quot;Fuel &amp; LNG&quot;;1;IF([.T152]=&quot;Heavy Fuel Oil&quot;;3;IF([.T152]=&quot;Sail&quot;;0;2)))))" office:value-type="float" office:value="2" calcext:value-type="float">
            <text:p>2</text:p>
          </table:table-cell>
          <table:table-cell table:formula="of:=INT([.O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J152]/10000)" office:value-type="float" office:value="0" calcext:value-type="float">
            <text:p>0</text:p>
          </table:table-cell>
          <table:table-cell table:formula="of:=[.U152]*[.V152]+[.W152]+[.X152]" office:value-type="float" office:value="0" calcext:value-type="float">
            <text:p>0</text:p>
          </table:table-cell>
          <table:table-cell table:formula="of:=INT([.Y15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1" office:value-type="string" calcext:value-type="string">
            <text:p>SOLLER CAT</text:p>
          </table:table-cell>
          <table:table-cell table:style-name="ce21" office:value-type="string" calcext:value-type="string">
            <text:p>22400589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26" calcext:value-type="float">
            <text:p>26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010" calcext:value-type="float">
            <text:p>2010</text:p>
          </table:table-cell>
          <table:table-cell table:number-columns-repeated="10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3]=&quot;hybrid&quot;;0;IF([.T153]=&quot;LNG&quot;;0.5;IF([.T153]=&quot;Fuel &amp; LNG&quot;;1;IF([.T153]=&quot;Heavy Fuel Oil&quot;;3;IF([.T153]=&quot;Sail&quot;;0;2)))))" office:value-type="float" office:value="2" calcext:value-type="float">
            <text:p>2</text:p>
          </table:table-cell>
          <table:table-cell table:formula="of:=INT([.O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J153]/10000)" office:value-type="float" office:value="0" calcext:value-type="float">
            <text:p>0</text:p>
          </table:table-cell>
          <table:table-cell table:formula="of:=[.U153]*[.V153]+[.W153]+[.X153]" office:value-type="float" office:value="0" calcext:value-type="float">
            <text:p>0</text:p>
          </table:table-cell>
          <table:table-cell table:formula="of:=INT([.Y15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1" office:value-type="string" calcext:value-type="string">
            <text:p>BLUE DELFIN</text:p>
          </table:table-cell>
          <table:table-cell table:style-name="ce21" office:value-type="string" calcext:value-type="string">
            <text:p>22400217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12" calcext:value-type="float">
            <text:p>12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4]=&quot;hybrid&quot;;0;IF([.T154]=&quot;LNG&quot;;0.5;IF([.T154]=&quot;Fuel &amp; LNG&quot;;1;IF([.T154]=&quot;Heavy Fuel Oil&quot;;3;IF([.T154]=&quot;Sail&quot;;0;2)))))" office:value-type="float" office:value="2" calcext:value-type="float">
            <text:p>2</text:p>
          </table:table-cell>
          <table:table-cell table:formula="of:=INT([.O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J154]/10000)" office:value-type="float" office:value="0" calcext:value-type="float">
            <text:p>0</text:p>
          </table:table-cell>
          <table:table-cell table:formula="of:=[.U154]*[.V154]+[.W154]+[.X154]" office:value-type="float" office:value="0" calcext:value-type="float">
            <text:p>0</text:p>
          </table:table-cell>
          <table:table-cell table:formula="of:=INT([.Y15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5]=&quot;hybrid&quot;;0;IF([.T155]=&quot;LNG&quot;;0.5;IF([.T155]=&quot;Fuel &amp; LNG&quot;;1;IF([.T155]=&quot;Heavy Fuel Oil&quot;;3;IF([.T155]=&quot;Sail&quot;;0;2)))))" office:value-type="float" office:value="2" calcext:value-type="float">
            <text:p>2</text:p>
          </table:table-cell>
          <table:table-cell table:formula="of:=INT([.O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J155]/10000)" office:value-type="float" office:value="0" calcext:value-type="float">
            <text:p>0</text:p>
          </table:table-cell>
          <table:table-cell table:formula="of:=[.U155]*[.V155]+[.W155]+[.X155]" office:value-type="float" office:value="0" calcext:value-type="float">
            <text:p>0</text:p>
          </table:table-cell>
          <table:table-cell table:formula="of:=INT([.Y15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6]=&quot;hybrid&quot;;0;IF([.T156]=&quot;LNG&quot;;0.5;IF([.T156]=&quot;Fuel &amp; LNG&quot;;1;IF([.T156]=&quot;Heavy Fuel Oil&quot;;3;IF([.T156]=&quot;Sail&quot;;0;2)))))" office:value-type="float" office:value="2" calcext:value-type="float">
            <text:p>2</text:p>
          </table:table-cell>
          <table:table-cell table:formula="of:=INT([.O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J156]/10000)" office:value-type="float" office:value="0" calcext:value-type="float">
            <text:p>0</text:p>
          </table:table-cell>
          <table:table-cell table:formula="of:=[.U156]*[.V156]+[.W156]+[.X156]" office:value-type="float" office:value="0" calcext:value-type="float">
            <text:p>0</text:p>
          </table:table-cell>
          <table:table-cell table:formula="of:=INT([.Y15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T157]=&quot;hybrid&quot;;0;IF([.T157]=&quot;LNG&quot;;0.5;IF([.T157]=&quot;Fuel &amp; LNG&quot;;1;IF([.T157]=&quot;Heavy Fuel Oil&quot;;3;IF([.T157]=&quot;Sail&quot;;0;2)))))" office:value-type="float" office:value="2" calcext:value-type="float">
            <text:p>2</text:p>
          </table:table-cell>
          <table:table-cell table:formula="of:=INT([.O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J157]/10000)" office:value-type="float" office:value="0" calcext:value-type="float">
            <text:p>0</text:p>
          </table:table-cell>
          <table:table-cell table:formula="of:=[.U157]*[.V157]+[.W157]+[.X157]" office:value-type="float" office:value="0" calcext:value-type="float">
            <text:p>0</text:p>
          </table:table-cell>
          <table:table-cell table:formula="of:=INT([.Y15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T158]=&quot;hybrid&quot;;0;IF([.T158]=&quot;LNG&quot;;0.5;IF([.T158]=&quot;Fuel &amp; LNG&quot;;1;IF([.T158]=&quot;Heavy Fuel Oil&quot;;3;IF([.T158]=&quot;Sail&quot;;0;2)))))" office:value-type="float" office:value="2" calcext:value-type="float">
            <text:p>2</text:p>
          </table:table-cell>
          <table:table-cell table:formula="of:=INT([.O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J158]/10000)" office:value-type="float" office:value="0" calcext:value-type="float">
            <text:p>0</text:p>
          </table:table-cell>
          <table:table-cell table:formula="of:=[.U158]*[.V158]+[.W158]+[.X158]" office:value-type="float" office:value="0" calcext:value-type="float">
            <text:p>0</text:p>
          </table:table-cell>
          <table:table-cell table:formula="of:=INT([.Y15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59]=&quot;hybrid&quot;;0;IF([.T159]=&quot;LNG&quot;;0.5;IF([.T159]=&quot;Fuel &amp; LNG&quot;;1;IF([.T159]=&quot;Heavy Fuel Oil&quot;;3;IF([.T159]=&quot;Sail&quot;;0;2)))))" office:value-type="float" office:value="2" calcext:value-type="float">
            <text:p>2</text:p>
          </table:table-cell>
          <table:table-cell table:formula="of:=INT([.O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J159]/10000)" office:value-type="float" office:value="0" calcext:value-type="float">
            <text:p>0</text:p>
          </table:table-cell>
          <table:table-cell table:formula="of:=[.U159]*[.V159]+[.W159]+[.X159]" office:value-type="float" office:value="0" calcext:value-type="float">
            <text:p>0</text:p>
          </table:table-cell>
          <table:table-cell table:formula="of:=INT([.Y15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0]=&quot;hybrid&quot;;0;IF([.T160]=&quot;LNG&quot;;0.5;IF([.T160]=&quot;Fuel &amp; LNG&quot;;1;IF([.T160]=&quot;Heavy Fuel Oil&quot;;3;IF([.T160]=&quot;Sail&quot;;0;2)))))" office:value-type="float" office:value="2" calcext:value-type="float">
            <text:p>2</text:p>
          </table:table-cell>
          <table:table-cell table:formula="of:=INT([.O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J160]/10000)" office:value-type="float" office:value="0" calcext:value-type="float">
            <text:p>0</text:p>
          </table:table-cell>
          <table:table-cell table:formula="of:=[.U160]*[.V160]+[.W160]+[.X160]" office:value-type="float" office:value="0" calcext:value-type="float">
            <text:p>0</text:p>
          </table:table-cell>
          <table:table-cell table:formula="of:=INT([.Y16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1]=&quot;hybrid&quot;;0;IF([.T161]=&quot;LNG&quot;;0.5;IF([.T161]=&quot;Fuel &amp; LNG&quot;;1;IF([.T161]=&quot;Heavy Fuel Oil&quot;;3;IF([.T161]=&quot;Sail&quot;;0;2)))))" office:value-type="float" office:value="2" calcext:value-type="float">
            <text:p>2</text:p>
          </table:table-cell>
          <table:table-cell table:formula="of:=INT([.O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J161]/10000)" office:value-type="float" office:value="0" calcext:value-type="float">
            <text:p>0</text:p>
          </table:table-cell>
          <table:table-cell table:formula="of:=[.U161]*[.V161]+[.W161]+[.X161]" office:value-type="float" office:value="0" calcext:value-type="float">
            <text:p>0</text:p>
          </table:table-cell>
          <table:table-cell table:formula="of:=INT([.Y16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4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62]=&quot;hybrid&quot;;0;IF([.T162]=&quot;LNG&quot;;0.5;IF([.T162]=&quot;Fuel &amp; LNG&quot;;1;IF([.T162]=&quot;Heavy Fuel Oil&quot;;3;IF([.T162]=&quot;Sail&quot;;0;2)))))" office:value-type="float" office:value="2" calcext:value-type="float">
            <text:p>2</text:p>
          </table:table-cell>
          <table:table-cell table:formula="of:=INT([.O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J162]/10000)" office:value-type="float" office:value="0" calcext:value-type="float">
            <text:p>0</text:p>
          </table:table-cell>
          <table:table-cell table:formula="of:=[.U162]*[.V162]+[.W162]+[.X162]" office:value-type="float" office:value="0" calcext:value-type="float">
            <text:p>0</text:p>
          </table:table-cell>
          <table:table-cell table:formula="of:=INT([.Y16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3]=&quot;hybrid&quot;;0;IF([.T163]=&quot;LNG&quot;;0.5;IF([.T163]=&quot;Fuel &amp; LNG&quot;;1;IF([.T163]=&quot;Heavy Fuel Oil&quot;;3;IF([.T163]=&quot;Sail&quot;;0;2)))))" office:value-type="float" office:value="2" calcext:value-type="float">
            <text:p>2</text:p>
          </table:table-cell>
          <table:table-cell table:formula="of:=INT([.O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J163]/10000)" office:value-type="float" office:value="0" calcext:value-type="float">
            <text:p>0</text:p>
          </table:table-cell>
          <table:table-cell table:formula="of:=[.U163]*[.V163]+[.W163]+[.X163]" office:value-type="float" office:value="0" calcext:value-type="float">
            <text:p>0</text:p>
          </table:table-cell>
          <table:table-cell table:formula="of:=INT([.Y16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4]=&quot;hybrid&quot;;0;IF([.T164]=&quot;LNG&quot;;0.5;IF([.T164]=&quot;Fuel &amp; LNG&quot;;1;IF([.T164]=&quot;Heavy Fuel Oil&quot;;3;IF([.T164]=&quot;Sail&quot;;0;2)))))" office:value-type="float" office:value="2" calcext:value-type="float">
            <text:p>2</text:p>
          </table:table-cell>
          <table:table-cell table:formula="of:=INT([.O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J164]/10000)" office:value-type="float" office:value="0" calcext:value-type="float">
            <text:p>0</text:p>
          </table:table-cell>
          <table:table-cell table:formula="of:=[.U164]*[.V164]+[.W164]+[.X164]" office:value-type="float" office:value="0" calcext:value-type="float">
            <text:p>0</text:p>
          </table:table-cell>
          <table:table-cell table:formula="of:=INT([.Y16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5]=&quot;hybrid&quot;;0;IF([.T165]=&quot;LNG&quot;;0.5;IF([.T165]=&quot;Fuel &amp; LNG&quot;;1;IF([.T165]=&quot;Heavy Fuel Oil&quot;;3;IF([.T165]=&quot;Sail&quot;;0;2)))))" office:value-type="float" office:value="2" calcext:value-type="float">
            <text:p>2</text:p>
          </table:table-cell>
          <table:table-cell table:formula="of:=INT([.O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J165]/10000)" office:value-type="float" office:value="0" calcext:value-type="float">
            <text:p>0</text:p>
          </table:table-cell>
          <table:table-cell table:formula="of:=[.U165]*[.V165]+[.W165]+[.X165]" office:value-type="float" office:value="0" calcext:value-type="float">
            <text:p>0</text:p>
          </table:table-cell>
          <table:table-cell table:formula="of:=INT([.Y16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6]=&quot;hybrid&quot;;0;IF([.T166]=&quot;LNG&quot;;0.5;IF([.T166]=&quot;Fuel &amp; LNG&quot;;1;IF([.T166]=&quot;Heavy Fuel Oil&quot;;3;IF([.T166]=&quot;Sail&quot;;0;2)))))" office:value-type="float" office:value="2" calcext:value-type="float">
            <text:p>2</text:p>
          </table:table-cell>
          <table:table-cell table:formula="of:=INT([.O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J166]/10000)" office:value-type="float" office:value="0" calcext:value-type="float">
            <text:p>0</text:p>
          </table:table-cell>
          <table:table-cell table:formula="of:=[.U166]*[.V166]+[.W166]+[.X166]" office:value-type="float" office:value="0" calcext:value-type="float">
            <text:p>0</text:p>
          </table:table-cell>
          <table:table-cell table:formula="of:=INT([.Y16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T167]=&quot;hybrid&quot;;0;IF([.T167]=&quot;LNG&quot;;0.5;IF([.T167]=&quot;Fuel &amp; LNG&quot;;1;IF([.T167]=&quot;Heavy Fuel Oil&quot;;3;IF([.T167]=&quot;Sail&quot;;0;2)))))" office:value-type="float" office:value="2" calcext:value-type="float">
            <text:p>2</text:p>
          </table:table-cell>
          <table:table-cell table:formula="of:=INT([.O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J167]/10000)" office:value-type="float" office:value="0" calcext:value-type="float">
            <text:p>0</text:p>
          </table:table-cell>
          <table:table-cell table:formula="of:=[.U167]*[.V167]+[.W167]+[.X167]" office:value-type="float" office:value="0" calcext:value-type="float">
            <text:p>0</text:p>
          </table:table-cell>
          <table:table-cell table:formula="of:=INT([.Y16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8]=&quot;hybrid&quot;;0;IF([.T168]=&quot;LNG&quot;;0.5;IF([.T168]=&quot;Fuel &amp; LNG&quot;;1;IF([.T168]=&quot;Heavy Fuel Oil&quot;;3;IF([.T168]=&quot;Sail&quot;;0;2)))))" office:value-type="float" office:value="2" calcext:value-type="float">
            <text:p>2</text:p>
          </table:table-cell>
          <table:table-cell table:formula="of:=INT([.O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J168]/10000)" office:value-type="float" office:value="0" calcext:value-type="float">
            <text:p>0</text:p>
          </table:table-cell>
          <table:table-cell table:formula="of:=[.U168]*[.V168]+[.W168]+[.X168]" office:value-type="float" office:value="0" calcext:value-type="float">
            <text:p>0</text:p>
          </table:table-cell>
          <table:table-cell table:formula="of:=INT([.Y16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69]=&quot;hybrid&quot;;0;IF([.T169]=&quot;LNG&quot;;0.5;IF([.T169]=&quot;Fuel &amp; LNG&quot;;1;IF([.T169]=&quot;Heavy Fuel Oil&quot;;3;IF([.T169]=&quot;Sail&quot;;0;2)))))" office:value-type="float" office:value="2" calcext:value-type="float">
            <text:p>2</text:p>
          </table:table-cell>
          <table:table-cell table:formula="of:=INT([.O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J169]/10000)" office:value-type="float" office:value="0" calcext:value-type="float">
            <text:p>0</text:p>
          </table:table-cell>
          <table:table-cell table:formula="of:=[.U169]*[.V169]+[.W169]+[.X169]" office:value-type="float" office:value="0" calcext:value-type="float">
            <text:p>0</text:p>
          </table:table-cell>
          <table:table-cell table:formula="of:=INT([.Y16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0]=&quot;hybrid&quot;;0;IF([.T170]=&quot;LNG&quot;;0.5;IF([.T170]=&quot;Fuel &amp; LNG&quot;;1;IF([.T170]=&quot;Heavy Fuel Oil&quot;;3;IF([.T170]=&quot;Sail&quot;;0;2)))))" office:value-type="float" office:value="2" calcext:value-type="float">
            <text:p>2</text:p>
          </table:table-cell>
          <table:table-cell table:formula="of:=INT([.O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J170]/10000)" office:value-type="float" office:value="0" calcext:value-type="float">
            <text:p>0</text:p>
          </table:table-cell>
          <table:table-cell table:formula="of:=[.U170]*[.V170]+[.W170]+[.X170]" office:value-type="float" office:value="0" calcext:value-type="float">
            <text:p>0</text:p>
          </table:table-cell>
          <table:table-cell table:formula="of:=INT([.Y17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4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T171]=&quot;hybrid&quot;;0;IF([.T171]=&quot;LNG&quot;;0.5;IF([.T171]=&quot;Fuel &amp; LNG&quot;;1;IF([.T171]=&quot;Heavy Fuel Oil&quot;;3;IF([.T171]=&quot;Sail&quot;;0;2)))))" office:value-type="float" office:value="2" calcext:value-type="float">
            <text:p>2</text:p>
          </table:table-cell>
          <table:table-cell table:formula="of:=INT([.O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J171]/10000)" office:value-type="float" office:value="0" calcext:value-type="float">
            <text:p>0</text:p>
          </table:table-cell>
          <table:table-cell table:formula="of:=[.U171]*[.V171]+[.W171]+[.X171]" office:value-type="float" office:value="0" calcext:value-type="float">
            <text:p>0</text:p>
          </table:table-cell>
          <table:table-cell table:formula="of:=INT([.Y17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2]=&quot;hybrid&quot;;0;IF([.T172]=&quot;LNG&quot;;0.5;IF([.T172]=&quot;Fuel &amp; LNG&quot;;1;IF([.T172]=&quot;Heavy Fuel Oil&quot;;3;IF([.T172]=&quot;Sail&quot;;0;2)))))" office:value-type="float" office:value="2" calcext:value-type="float">
            <text:p>2</text:p>
          </table:table-cell>
          <table:table-cell table:formula="of:=INT([.O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J172]/10000)" office:value-type="float" office:value="0" calcext:value-type="float">
            <text:p>0</text:p>
          </table:table-cell>
          <table:table-cell table:formula="of:=[.U172]*[.V172]+[.W172]+[.X172]" office:value-type="float" office:value="0" calcext:value-type="float">
            <text:p>0</text:p>
          </table:table-cell>
          <table:table-cell table:formula="of:=INT([.Y17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T173]=&quot;hybrid&quot;;0;IF([.T173]=&quot;LNG&quot;;0.5;IF([.T173]=&quot;Fuel &amp; LNG&quot;;1;IF([.T173]=&quot;Heavy Fuel Oil&quot;;3;IF([.T173]=&quot;Sail&quot;;0;2)))))" office:value-type="float" office:value="2" calcext:value-type="float">
            <text:p>2</text:p>
          </table:table-cell>
          <table:table-cell table:formula="of:=INT([.O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J173]/10000)" office:value-type="float" office:value="0" calcext:value-type="float">
            <text:p>0</text:p>
          </table:table-cell>
          <table:table-cell table:formula="of:=[.U173]*[.V173]+[.W173]+[.X173]" office:value-type="float" office:value="0" calcext:value-type="float">
            <text:p>0</text:p>
          </table:table-cell>
          <table:table-cell table:formula="of:=INT([.Y17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4]=&quot;hybrid&quot;;0;IF([.T174]=&quot;LNG&quot;;0.5;IF([.T174]=&quot;Fuel &amp; LNG&quot;;1;IF([.T174]=&quot;Heavy Fuel Oil&quot;;3;IF([.T174]=&quot;Sail&quot;;0;2)))))" office:value-type="float" office:value="2" calcext:value-type="float">
            <text:p>2</text:p>
          </table:table-cell>
          <table:table-cell table:formula="of:=INT([.O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J174]/10000)" office:value-type="float" office:value="0" calcext:value-type="float">
            <text:p>0</text:p>
          </table:table-cell>
          <table:table-cell table:formula="of:=[.U174]*[.V174]+[.W174]+[.X174]" office:value-type="float" office:value="0" calcext:value-type="float">
            <text:p>0</text:p>
          </table:table-cell>
          <table:table-cell table:formula="of:=INT([.Y174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T175]=&quot;hybrid&quot;;0;IF([.T175]=&quot;LNG&quot;;0.5;IF([.T175]=&quot;Fuel &amp; LNG&quot;;1;IF([.T175]=&quot;Heavy Fuel Oil&quot;;3;IF([.T175]=&quot;Sail&quot;;0;2)))))" office:value-type="float" office:value="2" calcext:value-type="float">
            <text:p>2</text:p>
          </table:table-cell>
          <table:table-cell table:formula="of:=INT([.O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J175]/10000)" office:value-type="float" office:value="0" calcext:value-type="float">
            <text:p>0</text:p>
          </table:table-cell>
          <table:table-cell table:formula="of:=[.U175]*[.V175]+[.W175]+[.X175]" office:value-type="float" office:value="0" calcext:value-type="float">
            <text:p>0</text:p>
          </table:table-cell>
          <table:table-cell table:formula="of:=INT([.Y175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T176]=&quot;hybrid&quot;;0;IF([.T176]=&quot;LNG&quot;;0.5;IF([.T176]=&quot;Fuel &amp; LNG&quot;;1;IF([.T176]=&quot;Heavy Fuel Oil&quot;;3;IF([.T176]=&quot;Sail&quot;;0;2)))))" office:value-type="float" office:value="2" calcext:value-type="float">
            <text:p>2</text:p>
          </table:table-cell>
          <table:table-cell table:formula="of:=INT([.O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J176]/10000)" office:value-type="float" office:value="0" calcext:value-type="float">
            <text:p>0</text:p>
          </table:table-cell>
          <table:table-cell table:formula="of:=[.U176]*[.V176]+[.W176]+[.X176]" office:value-type="float" office:value="0" calcext:value-type="float">
            <text:p>0</text:p>
          </table:table-cell>
          <table:table-cell table:formula="of:=INT([.Y176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T177]=&quot;hybrid&quot;;0;IF([.T177]=&quot;LNG&quot;;0.5;IF([.T177]=&quot;Fuel &amp; LNG&quot;;1;IF([.T177]=&quot;Heavy Fuel Oil&quot;;3;IF([.T177]=&quot;Sail&quot;;0;2)))))" office:value-type="float" office:value="2" calcext:value-type="float">
            <text:p>2</text:p>
          </table:table-cell>
          <table:table-cell table:formula="of:=INT([.O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J177]/10000)" office:value-type="float" office:value="0" calcext:value-type="float">
            <text:p>0</text:p>
          </table:table-cell>
          <table:table-cell table:formula="of:=[.U177]*[.V177]+[.W177]+[.X177]" office:value-type="float" office:value="0" calcext:value-type="float">
            <text:p>0</text:p>
          </table:table-cell>
          <table:table-cell table:formula="of:=INT([.Y177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1" office:value-type="string" calcext:value-type="string">
            <text:p>SUPERMAN</text:p>
          </table:table-cell>
          <table:table-cell table:style-name="ce21" office:value-type="string" calcext:value-type="string">
            <text:p>22416683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78]=&quot;hybrid&quot;;0;IF([.T178]=&quot;LNG&quot;;0.5;IF([.T178]=&quot;Fuel &amp; LNG&quot;;1;IF([.T178]=&quot;Heavy Fuel Oil&quot;;3;IF([.T178]=&quot;Sail&quot;;0;2)))))" office:value-type="float" office:value="2" calcext:value-type="float">
            <text:p>2</text:p>
          </table:table-cell>
          <table:table-cell table:formula="of:=INT([.O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J178]/10000)" office:value-type="float" office:value="0" calcext:value-type="float">
            <text:p>0</text:p>
          </table:table-cell>
          <table:table-cell table:formula="of:=[.U178]*[.V178]+[.W178]+[.X178]" office:value-type="float" office:value="0" calcext:value-type="float">
            <text:p>0</text:p>
          </table:table-cell>
          <table:table-cell table:formula="of:=INT([.Y178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79]=&quot;hybrid&quot;;0;IF([.T179]=&quot;LNG&quot;;0.5;IF([.T179]=&quot;Fuel &amp; LNG&quot;;1;IF([.T179]=&quot;Heavy Fuel Oil&quot;;3;IF([.T179]=&quot;Sail&quot;;0;2)))))" office:value-type="float" office:value="2" calcext:value-type="float">
            <text:p>2</text:p>
          </table:table-cell>
          <table:table-cell table:formula="of:=INT([.O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J179]/10000)" office:value-type="float" office:value="0" calcext:value-type="float">
            <text:p>0</text:p>
          </table:table-cell>
          <table:table-cell table:formula="of:=[.U179]*[.V179]+[.W179]+[.X179]" office:value-type="float" office:value="0" calcext:value-type="float">
            <text:p>0</text:p>
          </table:table-cell>
          <table:table-cell table:formula="of:=INT([.Y17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T180]=&quot;hybrid&quot;;0;IF([.T180]=&quot;LNG&quot;;0.5;IF([.T180]=&quot;Fuel &amp; LNG&quot;;1;IF([.T180]=&quot;Heavy Fuel Oil&quot;;3;IF([.T180]=&quot;Sail&quot;;0;2)))))" office:value-type="float" office:value="2" calcext:value-type="float">
            <text:p>2</text:p>
          </table:table-cell>
          <table:table-cell table:formula="of:=INT([.O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J180]/10000)" office:value-type="float" office:value="0" calcext:value-type="float">
            <text:p>0</text:p>
          </table:table-cell>
          <table:table-cell table:formula="of:=[.U180]*[.V180]+[.W180]+[.X180]" office:value-type="float" office:value="0" calcext:value-type="float">
            <text:p>0</text:p>
          </table:table-cell>
          <table:table-cell table:formula="of:=INT([.Y180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1" office:value-type="string" calcext:value-type="string">
            <text:p>FLETXA</text:p>
          </table:table-cell>
          <table:table-cell table:style-name="ce21" office:value-type="string" calcext:value-type="string">
            <text:p>224153760</text:p>
          </table:table-cell>
          <table:table-cell table:style-name="ce21" office:value-type="string" calcext:value-type="string">
            <text:p>passenger</text:p>
          </table:table-cell>
          <table:table-cell table:style-name="ce31" office:value-type="float" office:value="8" calcext:value-type="float">
            <text:p>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1"/>
          <table:table-cell table:style-name="ce21" office:value-type="string" calcext:value-type="string">
            <text:p>propeller</text:p>
          </table:table-cell>
          <table:table-cell table:style-name="ce31" office:value-type="string" calcext:value-type="string">
            <text:p>diesel</text:p>
          </table:table-cell>
          <table:table-cell table:formula="of:=IF([.T181]=&quot;hybrid&quot;;0;IF([.T181]=&quot;LNG&quot;;0.5;IF([.T181]=&quot;Fuel &amp; LNG&quot;;1;IF([.T181]=&quot;Heavy Fuel Oil&quot;;3;IF([.T181]=&quot;Sail&quot;;0;2)))))" office:value-type="float" office:value="2" calcext:value-type="float">
            <text:p>2</text:p>
          </table:table-cell>
          <table:table-cell table:formula="of:=INT([.O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J181]/10000)" office:value-type="float" office:value="0" calcext:value-type="float">
            <text:p>0</text:p>
          </table:table-cell>
          <table:table-cell table:formula="of:=[.U181]*[.V181]+[.W181]+[.X181]" office:value-type="float" office:value="0" calcext:value-type="float">
            <text:p>0</text:p>
          </table:table-cell>
          <table:table-cell table:formula="of:=INT([.Y181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T182]=&quot;hybrid&quot;;0;IF([.T182]=&quot;LNG&quot;;0.5;IF([.T182]=&quot;Fuel &amp; LNG&quot;;1;IF([.T182]=&quot;Heavy Fuel Oil&quot;;3;IF([.T182]=&quot;Sail&quot;;0;2)))))" office:value-type="float" office:value="2" calcext:value-type="float">
            <text:p>2</text:p>
          </table:table-cell>
          <table:table-cell table:formula="of:=INT([.O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J182]/10000)" office:value-type="float" office:value="0" calcext:value-type="float">
            <text:p>0</text:p>
          </table:table-cell>
          <table:table-cell table:formula="of:=[.U182]*[.V182]+[.W182]+[.X182]" office:value-type="float" office:value="0" calcext:value-type="float">
            <text:p>0</text:p>
          </table:table-cell>
          <table:table-cell table:formula="of:=INT([.Y182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4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T183]=&quot;hybrid&quot;;0;IF([.T183]=&quot;LNG&quot;;0.5;IF([.T183]=&quot;Fuel &amp; LNG&quot;;1;IF([.T183]=&quot;Heavy Fuel Oil&quot;;3;IF([.T183]=&quot;Sail&quot;;0;2)))))" office:value-type="float" office:value="0" calcext:value-type="float">
            <text:p>0</text:p>
          </table:table-cell>
          <table:table-cell table:formula="of:=INT([.O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J183]/10000)" office:value-type="float" office:value="0" calcext:value-type="float">
            <text:p>0</text:p>
          </table:table-cell>
          <table:table-cell table:formula="of:=[.U183]*[.V183]+[.W183]+[.X183]" office:value-type="float" office:value="0" calcext:value-type="float">
            <text:p>0</text:p>
          </table:table-cell>
          <table:table-cell table:formula="of:=INT([.Y183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4" office:value-type="string" calcext:value-type="string">
            <text:p>AZAMARA QUEST</text:p>
          </table:table-cell>
          <table:table-cell table:style-name="ce14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4]=&quot;hybrid&quot;;0;IF([.T184]=&quot;LNG&quot;;0.5;IF([.T184]=&quot;Fuel &amp; LNG&quot;;1;IF([.T184]=&quot;Heavy Fuel Oil&quot;;3;IF([.T184]=&quot;Sail&quot;;0;2)))))" office:value-type="float" office:value="2" calcext:value-type="float">
            <text:p>2</text:p>
          </table:table-cell>
          <table:table-cell table:formula="of:=INT([.O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J184]/10000)" office:value-type="float" office:value="3" calcext:value-type="float">
            <text:p>3</text:p>
          </table:table-cell>
          <table:table-cell table:formula="of:=[.U184]*[.V184]+[.W184]+[.X184]" office:value-type="float" office:value="9" calcext:value-type="float">
            <text:p>9</text:p>
          </table:table-cell>
          <table:table-cell table:formula="of:=INT([.Y184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4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5]=&quot;hybrid&quot;;0;IF([.T185]=&quot;LNG&quot;;0.5;IF([.T185]=&quot;Fuel &amp; LNG&quot;;1;IF([.T185]=&quot;Heavy Fuel Oil&quot;;3;IF([.T185]=&quot;Sail&quot;;0;2)))))" office:value-type="float" office:value="2" calcext:value-type="float">
            <text:p>2</text:p>
          </table:table-cell>
          <table:table-cell table:formula="of:=INT([.O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J185]/10000)" office:value-type="float" office:value="4" calcext:value-type="float">
            <text:p>4</text:p>
          </table:table-cell>
          <table:table-cell table:formula="of:=[.U185]*[.V185]+[.W185]+[.X185]" office:value-type="float" office:value="4" calcext:value-type="float">
            <text:p>4</text:p>
          </table:table-cell>
          <table:table-cell table:formula="of:=INT([.Y185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6]=&quot;hybrid&quot;;0;IF([.T186]=&quot;LNG&quot;;0.5;IF([.T186]=&quot;Fuel &amp; LNG&quot;;1;IF([.T186]=&quot;Heavy Fuel Oil&quot;;3;IF([.T186]=&quot;Sail&quot;;0;2)))))" office:value-type="float" office:value="2" calcext:value-type="float">
            <text:p>2</text:p>
          </table:table-cell>
          <table:table-cell table:formula="of:=INT([.O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J186]/10000)" office:value-type="float" office:value="9" calcext:value-type="float">
            <text:p>9</text:p>
          </table:table-cell>
          <table:table-cell table:formula="of:=[.U186]*[.V186]+[.W186]+[.X186]" office:value-type="float" office:value="25" calcext:value-type="float">
            <text:p>25</text:p>
          </table:table-cell>
          <table:table-cell table:formula="of:=INT([.Y186]*5/[.Y$3]+0.5)" office:value-type="float" office:value="3" calcext:value-type="float">
            <text:p>3</text:p>
          </table:table-cell>
          <table:table-cell table:number-columns-repeated="1635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4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7]=&quot;hybrid&quot;;0;IF([.T187]=&quot;LNG&quot;;0.5;IF([.T187]=&quot;Fuel &amp; LNG&quot;;1;IF([.T187]=&quot;Heavy Fuel Oil&quot;;3;IF([.T187]=&quot;Sail&quot;;0;2)))))" office:value-type="float" office:value="2" calcext:value-type="float">
            <text:p>2</text:p>
          </table:table-cell>
          <table:table-cell table:formula="of:=INT([.O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J187]/10000)" office:value-type="float" office:value="2" calcext:value-type="float">
            <text:p>2</text:p>
          </table:table-cell>
          <table:table-cell table:formula="of:=[.U187]*[.V187]+[.W187]+[.X187]" office:value-type="float" office:value="6" calcext:value-type="float">
            <text:p>6</text:p>
          </table:table-cell>
          <table:table-cell table:formula="of:=INT([.Y187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4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4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88]=&quot;hybrid&quot;;0;IF([.T188]=&quot;LNG&quot;;0.5;IF([.T188]=&quot;Fuel &amp; LNG&quot;;1;IF([.T188]=&quot;Heavy Fuel Oil&quot;;3;IF([.T188]=&quot;Sail&quot;;0;2)))))" office:value-type="float" office:value="2" calcext:value-type="float">
            <text:p>2</text:p>
          </table:table-cell>
          <table:table-cell table:formula="of:=INT([.O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J188]/10000)" office:value-type="float" office:value="2" calcext:value-type="float">
            <text:p>2</text:p>
          </table:table-cell>
          <table:table-cell table:formula="of:=[.U188]*[.V188]+[.W188]+[.X188]" office:value-type="float" office:value="4" calcext:value-type="float">
            <text:p>4</text:p>
          </table:table-cell>
          <table:table-cell table:formula="of:=INT([.Y188]*5/[.Y$3]+0.5)" office:value-type="float" office:value="1" calcext:value-type="float">
            <text:p>1</text:p>
          </table:table-cell>
          <table:table-cell table:number-columns-repeated="16358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O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J189]/10000)" office:value-type="float" office:value="0" calcext:value-type="float">
            <text:p>0</text:p>
          </table:table-cell>
          <table:table-cell table:formula="of:=[.U189]*[.V189]+[.W189]+[.X189]" office:value-type="float" office:value="0" calcext:value-type="float">
            <text:p>0</text:p>
          </table:table-cell>
          <table:table-cell table:formula="of:=INT([.Y189]*5/[.Y$3]+0.5)" office:value-type="float" office:value="0" calcext:value-type="float">
            <text:p>0</text:p>
          </table:table-cell>
          <table:table-cell table:number-columns-repeated="16358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0]=&quot;hybrid&quot;;0;IF([.T190]=&quot;LNG&quot;;0.5;IF([.T190]=&quot;Fuel &amp; LNG&quot;;1;IF([.T190]=&quot;Heavy Fuel Oil&quot;;3;IF([.T190]=&quot;Sail&quot;;0;2)))))" office:value-type="float" office:value="2" calcext:value-type="float">
            <text:p>2</text:p>
          </table:table-cell>
          <table:table-cell table:formula="of:=INT([.O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J190]/10000)" office:value-type="float" office:value="14" calcext:value-type="float">
            <text:p>14</text:p>
          </table:table-cell>
          <table:table-cell table:formula="of:=[.U190]*[.V190]+[.W190]+[.X190]" office:value-type="float" office:value="27" calcext:value-type="float">
            <text:p>27</text:p>
          </table:table-cell>
          <table:table-cell table:formula="of:=INT([.Y190]*5/[.Y$3]+0.5)" office:value-type="float" office:value="4" calcext:value-type="float">
            <text:p>4</text:p>
          </table:table-cell>
          <table:table-cell table:number-columns-repeated="16358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19"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27" office:value-type="float" office:value="4333" calcext:value-type="float">
            <text:p>4333</text:p>
          </table:table-cell>
          <table:table-cell table:number-columns-repeated="4"/>
          <table:table-cell table:style-name="ce22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2]=&quot;hybrid&quot;;0;IF([.T192]=&quot;LNG&quot;;0.5;IF([.T192]=&quot;Fuel &amp; LNG&quot;;1;IF([.T192]=&quot;Heavy Fuel Oil&quot;;3;IF([.T192]=&quot;Sail&quot;;0;2)))))" office:value-type="float" office:value="2" calcext:value-type="float">
            <text:p>2</text:p>
          </table:table-cell>
          <table:table-cell table:formula="of:=INT([.O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J192]/10000)" office:value-type="float" office:value="0" calcext:value-type="float">
            <text:p>0</text:p>
          </table:table-cell>
          <table:table-cell table:formula="of:=[.U192]*[.V192]+[.W192]+[.X192]" office:value-type="float" office:value="0" calcext:value-type="float">
            <text:p>0</text:p>
          </table:table-cell>
          <table:table-cell table:formula="of:=INT([.Y192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19" office:value-type="string" calcext:value-type="string">
            <text:p>MSC GRANDIOSA</text:p>
          </table:table-cell>
          <table:table-cell table:style-name="ce22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6334" calcext:value-type="float">
            <text:p>6334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2" office:value-type="float" office:value="2019" calcext:value-type="float">
            <text:p>2019</text:p>
          </table:table-cell>
          <table:table-cell/>
          <table:table-cell table:style-name="ce27" office:value-type="float" office:value="181541" calcext:value-type="float">
            <text:p>181541</text:p>
          </table:table-cell>
          <table:table-cell table:number-columns-repeated="4"/>
          <table:table-cell table:style-name="ce22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3]=&quot;hybrid&quot;;0;IF([.T193]=&quot;LNG&quot;;0.5;IF([.T193]=&quot;Fuel &amp; LNG&quot;;1;IF([.T193]=&quot;Heavy Fuel Oil&quot;;3;IF([.T193]=&quot;Sail&quot;;0;2)))))" office:value-type="float" office:value="2" calcext:value-type="float">
            <text:p>2</text:p>
          </table:table-cell>
          <table:table-cell table:formula="of:=INT([.O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J193]/10000)" office:value-type="float" office:value="18" calcext:value-type="float">
            <text:p>18</text:p>
          </table:table-cell>
          <table:table-cell table:formula="of:=[.U193]*[.V193]+[.W193]+[.X193]" office:value-type="float" office:value="36" calcext:value-type="float">
            <text:p>36</text:p>
          </table:table-cell>
          <table:table-cell table:formula="of:=INT([.Y193]*5/[.Y$3]+0.5)" office:value-type="float" office:value="5" calcext:value-type="float">
            <text:p>5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19" office:value-type="string" calcext:value-type="string">
            <text:p>TATIANA</text:p>
          </table:table-cell>
          <table:table-cell table:style-name="ce22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2" office:value-type="float" office:value="2007" calcext:value-type="float">
            <text:p>2007</text:p>
          </table:table-cell>
          <table:table-cell/>
          <table:table-cell table:style-name="ce27" office:value-type="float" office:value="38396" calcext:value-type="float">
            <text:p>38396</text:p>
          </table:table-cell>
          <table:table-cell table:number-columns-repeated="4"/>
          <table:table-cell table:style-name="ce22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4]=&quot;hybrid&quot;;0;IF([.T194]=&quot;LNG&quot;;0.5;IF([.T194]=&quot;Fuel &amp; LNG&quot;;1;IF([.T194]=&quot;Heavy Fuel Oil&quot;;3;IF([.T194]=&quot;Sail&quot;;0;2)))))" office:value-type="float" office:value="2" calcext:value-type="float">
            <text:p>2</text:p>
          </table:table-cell>
          <table:table-cell table:formula="of:=INT([.O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J194]/10000)" office:value-type="float" office:value="3" calcext:value-type="float">
            <text:p>3</text:p>
          </table:table-cell>
          <table:table-cell table:formula="of:=[.U194]*[.V194]+[.W194]+[.X194]" office:value-type="float" office:value="3" calcext:value-type="float">
            <text:p>3</text:p>
          </table:table-cell>
          <table:table-cell table:formula="of:=INT([.Y194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19" office:value-type="string" calcext:value-type="string">
            <text:p>BBC TEXAS</text:p>
          </table:table-cell>
          <table:table-cell table:style-name="ce22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2" office:value-type="float" office:value="2007" calcext:value-type="float">
            <text:p>2007</text:p>
          </table:table-cell>
          <table:table-cell/>
          <table:table-cell table:style-name="ce27" office:value-type="float" office:value="12669" calcext:value-type="float">
            <text:p>12669</text:p>
          </table:table-cell>
          <table:table-cell table:number-columns-repeated="4"/>
          <table:table-cell table:style-name="ce27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5]=&quot;hybrid&quot;;0;IF([.T195]=&quot;LNG&quot;;0.5;IF([.T195]=&quot;Fuel &amp; LNG&quot;;1;IF([.T195]=&quot;Heavy Fuel Oil&quot;;3;IF([.T195]=&quot;Sail&quot;;0;2)))))" office:value-type="float" office:value="2" calcext:value-type="float">
            <text:p>2</text:p>
          </table:table-cell>
          <table:table-cell table:formula="of:=INT([.O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J195]/10000)" office:value-type="float" office:value="1" calcext:value-type="float">
            <text:p>1</text:p>
          </table:table-cell>
          <table:table-cell table:formula="of:=[.U195]*[.V195]+[.W195]+[.X195]" office:value-type="float" office:value="1" calcext:value-type="float">
            <text:p>1</text:p>
          </table:table-cell>
          <table:table-cell table:formula="of:=INT([.Y195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19" office:value-type="string" calcext:value-type="string">
            <text:p>ACAIA</text:p>
          </table:table-cell>
          <table:table-cell table:style-name="ce22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ce27" office:value-type="float" office:value="5000" calcext:value-type="float">
            <text:p>5000</text:p>
          </table:table-cell>
          <table:table-cell table:number-columns-repeated="4"/>
          <table:table-cell table:style-name="ce27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6]=&quot;hybrid&quot;;0;IF([.T196]=&quot;LNG&quot;;0.5;IF([.T196]=&quot;Fuel &amp; LNG&quot;;1;IF([.T196]=&quot;Heavy Fuel Oil&quot;;3;IF([.T196]=&quot;Sail&quot;;0;2)))))" office:value-type="float" office:value="2" calcext:value-type="float">
            <text:p>2</text:p>
          </table:table-cell>
          <table:table-cell table:formula="of:=INT([.O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J196]/10000)" office:value-type="float" office:value="0" calcext:value-type="float">
            <text:p>0</text:p>
          </table:table-cell>
          <table:table-cell table:formula="of:=[.U196]*[.V196]+[.W196]+[.X196]" office:value-type="float" office:value="0" calcext:value-type="float">
            <text:p>0</text:p>
          </table:table-cell>
          <table:table-cell table:formula="of:=INT([.Y196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19" office:value-type="string" calcext:value-type="string">
            <text:p>NORWEGIAN DAWN</text:p>
          </table:table-cell>
          <table:table-cell table:style-name="ce22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22" office:value-type="float" office:value="2340" calcext:value-type="float">
            <text:p>2340</text:p>
          </table:table-cell>
          <table:table-cell table:style-name="ce19" office:value-type="float" office:value="295" calcext:value-type="float">
            <text:p>295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/>
          <table:table-cell table:style-name="ce22" office:value-type="float" office:value="92250" calcext:value-type="float">
            <text:p>92250</text:p>
          </table:table-cell>
          <table:table-cell table:number-columns-repeated="4"/>
          <table:table-cell table:style-name="ce27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7]=&quot;hybrid&quot;;0;IF([.T197]=&quot;LNG&quot;;0.5;IF([.T197]=&quot;Fuel &amp; LNG&quot;;1;IF([.T197]=&quot;Heavy Fuel Oil&quot;;3;IF([.T197]=&quot;Sail&quot;;0;2)))))" office:value-type="float" office:value="2" calcext:value-type="float">
            <text:p>2</text:p>
          </table:table-cell>
          <table:table-cell table:formula="of:=INT([.O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J197]/10000)" office:value-type="float" office:value="9" calcext:value-type="float">
            <text:p>9</text:p>
          </table:table-cell>
          <table:table-cell table:formula="of:=[.U197]*[.V197]+[.W197]+[.X197]" office:value-type="float" office:value="21" calcext:value-type="float">
            <text:p>21</text:p>
          </table:table-cell>
          <table:table-cell table:formula="of:=INT([.Y197]*5/[.Y$3]+0.5)" office:value-type="float" office:value="3" calcext:value-type="float">
            <text:p>3</text:p>
          </table:table-cell>
          <table:table-cell table:style-name="Default" table:number-columns-repeated="1635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19" office:value-type="string" calcext:value-type="string">
            <text:p>SAIMAAGRACHT</text:p>
          </table:table-cell>
          <table:table-cell table:style-name="ce22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22" office:value-type="float" office:value="0" calcext:value-type="float">
            <text:p>0</text:p>
          </table:table-cell>
          <table:table-cell table:style-name="ce19" office:value-type="float" office:value="184" calcext:value-type="float">
            <text:p>184</text:p>
          </table:table-cell>
          <table:table-cell/>
          <table:table-cell table:style-name="ce22" office:value-type="float" office:value="2005" calcext:value-type="float">
            <text:p>2005</text:p>
          </table:table-cell>
          <table:table-cell/>
          <table:table-cell table:style-name="ce22" office:value-type="float" office:value="18321" calcext:value-type="float">
            <text:p>18321</text:p>
          </table:table-cell>
          <table:table-cell table:number-columns-repeated="4"/>
          <table:table-cell table:style-name="ce22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T198]=&quot;hybrid&quot;;0;IF([.T198]=&quot;LNG&quot;;0.5;IF([.T198]=&quot;Fuel &amp; LNG&quot;;1;IF([.T198]=&quot;Heavy Fuel Oil&quot;;3;IF([.T198]=&quot;Sail&quot;;0;2)))))" office:value-type="float" office:value="2" calcext:value-type="float">
            <text:p>2</text:p>
          </table:table-cell>
          <table:table-cell table:formula="of:=INT([.O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J198]/10000)" office:value-type="float" office:value="1" calcext:value-type="float">
            <text:p>1</text:p>
          </table:table-cell>
          <table:table-cell table:formula="of:=[.U198]*[.V198]+[.W198]+[.X198]" office:value-type="float" office:value="3" calcext:value-type="float">
            <text:p>3</text:p>
          </table:table-cell>
          <table:table-cell table:formula="of:=INT([.Y198]*5/[.Y$3]+0.5)" office:value-type="float" office:value="0" calcext:value-type="float">
            <text:p>0</text:p>
          </table:table-cell>
          <table:table-cell table:style-name="Default" table:number-columns-repeated="16358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3" table:number-rows-repeated="10483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19" table:number-columns-repeated="16378" table:default-cell-style-name="ce18"/>
        <table:table-row table:style-name="ro3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1" office:value-type="float" office:value="40700" calcext:value-type="float">
            <text:p>40700</text:p>
          </table:table-cell>
          <table:table-cell table:number-columns-repeated="16379"/>
        </table:table-row>
        <table:table-row table:style-name="ro3">
          <table:table-cell table:style-name="ce21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6379"/>
        </table:table-row>
        <table:table-row table:style-name="ro3">
          <table:table-cell table:style-name="ce21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637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637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637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Transformed_by_Data_Page.A2:Transformed_by_Data_Page.Z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F" svg:font-family="" style:font-family-generic="roman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MacOSX_X86_64 LibreOffice_project/1048a8393ae2eeec98dff31b5c133c5f1d08b890</meta:generator>
    <meta:creation-date>2022-12-10T09:14:53Z</meta:creation-date>
    <dc:date>2023-11-02T10:46:28.621512472</dc:date>
    <meta:editing-cycles>35</meta:editing-cycles>
    <meta:editing-duration>PT6H37M6S</meta:editing-duration>
    <meta:document-statistic meta:table-count="2" meta:cell-count="3026" meta:object-count="0"/>
    <meta:user-defined meta:name=""/>
    <meta:user-defined meta:name="WorkbookGuid">8df44f6d-cbdd-48b4-84dc-da7011ecab0b</meta:user-defined>
  </office:meta>
</office:document-meta>
</file>